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Liberation Serif" fo:font-size="12pt" style:text-underline-style="none" fo:font-weight="bold" officeooo:rsid="000619cf" officeooo:paragraph-rsid="000619cf" style:font-size-asian="12pt" style:font-weight-asian="bold" style:font-size-complex="12pt" style:font-weight-complex="bold"/>
    </style:style>
    <style:style style:name="P2" style:family="paragraph" style:parent-style-name="Standard">
      <style:paragraph-properties fo:line-height="100%"/>
      <style:text-properties style:font-name="Liberation Serif" fo:font-size="12pt" style:text-underline-style="none" fo:font-weight="bold" officeooo:rsid="001b1b63" officeooo:paragraph-rsid="001b1b63" style:font-size-asian="12pt" style:font-weight-asian="bold" style:font-size-complex="12pt" style:font-weight-complex="bold"/>
    </style:style>
    <style:style style:name="P3" style:family="paragraph" style:parent-style-name="Standard">
      <style:paragraph-properties fo:line-height="100%"/>
      <style:text-properties style:font-name="Liberation Serif" fo:font-size="12pt" style:text-underline-style="none" fo:font-weight="bold" officeooo:rsid="0016b131" officeooo:paragraph-rsid="0016b131" style:font-size-asian="12pt" style:font-weight-asian="bold" style:font-size-complex="12pt" style:font-weight-complex="bold"/>
    </style:style>
    <style:style style:name="P4" style:family="paragraph" style:parent-style-name="Standard">
      <style:paragraph-properties fo:line-height="100%"/>
      <style:text-properties style:font-name="Liberation Serif" fo:font-size="12pt" style:text-underline-style="solid" style:text-underline-width="auto" style:text-underline-color="font-color" fo:font-weight="normal" officeooo:rsid="0019f1e8" officeooo:paragraph-rsid="0019f1e8" style:font-size-asian="12pt" style:font-weight-asian="normal" style:font-size-complex="12pt" style:font-weight-complex="normal"/>
    </style:style>
    <style:style style:name="P5" style:family="paragraph" style:parent-style-name="Standard">
      <style:paragraph-properties fo:line-height="100%"/>
      <style:text-properties style:font-name="Liberation Serif" fo:font-size="12pt" style:font-size-asian="12pt" style:font-size-complex="12pt"/>
    </style:style>
    <style:style style:name="P6" style:family="paragraph" style:parent-style-name="Standard">
      <style:paragraph-properties fo:line-height="100%"/>
      <style:text-properties style:font-name="Liberation Serif" fo:font-size="12pt" style:text-underline-style="none" officeooo:rsid="00177a8c" style:font-size-asian="12pt" style:font-size-complex="12pt"/>
    </style:style>
    <style:style style:name="P7" style:family="paragraph" style:parent-style-name="Standard">
      <style:paragraph-properties fo:line-height="100%"/>
      <style:text-properties style:font-name="Liberation Serif" fo:font-size="12pt" style:text-underline-style="solid" style:text-underline-width="auto" style:text-underline-color="font-color" officeooo:rsid="0003c667" officeooo:paragraph-rsid="0003c667" style:font-size-asian="12pt" style:font-size-complex="12pt"/>
    </style:style>
    <style:style style:name="P8" style:family="paragraph" style:parent-style-name="Standard">
      <style:paragraph-properties fo:line-height="100%"/>
      <style:text-properties style:font-name="Liberation Serif" fo:font-size="12pt" style:text-underline-style="none" officeooo:rsid="0003c667" officeooo:paragraph-rsid="0003c667" style:font-size-asian="12pt" style:font-size-complex="12pt"/>
    </style:style>
    <style:style style:name="P9" style:family="paragraph" style:parent-style-name="Standard">
      <style:paragraph-properties fo:line-height="100%"/>
      <style:text-properties style:font-name="Liberation Serif" fo:font-size="12pt" style:text-underline-style="solid" style:text-underline-width="auto" style:text-underline-color="font-color" officeooo:rsid="0019f1e8" officeooo:paragraph-rsid="0019f1e8" style:font-size-asian="12pt" style:font-size-complex="12pt"/>
    </style:style>
    <style:style style:name="P10" style:family="paragraph" style:parent-style-name="Standard">
      <style:paragraph-properties fo:line-height="100%"/>
      <style:text-properties style:font-name="Liberation Serif" fo:font-size="12pt" officeooo:paragraph-rsid="001e2236" style:font-size-asian="12pt" style:font-size-complex="12pt"/>
    </style:style>
    <style:style style:name="P11" style:family="paragraph" style:parent-style-name="Standard">
      <style:paragraph-properties fo:line-height="100%"/>
      <style:text-properties style:font-name="Liberation Serif" fo:font-size="12pt" style:text-underline-style="none" officeooo:rsid="001e2236" officeooo:paragraph-rsid="00242dee" style:font-size-asian="12pt" style:font-size-complex="12pt"/>
    </style:style>
    <style:style style:name="P12" style:family="paragraph" style:parent-style-name="Standard">
      <style:paragraph-properties fo:line-height="100%"/>
      <style:text-properties style:font-name="Liberation Serif"/>
    </style:style>
    <style:style style:name="P13" style:family="paragraph" style:parent-style-name="Standard">
      <style:paragraph-properties fo:line-height="100%"/>
      <style:text-properties style:font-name="Liberation Serif" fo:font-size="12pt" style:text-underline-style="none" officeooo:rsid="0019f1e8" style:font-size-asian="12pt" style:font-size-complex="12pt"/>
    </style:style>
    <style:style style:name="P14" style:family="paragraph" style:parent-style-name="Standard">
      <style:paragraph-properties fo:line-height="100%"/>
      <style:text-properties style:font-name="Liberation Serif" fo:font-size="12pt" style:text-underline-style="none" fo:font-weight="bold" officeooo:rsid="0019f1e8" officeooo:paragraph-rsid="0019f1e8" style:font-size-asian="12pt" style:font-weight-asian="bold" style:font-size-complex="12pt" style:font-weight-complex="bold"/>
    </style:style>
    <style:style style:name="P15" style:family="paragraph" style:parent-style-name="Standard">
      <style:paragraph-properties fo:line-height="100%"/>
      <style:text-properties style:font-name="Liberation Serif" officeooo:paragraph-rsid="0029da6f"/>
    </style:style>
    <style:style style:name="P16" style:family="paragraph" style:parent-style-name="Standard">
      <style:paragraph-properties fo:line-height="100%"/>
      <style:text-properties style:font-name="Liberation Serif" fo:font-size="12pt" style:text-underline-style="none" fo:font-weight="normal" officeooo:rsid="002b5639" officeooo:paragraph-rsid="0029da6f" style:font-size-asian="12pt" style:font-weight-asian="normal" style:font-size-complex="12pt" style:font-weight-complex="normal"/>
    </style:style>
    <style:style style:name="P17" style:family="paragraph" style:parent-style-name="Standard">
      <style:paragraph-properties fo:line-height="100%"/>
      <style:text-properties style:font-name="Liberation Serif" fo:font-size="12pt" style:text-underline-style="solid" style:text-underline-width="auto" style:text-underline-color="font-color" fo:font-weight="normal" officeooo:rsid="0019f1e8" officeooo:paragraph-rsid="0029da6f" style:font-size-asian="12pt" style:font-weight-asian="normal" style:font-size-complex="12pt" style:font-weight-complex="normal"/>
    </style:style>
    <style:style style:name="P18" style:family="paragraph" style:parent-style-name="Standard">
      <style:paragraph-properties fo:line-height="100%"/>
      <style:text-properties style:font-name="Liberation Serif" officeooo:paragraph-rsid="00376a3c"/>
    </style:style>
    <style:style style:name="P19" style:family="paragraph" style:parent-style-name="Standard">
      <style:paragraph-properties fo:line-height="100%"/>
      <style:text-properties style:font-name="Liberation Serif" fo:font-size="12pt" style:text-underline-style="none" fo:font-weight="normal" officeooo:rsid="0019f1e8" officeooo:paragraph-rsid="0019f1e8" style:font-size-asian="12pt" style:font-weight-asian="normal" style:font-size-complex="12pt" style:font-weight-complex="normal"/>
    </style:style>
    <style:style style:name="P20" style:family="paragraph" style:parent-style-name="Standard">
      <style:paragraph-properties fo:line-height="100%"/>
      <style:text-properties style:font-name="Liberation Serif" fo:font-size="12pt" style:text-underline-style="none" fo:font-weight="normal" officeooo:rsid="003d9fea" officeooo:paragraph-rsid="003f590b" style:font-size-asian="12pt" style:font-weight-asian="normal" style:font-size-complex="12pt" style:font-weight-complex="normal"/>
    </style:style>
    <style:style style:name="P21" style:family="paragraph" style:parent-style-name="Standard">
      <style:paragraph-properties fo:line-height="100%"/>
      <style:text-properties style:font-name="Liberation Serif" fo:font-size="12pt" style:text-underline-style="none" fo:font-weight="normal" officeooo:rsid="003d9fea" officeooo:paragraph-rsid="003d9fea" style:font-size-asian="12pt" style:font-weight-asian="normal" style:font-size-complex="12pt" style:font-weight-complex="normal"/>
    </style:style>
    <style:style style:name="P22" style:family="paragraph" style:parent-style-name="Standard">
      <style:paragraph-properties fo:line-height="100%"/>
      <style:text-properties style:font-name="Liberation Serif" fo:font-size="12pt" style:text-underline-style="solid" style:text-underline-width="auto" style:text-underline-color="font-color" fo:font-weight="normal" officeooo:rsid="0019f1e8" officeooo:paragraph-rsid="003d9fea" style:font-size-asian="12pt" style:font-weight-asian="normal" style:font-size-complex="12pt" style:font-weight-complex="normal"/>
    </style:style>
    <style:style style:name="P23" style:family="paragraph" style:parent-style-name="Standard">
      <style:paragraph-properties fo:line-height="100%"/>
      <style:text-properties style:font-name="Liberation Serif" officeooo:paragraph-rsid="004ba190"/>
    </style:style>
    <style:style style:name="P24" style:family="paragraph" style:parent-style-name="Standard">
      <style:paragraph-properties fo:line-height="100%"/>
    </style:style>
    <style:style style:name="P25" style:family="paragraph" style:parent-style-name="Standard">
      <style:paragraph-properties fo:line-height="100%"/>
      <style:text-properties style:font-name="Liberation Serif" fo:font-size="12pt" style:text-underline-style="none" fo:font-weight="normal" officeooo:rsid="0072f75d" style:font-size-asian="12pt" style:font-weight-asian="normal" style:font-size-complex="12pt" style:font-weight-complex="normal"/>
    </style:style>
    <style:style style:name="P26" style:family="paragraph" style:parent-style-name="Standard">
      <style:paragraph-properties fo:line-height="100%"/>
      <style:text-properties style:font-name="Liberation Serif" fo:font-size="12pt" style:text-underline-style="none" fo:font-weight="normal" officeooo:rsid="005f8519" style:font-size-asian="12pt" style:font-weight-asian="normal" style:font-size-complex="12pt" style:font-weight-complex="normal"/>
    </style:style>
    <style:style style:name="P27" style:family="paragraph" style:parent-style-name="Standard">
      <style:paragraph-properties fo:line-height="100%"/>
      <style:text-properties style:font-name="Liberation Serif" fo:font-size="12pt" style:text-underline-style="none" fo:font-weight="normal" officeooo:rsid="004e60eb" officeooo:paragraph-rsid="004e60eb" style:font-size-asian="12pt" style:font-weight-asian="normal" style:font-size-complex="12pt" style:font-weight-complex="normal"/>
    </style:style>
    <style:style style:name="P28" style:family="paragraph" style:parent-style-name="Standard">
      <style:paragraph-properties fo:line-height="100%"/>
      <style:text-properties style:font-name="Liberation Serif" fo:font-size="12pt" officeooo:paragraph-rsid="0019f1e8" style:font-size-asian="12pt" style:font-size-complex="12pt"/>
    </style:style>
    <style:style style:name="P29" style:family="paragraph" style:parent-style-name="Standard">
      <style:paragraph-properties fo:line-height="100%" fo:break-before="page"/>
      <style:text-properties style:font-name="Liberation Serif" fo:font-size="12pt" officeooo:rsid="00100d7c" officeooo:paragraph-rsid="00100d7c" style:font-size-asian="12pt" style:font-size-complex="12pt"/>
    </style:style>
    <style:style style:name="P30" style:family="paragraph" style:parent-style-name="Bibliography_20_1">
      <style:paragraph-properties fo:line-height="100%"/>
    </style:style>
    <style:style style:name="T1" style:family="text">
      <style:text-properties style:text-underline-style="none" officeooo:rsid="0016b131"/>
    </style:style>
    <style:style style:name="T2" style:family="text">
      <style:text-properties style:text-underline-style="none" officeooo:rsid="00177a8c"/>
    </style:style>
    <style:style style:name="T3" style:family="text">
      <style:text-properties style:text-underline-style="none" officeooo:rsid="0018ed72"/>
    </style:style>
    <style:style style:name="T4" style:family="text">
      <style:text-properties style:text-underline-style="none" officeooo:rsid="001d917b"/>
    </style:style>
    <style:style style:name="T5" style:family="text">
      <style:text-properties officeooo:rsid="000515c9"/>
    </style:style>
    <style:style style:name="T6" style:family="text">
      <style:text-properties officeooo:rsid="00285806"/>
    </style:style>
    <style:style style:name="T7" style:family="text">
      <style:text-properties officeooo:rsid="000b0145"/>
    </style:style>
    <style:style style:name="T8" style:family="text">
      <style:text-properties officeooo:rsid="000c5dff"/>
    </style:style>
    <style:style style:name="T9" style:family="text">
      <style:text-properties officeooo:rsid="0009dcd7"/>
    </style:style>
    <style:style style:name="T10" style:family="text">
      <style:text-properties style:text-underline-style="none" officeooo:rsid="00100d7c"/>
    </style:style>
    <style:style style:name="T11" style:family="text">
      <style:text-properties style:text-underline-style="none" officeooo:rsid="0009dcd7"/>
    </style:style>
    <style:style style:name="T12" style:family="text">
      <style:text-properties style:text-underline-style="none" officeooo:rsid="000b0145"/>
    </style:style>
    <style:style style:name="T13" style:family="text">
      <style:text-properties officeooo:rsid="000d09be"/>
    </style:style>
    <style:style style:name="T14" style:family="text">
      <style:text-properties officeooo:rsid="00100d7c"/>
    </style:style>
    <style:style style:name="T15" style:family="text">
      <style:text-properties officeooo:rsid="001cda7e"/>
    </style:style>
    <style:style style:name="T16" style:family="text">
      <style:text-properties officeooo:rsid="001ced83"/>
    </style:style>
    <style:style style:name="T17" style:family="text">
      <style:text-properties style:text-underline-style="none" officeooo:rsid="001a3b11"/>
    </style:style>
    <style:style style:name="T18" style:family="text">
      <style:text-properties style:text-underline-style="none" officeooo:rsid="001f9b03"/>
    </style:style>
    <style:style style:name="T19" style:family="text">
      <style:text-properties style:text-underline-style="none" officeooo:rsid="001b1b63"/>
    </style:style>
    <style:style style:name="T20" style:family="text">
      <style:text-properties style:text-underline-style="none" officeooo:rsid="001b2ca8"/>
    </style:style>
    <style:style style:name="T21" style:family="text">
      <style:text-properties style:text-underline-style="none" officeooo:rsid="001fe236"/>
    </style:style>
    <style:style style:name="T22" style:family="text">
      <style:text-properties style:text-underline-style="none" officeooo:rsid="001e2236"/>
    </style:style>
    <style:style style:name="T23" style:family="text">
      <style:text-properties officeooo:rsid="0023423b"/>
    </style:style>
    <style:style style:name="T24" style:family="text">
      <style:text-properties officeooo:rsid="001fe236"/>
    </style:style>
    <style:style style:name="T25" style:family="text">
      <style:text-properties officeooo:rsid="00214556"/>
    </style:style>
    <style:style style:name="T26" style:family="text">
      <style:text-properties officeooo:rsid="00242dee"/>
    </style:style>
    <style:style style:name="T27" style:family="text">
      <style:text-properties fo:font-size="12pt" style:text-underline-style="none" officeooo:rsid="00214556" style:font-size-asian="12pt" style:font-size-complex="12pt"/>
    </style:style>
    <style:style style:name="T28" style:family="text">
      <style:text-properties fo:font-size="12pt" style:text-underline-style="none" officeooo:rsid="0023423b" style:font-size-asian="12pt" style:font-size-complex="12pt"/>
    </style:style>
    <style:style style:name="T29" style:family="text">
      <style:text-properties fo:font-size="12pt" style:text-underline-style="none" officeooo:rsid="00259e06" style:font-size-asian="12pt" style:font-size-complex="12pt"/>
    </style:style>
    <style:style style:name="T30" style:family="text">
      <style:text-properties fo:font-size="12pt" style:text-underline-style="none" officeooo:rsid="0019f1e8" style:font-size-asian="12pt" style:font-size-complex="12pt"/>
    </style:style>
    <style:style style:name="T31" style:family="text">
      <style:text-properties fo:font-size="12pt" style:text-underline-style="none" officeooo:rsid="0026be88" style:font-size-asian="12pt" style:font-size-complex="12pt"/>
    </style:style>
    <style:style style:name="T32" style:family="text">
      <style:text-properties fo:font-size="12pt" style:text-underline-style="none" officeooo:rsid="0027b0cb" style:font-size-asian="12pt" style:font-size-complex="12pt"/>
    </style:style>
    <style:style style:name="T33" style:family="text">
      <style:text-properties fo:font-size="12pt" style:text-underline-style="none" fo:font-weight="normal" officeooo:rsid="0019f1e8" style:font-size-asian="12pt" style:font-weight-asian="normal" style:font-size-complex="12pt" style:font-weight-complex="normal"/>
    </style:style>
    <style:style style:name="T34" style:family="text">
      <style:text-properties fo:font-size="12pt" style:text-underline-style="none" fo:font-weight="normal" officeooo:rsid="0029da6f" style:font-size-asian="12pt" style:font-weight-asian="normal" style:font-size-complex="12pt" style:font-weight-complex="normal"/>
    </style:style>
    <style:style style:name="T35" style:family="text">
      <style:text-properties fo:font-size="12pt" style:text-underline-style="none" fo:font-weight="normal" officeooo:rsid="002b5639" style:font-size-asian="12pt" style:font-weight-asian="normal" style:font-size-complex="12pt" style:font-weight-complex="normal"/>
    </style:style>
    <style:style style:name="T36" style:family="text">
      <style:text-properties fo:font-size="12pt" style:text-underline-style="none" fo:font-weight="normal" officeooo:rsid="002e3e26" style:font-size-asian="12pt" style:font-weight-asian="normal" style:font-size-complex="12pt" style:font-weight-complex="normal"/>
    </style:style>
    <style:style style:name="T37" style:family="text">
      <style:text-properties fo:font-size="12pt" style:text-underline-style="none" fo:font-weight="normal" officeooo:rsid="002fea28" style:font-size-asian="12pt" style:font-weight-asian="normal" style:font-size-complex="12pt" style:font-weight-complex="normal"/>
    </style:style>
    <style:style style:name="T38" style:family="text">
      <style:text-properties fo:font-size="12pt" style:text-underline-style="none" fo:font-weight="normal" officeooo:rsid="0030955b" style:font-size-asian="12pt" style:font-weight-asian="normal" style:font-size-complex="12pt" style:font-weight-complex="normal"/>
    </style:style>
    <style:style style:name="T39" style:family="text">
      <style:text-properties fo:font-size="12pt" style:text-underline-style="none" fo:font-weight="normal" officeooo:rsid="00356fed" style:font-size-asian="12pt" style:font-weight-asian="normal" style:font-size-complex="12pt" style:font-weight-complex="normal"/>
    </style:style>
    <style:style style:name="T40" style:family="text">
      <style:text-properties fo:font-size="12pt" style:text-underline-style="none" fo:font-weight="normal" officeooo:rsid="00333833" style:font-size-asian="12pt" style:font-weight-asian="normal" style:font-size-complex="12pt" style:font-weight-complex="normal"/>
    </style:style>
    <style:style style:name="T41" style:family="text">
      <style:text-properties fo:font-size="12pt" style:text-underline-style="none" fo:font-weight="normal" officeooo:rsid="00351918" style:font-size-asian="12pt" style:font-weight-asian="normal" style:font-size-complex="12pt" style:font-weight-complex="normal"/>
    </style:style>
    <style:style style:name="T42" style:family="text">
      <style:text-properties fo:font-size="12pt" style:text-underline-style="none" fo:font-weight="normal" officeooo:rsid="003ac90b" style:font-size-asian="12pt" style:font-weight-asian="normal" style:font-size-complex="12pt" style:font-weight-complex="normal"/>
    </style:style>
    <style:style style:name="T43" style:family="text">
      <style:text-properties fo:font-size="12pt" style:text-underline-style="none" fo:font-weight="normal" officeooo:rsid="00391088" style:font-size-asian="12pt" style:font-weight-asian="normal" style:font-size-complex="12pt" style:font-weight-complex="normal"/>
    </style:style>
    <style:style style:name="T44" style:family="text">
      <style:text-properties fo:font-size="12pt" style:text-underline-style="none" fo:font-weight="normal" officeooo:rsid="00376a3c" style:font-size-asian="12pt" style:font-weight-asian="normal" style:font-size-complex="12pt" style:font-weight-complex="normal"/>
    </style:style>
    <style:style style:name="T45" style:family="text">
      <style:text-properties officeooo:rsid="003f590b"/>
    </style:style>
    <style:style style:name="T46" style:family="text">
      <style:text-properties officeooo:rsid="004f2f4e"/>
    </style:style>
    <style:style style:name="T47" style:family="text">
      <style:text-properties officeooo:rsid="0040eb48"/>
    </style:style>
    <style:style style:name="T48" style:family="text">
      <style:text-properties fo:font-size="12pt" style:text-underline-style="none" fo:font-weight="normal" officeooo:rsid="003d9fea" style:font-size-asian="12pt" style:font-weight-asian="normal" style:font-size-complex="12pt" style:font-weight-complex="normal"/>
    </style:style>
    <style:style style:name="T49" style:family="text">
      <style:text-properties fo:font-size="12pt" style:text-underline-style="none" fo:font-weight="normal" officeooo:rsid="0041f1dd" style:font-size-asian="12pt" style:font-weight-asian="normal" style:font-size-complex="12pt" style:font-weight-complex="normal"/>
    </style:style>
    <style:style style:name="T50" style:family="text">
      <style:text-properties officeooo:rsid="00437d2f"/>
    </style:style>
    <style:style style:name="T51" style:family="text">
      <style:text-properties fo:font-size="12pt" style:text-underline-style="none" fo:font-weight="normal" officeooo:rsid="0046804d" style:font-size-asian="12pt" style:font-weight-asian="normal" style:font-size-complex="12pt" style:font-weight-complex="normal"/>
    </style:style>
    <style:style style:name="T52" style:family="text">
      <style:text-properties fo:font-size="12pt" style:text-underline-style="none" fo:font-weight="normal" officeooo:rsid="004a1a25" style:font-size-asian="12pt" style:font-weight-asian="normal" style:font-size-complex="12pt" style:font-weight-complex="normal"/>
    </style:style>
    <style:style style:name="T53" style:family="text">
      <style:text-properties fo:font-size="12pt" style:text-underline-style="none" fo:font-weight="normal" officeooo:rsid="004ba190" style:font-size-asian="12pt" style:font-weight-asian="normal" style:font-size-complex="12pt" style:font-weight-complex="normal"/>
    </style:style>
    <style:style style:name="T54" style:family="text">
      <style:text-properties fo:font-size="12pt" style:text-underline-style="none" fo:font-weight="normal" officeooo:rsid="004d74c3" style:font-size-asian="12pt" style:font-weight-asian="normal" style:font-size-complex="12pt" style:font-weight-complex="normal"/>
    </style:style>
    <style:style style:name="T55" style:family="text">
      <style:text-properties fo:font-size="12pt" style:text-underline-style="none" fo:font-weight="normal" officeooo:rsid="004fdaa7" style:font-size-asian="12pt" style:font-weight-asian="normal" style:font-size-complex="12pt" style:font-weight-complex="normal"/>
    </style:style>
    <style:style style:name="T56" style:family="text">
      <style:text-properties fo:font-size="12pt" style:text-underline-style="none" fo:font-weight="normal" officeooo:rsid="005412fb" style:font-size-asian="12pt" style:font-weight-asian="normal" style:font-size-complex="12pt" style:font-weight-complex="normal"/>
    </style:style>
    <style:style style:name="T57" style:family="text">
      <style:text-properties fo:font-size="12pt" style:text-underline-style="none" fo:font-weight="normal" officeooo:rsid="0050f63c" style:font-size-asian="12pt" style:font-weight-asian="normal" style:font-size-complex="12pt" style:font-weight-complex="normal"/>
    </style:style>
    <style:style style:name="T58" style:family="text">
      <style:text-properties fo:font-size="12pt" style:text-underline-style="none" fo:font-weight="normal" officeooo:rsid="0057620e" style:font-size-asian="12pt" style:font-weight-asian="normal" style:font-size-complex="12pt" style:font-weight-complex="normal"/>
    </style:style>
    <style:style style:name="T59" style:family="text">
      <style:text-properties fo:font-size="12pt" style:text-underline-style="none" fo:font-weight="normal" officeooo:rsid="00587120" style:font-size-asian="12pt" style:font-weight-asian="normal" style:font-size-complex="12pt" style:font-weight-complex="normal"/>
    </style:style>
    <style:style style:name="T60" style:family="text">
      <style:text-properties fo:font-size="12pt" style:text-underline-style="none" fo:font-weight="normal" officeooo:rsid="005b4e32" style:font-size-asian="12pt" style:font-weight-asian="normal" style:font-size-complex="12pt" style:font-weight-complex="normal"/>
    </style:style>
    <style:style style:name="T61" style:family="text">
      <style:text-properties fo:font-size="12pt" style:text-underline-style="none" fo:font-weight="normal" officeooo:rsid="005b5be2" style:font-size-asian="12pt" style:font-weight-asian="normal" style:font-size-complex="12pt" style:font-weight-complex="normal"/>
    </style:style>
    <style:style style:name="T62" style:family="text">
      <style:text-properties fo:font-size="12pt" style:text-underline-style="none" fo:font-weight="normal" officeooo:rsid="005d906a" style:font-size-asian="12pt" style:font-weight-asian="normal" style:font-size-complex="12pt" style:font-weight-complex="normal"/>
    </style:style>
    <style:style style:name="T63" style:family="text">
      <style:text-properties fo:font-size="12pt" style:text-underline-style="none" fo:font-weight="normal" officeooo:rsid="005f8519" style:font-size-asian="12pt" style:font-weight-asian="normal" style:font-size-complex="12pt" style:font-weight-complex="normal"/>
    </style:style>
    <style:style style:name="T64" style:family="text">
      <style:text-properties style:font-name="Liberation Serif" fo:font-size="12pt" style:text-underline-style="none" fo:font-weight="normal" officeooo:rsid="005f8519" style:font-size-asian="12pt" style:font-weight-asian="normal" style:font-size-complex="12pt" style:font-weight-complex="normal"/>
    </style:style>
    <style:style style:name="T65" style:family="text">
      <style:text-properties style:font-name="Liberation Serif" fo:font-size="12pt" style:text-underline-style="none" fo:font-weight="normal" officeooo:rsid="006387c2" style:font-size-asian="12pt" style:font-weight-asian="normal" style:font-size-complex="12pt" style:font-weight-complex="normal"/>
    </style:style>
    <style:style style:name="T66" style:family="text">
      <style:text-properties style:font-name="Liberation Serif" fo:font-size="12pt" style:text-underline-style="none" fo:font-weight="normal" officeooo:rsid="0064ff09" style:font-size-asian="12pt" style:font-weight-asian="normal" style:font-size-complex="12pt" style:font-weight-complex="normal"/>
    </style:style>
    <style:style style:name="T67" style:family="text">
      <style:text-properties style:font-name="Liberation Serif" fo:font-size="12pt" style:text-underline-style="none" fo:font-weight="normal" officeooo:rsid="006663a8" style:font-size-asian="12pt" style:font-weight-asian="normal" style:font-size-complex="12pt" style:font-weight-complex="normal"/>
    </style:style>
    <style:style style:name="T68" style:family="text">
      <style:text-properties style:font-name="Liberation Serif" fo:font-size="12pt" style:text-underline-style="none" fo:font-weight="normal" officeooo:rsid="006e4b00" style:font-size-asian="12pt" style:font-weight-asian="normal" style:font-size-complex="12pt" style:font-weight-complex="normal"/>
    </style:style>
    <style:style style:name="T69" style:family="text">
      <style:text-properties style:font-name="Liberation Serif" fo:font-size="12pt" style:text-underline-style="none" fo:font-weight="normal" officeooo:rsid="0072f75d" style:font-size-asian="12pt" style:font-weight-asian="normal" style:font-size-complex="12pt" style:font-weight-complex="normal"/>
    </style:style>
    <style:style style:name="T70" style:family="text">
      <style:text-properties officeooo:rsid="00769572"/>
    </style:style>
    <style:style style:name="T71" style:family="text">
      <style:text-properties officeooo:rsid="0075ee2d"/>
    </style:style>
    <style:style style:name="T72" style:family="text">
      <style:text-properties officeooo:rsid="00777d1e"/>
    </style:style>
    <style:style style:name="T73" style:family="text">
      <style:text-properties officeooo:rsid="00786b3a"/>
    </style:style>
    <style:style style:name="T74" style:family="text">
      <style:text-properties officeooo:rsid="006663a8"/>
    </style:style>
    <style:style style:name="T75" style:family="text">
      <style:text-properties officeooo:rsid="00671666"/>
    </style:style>
    <style:style style:name="T76" style:family="text">
      <style:text-properties officeooo:rsid="0068faca"/>
    </style:style>
    <style:style style:name="T77" style:family="text">
      <style:text-properties officeooo:rsid="006aab95"/>
    </style:style>
    <style:style style:name="T78" style:family="text">
      <style:text-properties officeooo:rsid="006d5c69"/>
    </style:style>
    <style:style style:name="T79"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bstract</text:p>
      <text:p text:style-name="P3"/>
      <text:p text:style-name="P3">Introduction</text:p>
      <text:p text:style-name="P4">Discussion of Non-Photorealistic Artwork</text:p>
      <text:p text:style-name="P5"><text:span text:style-name="T1"><text:tab/>Non-photorealistic digital artwork has become incredibly popular over recent years. </text:span><text:span text:style-name="T2">Videogames such as Nintendo’s Zelda franchise have used techniques such as cel shading to create 3D interactive comic book styled worlds for players to interact with </text:span><text:reference-mark-start text:name="ZOTERO_ITEM CSL_CITATION {&quot;citationID&quot;:&quot;PyawYhF7&quot;,&quot;properties&quot;:{&quot;formattedCitation&quot;:&quot;[1]&quot;,&quot;plainCitation&quot;:&quot;[1]&quot;,&quot;noteIndex&quot;:0},&quot;citationItems&quot;:[{&quot;id&quot;:124,&quot;uris&quot;:[&quot;http://zotero.org/users/local/FlXyRKaA/items/EHVHZ2TW&quot;],&quot;itemData&quot;:{&quot;id&quot;:124,&quot;type&quot;:&quot;webpage&quot;,&quot;abstract&quot;:&quot;The best cel-shaded games are sure to elicit 'oohs' and 'awes' from onlookers and are just as much fun to watch as they are to play.&quot;,&quot;container-title&quot;:&quot;CBR&quot;,&quot;language&quot;:&quot;en&quot;,&quot;note&quot;:&quot;section: Lists&quot;,&quot;title&quot;:&quot;10 Best Uses Of Cel-Shading In Gaming, Ranked&quot;,&quot;URL&quot;:&quot;https://www.cbr.com/gaming-best-cel-shading-ranked/&quot;,&quot;author&quot;:[{&quot;family&quot;:&quot;Arellano&quot;,&quot;given&quot;:&quot;Patrick&quot;}],&quot;accessed&quot;:{&quot;date-parts&quot;:[[&quot;2025&quot;,9,25]]},&quot;issued&quot;:{&quot;date-parts&quot;:[[&quot;2022&quot;,1,28]]}}}],&quot;schema&quot;:&quot;https://github.com/citation-style-language/schema/raw/master/csl-citation.json&quot;} RND4rRkmD6xfd"/><text:span text:style-name="T2">[1]</text:span><text:reference-mark-end text:name="ZOTERO_ITEM CSL_CITATION {&quot;citationID&quot;:&quot;PyawYhF7&quot;,&quot;properties&quot;:{&quot;formattedCitation&quot;:&quot;[1]&quot;,&quot;plainCitation&quot;:&quot;[1]&quot;,&quot;noteIndex&quot;:0},&quot;citationItems&quot;:[{&quot;id&quot;:124,&quot;uris&quot;:[&quot;http://zotero.org/users/local/FlXyRKaA/items/EHVHZ2TW&quot;],&quot;itemData&quot;:{&quot;id&quot;:124,&quot;type&quot;:&quot;webpage&quot;,&quot;abstract&quot;:&quot;The best cel-shaded games are sure to elicit 'oohs' and 'awes' from onlookers and are just as much fun to watch as they are to play.&quot;,&quot;container-title&quot;:&quot;CBR&quot;,&quot;language&quot;:&quot;en&quot;,&quot;note&quot;:&quot;section: Lists&quot;,&quot;title&quot;:&quot;10 Best Uses Of Cel-Shading In Gaming, Ranked&quot;,&quot;URL&quot;:&quot;https://www.cbr.com/gaming-best-cel-shading-ranked/&quot;,&quot;author&quot;:[{&quot;family&quot;:&quot;Arellano&quot;,&quot;given&quot;:&quot;Patrick&quot;}],&quot;accessed&quot;:{&quot;date-parts&quot;:[[&quot;2025&quot;,9,25]]},&quot;issued&quot;:{&quot;date-parts&quot;:[[&quot;2022&quot;,1,28]]}}}],&quot;schema&quot;:&quot;https://github.com/citation-style-language/schema/raw/master/csl-citation.json&quot;} RND4rRkmD6xfd"/><text:span text:style-name="T2">. Filter applications such as those found in Instragram allow users to not only enhance the quality their photos, but also add in fun special effects and designs </text:span><text:reference-mark-start text:name="ZOTERO_ITEM CSL_CITATION {&quot;citationID&quot;:&quot;Cv50OyIW&quot;,&quot;properties&quot;:{&quot;formattedCitation&quot;:&quot;[2]&quot;,&quot;plainCitation&quot;:&quot;[2]&quot;,&quot;noteIndex&quot;:0},&quot;citationItems&quot;:[{&quot;id&quot;:126,&quot;uris&quot;:[&quot;http://zotero.org/users/local/FlXyRKaA/items/7BTB8Q6S&quot;],&quot;itemData&quot;:{&quot;id&quot;:126,&quot;type&quot;:&quot;webpage&quot;,&quot;title&quot;:&quot;Apply filters to your post on Instagram | Instagram Help Center&quot;,&quot;URL&quot;:&quot;https://help.instagram.com/453965678013216&quot;,&quot;accessed&quot;:{&quot;date-parts&quot;:[[&quot;2025&quot;,9,25]]}}}],&quot;schema&quot;:&quot;https://github.com/citation-style-language/schema/raw/master/csl-citation.json&quot;} RNDYw0OY6RT6W"/><text:span text:style-name="T2">[2]</text:span><text:reference-mark-end text:name="ZOTERO_ITEM CSL_CITATION {&quot;citationID&quot;:&quot;Cv50OyIW&quot;,&quot;properties&quot;:{&quot;formattedCitation&quot;:&quot;[2]&quot;,&quot;plainCitation&quot;:&quot;[2]&quot;,&quot;noteIndex&quot;:0},&quot;citationItems&quot;:[{&quot;id&quot;:126,&quot;uris&quot;:[&quot;http://zotero.org/users/local/FlXyRKaA/items/7BTB8Q6S&quot;],&quot;itemData&quot;:{&quot;id&quot;:126,&quot;type&quot;:&quot;webpage&quot;,&quot;title&quot;:&quot;Apply filters to your post on Instagram | Instagram Help Center&quot;,&quot;URL&quot;:&quot;https://help.instagram.com/453965678013216&quot;,&quot;accessed&quot;:{&quot;date-parts&quot;:[[&quot;2025&quot;,9,25]]}}}],&quot;schema&quot;:&quot;https://github.com/citation-style-language/schema/raw/master/csl-citation.json&quot;} RNDYw0OY6RT6W"/><text:span text:style-name="T2">. </text:span><text:span text:style-name="T3">These techniques grew out of </text:span><text:span text:style-name="T4">earlier works on texture synthesis, the generation of artificial texture images based on a source input. These algorithms minimize the amount of memory and long term storage utilized to store and generate graphical information.</text:span></text:p>
      <text:p text:style-name="P6"/>
      <text:p text:style-name="P7">Early Texture Synthesis Work</text:p>
      <text:p text:style-name="P8"><text:tab/>Texture synthesis describes the process of using a sample of a texture and an algorithm to apply that texture to another body of work. <text:span text:style-name="T5">Some popular use cases of these algorithms range from image editing, rendering video game environments and mapping textures to 3D models, </text:span><text:span text:style-name="T6">and </text:span><text:span text:style-name="T5">special effects used in movie production. </text:span><text:span text:style-name="T7">The most basic examples of </text:span><text:span text:style-name="T8">texture synthesis</text:span><text:span text:style-name="T7"> simply involve painting a repeating pattern over and over onto an area of an image. This approach however is incredibly limiting and results in images that look distinctly artificial. These limitations have led to the design of algorithms </text:span><text:span text:style-name="T8">capable of creating</text:span><text:span text:style-name="T5"> </text:span><text:span text:style-name="T9">textures that mirror the look and feel of objects and artwork in the physical world.</text:span></text:p>
      <text:p text:style-name="P5"><text:span text:style-name="T10"><text:tab/>Some of the earliest</text:span><text:span text:style-name="T11"> works </text:span><text:span text:style-name="T10">from the 1980s o</text:span><text:span text:style-name="T11">n texture synthesis dealt with issues such as </text:span><text:span text:style-name="T10">Lewis’</text:span><text:span text:style-name="T11"> applying textures such that they create distinct details within an image at a desired scale </text:span><text:reference-mark-start text:name="ZOTERO_ITEM CSL_CITATION {&quot;citationID&quot;:&quot;4wmswvyz&quot;,&quot;properties&quot;:{&quot;formattedCitation&quot;:&quot;[3]&quot;,&quot;plainCitation&quot;:&quot;[3]&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SWiawNj5uO"/><text:span text:style-name="T11">[3]</text:span><text:reference-mark-end text:name="ZOTERO_ITEM CSL_CITATION {&quot;citationID&quot;:&quot;4wmswvyz&quot;,&quot;properties&quot;:{&quot;formattedCitation&quot;:&quot;[3]&quot;,&quot;plainCitation&quot;:&quot;[3]&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SWiawNj5uO"/><text:span text:style-name="T11">, </text:span><text:span text:style-name="T12">or Gagalowicz </text:span><text:span text:style-name="T10">and De Ma</text:span><text:span text:style-name="T12"> using statistical analysis to build up textures on to different surfaces </text:span><text:reference-mark-start text:name="ZOTERO_ITEM CSL_CITATION {&quot;citationID&quot;:&quot;HNOxOsJD&quot;,&quot;properties&quot;:{&quot;formattedCitation&quot;:&quot;[4]&quot;,&quot;plainCitation&quot;:&quot;[4]&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C5mStljjxw"/><text:span text:style-name="T12">[4]</text:span><text:reference-mark-end text:name="ZOTERO_ITEM CSL_CITATION {&quot;citationID&quot;:&quot;HNOxOsJD&quot;,&quot;properties&quot;:{&quot;formattedCitation&quot;:&quot;[4]&quot;,&quot;plainCitation&quot;:&quot;[4]&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C5mStljjxw"/><text:span text:style-name="T7">. </text:span><text:span text:style-name="T13">These algorithms were often limited in the kinds of textures they could synthesize. </text:span><text:span text:style-name="T14">Later works by </text:span><text:span text:style-name="T15">Efros </text:span><text:reference-mark-start text:name="ZOTERO_ITEM CSL_CITATION {&quot;citationID&quot;:&quot;bP8amSTE&quot;,&quot;properties&quot;:{&quot;formattedCitation&quot;:&quot;[5]&quot;,&quot;plainCitation&quot;:&quot;[5]&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21Vpm3wYTK"/><text:span text:style-name="T15">[5]</text:span><text:reference-mark-end text:name="ZOTERO_ITEM CSL_CITATION {&quot;citationID&quot;:&quot;bP8amSTE&quot;,&quot;properties&quot;:{&quot;formattedCitation&quot;:&quot;[5]&quot;,&quot;plainCitation&quot;:&quot;[5]&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21Vpm3wYTK"/><text:span text:style-name="T15"> worked to create more generalized solutions using Markov Random Fields that are able to generate a variety of </text:span><text:span text:style-name="T16">regular and stochastic textures. Additional works by Wei </text:span><text:reference-mark-start text:name="ZOTERO_ITEM CSL_CITATION {&quot;citationID&quot;:&quot;qxiUX8eH&quot;,&quot;properties&quot;:{&quot;formattedCitation&quot;:&quot;[6]&quot;,&quot;plainCitation&quot;:&quot;[6]&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JsYIQOUmLn"/><text:span text:style-name="T16">[6]</text:span><text:reference-mark-end text:name="ZOTERO_ITEM CSL_CITATION {&quot;citationID&quot;:&quot;qxiUX8eH&quot;,&quot;properties&quot;:{&quot;formattedCitation&quot;:&quot;[6]&quot;,&quot;plainCitation&quot;:&quot;[6]&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JsYIQOUmLn"/><text:span text:style-name="T16"> used tree-structured vector quantization (TSVR) and produced results that could be executed on hardware at the time in seconds.</text:span></text:p>
      <text:p text:style-name="P9"/>
      <text:p text:style-name="P9">NST</text:p>
      <text:p text:style-name="P10"><text:span text:style-name="T17"><text:tab/>Neural style transfer </text:span><text:span text:style-name="T18">(NST)</text:span><text:span text:style-name="T17"> is a</text:span><text:span text:style-name="T18">n</text:span><text:span text:style-name="T17"> </text:span><text:span text:style-name="T18">application</text:span><text:span text:style-name="T17"> of texture synthesis that leverages a convolutional neural network (CNN) trained on the ImageNet </text:span><text:reference-mark-start text:name="ZOTERO_ITEM CSL_CITATION {&quot;citationID&quot;:&quot;T0txQX4r&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hhm2vH0uPW"/><text:span text:style-name="T17">[7]</text:span><text:reference-mark-end text:name="ZOTERO_ITEM CSL_CITATION {&quot;citationID&quot;:&quot;T0txQX4r&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hhm2vH0uPW"/><text:span text:style-name="T17"> object recognition dataset to transfer the texture of a source style image onto a separate source content image. </text:span><text:span text:style-name="T19">This technique was first published by Leon Gatys and presented at CVPR in 2016 </text:span><text:reference-mark-start text:name="ZOTERO_ITEM CSL_CITATION {&quot;citationID&quot;:&quot;Ohsh3iKy&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YXAKM8bTh0"/><text:span text:style-name="T19">[8]</text:span><text:reference-mark-end text:name="ZOTERO_ITEM CSL_CITATION {&quot;citationID&quot;:&quot;Ohsh3iKy&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YXAKM8bTh0"/><text:span text:style-name="T19">. Using the VGG19 CNN developed by University of Oxford’s Visual Geometry Group </text:span><text:reference-mark-start text:name="ZOTERO_ITEM CSL_CITATION {&quot;citationID&quot;:&quot;cy0CB8Gn&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RoqQqSHnjo"/><text:span text:style-name="T19">[9]</text:span><text:reference-mark-end text:name="ZOTERO_ITEM CSL_CITATION {&quot;citationID&quot;:&quot;cy0CB8Gn&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RoqQqSHnjo"/><text:span text:style-name="T19">, </text:span><text:span text:style-name="T20">Gatys observed the interactions between individual convolution layers in VGG19 with both the style and content images. As an image propagated through the CNN, the team reconstructed the image based on the network’s response at that layer. </text:span><text:span text:style-name="T21">Gatys</text:span><text:span text:style-name="T20"> noted that the </text:span><text:span text:style-name="T22">earlier layers tended to focus on simple patterns in the images while later layers focused in on larger structures.</text:span></text:p>
      <text:p text:style-name="P11"><text:tab/>By combining the output <text:span text:style-name="T23">made up of activations</text:span> of these layers, <text:span text:style-name="T24">Gatys was able to </text:span><text:span text:style-name="T25">merge the style of one image with the content of another, generating a new image. Layers of the CNN are chosen to be used in creation of separate loss functions for both the style and content of the generated image. </text:span><text:span text:style-name="T23">Because each layer of the CNN is capturing a </text:span><text:span text:style-name="T26">different perspective of the </text:span><text:soft-page-break/><text:span text:style-name="T26">image, combinations of the outputs of the layers can control for both content and style loss by calculating the distance between activations of source images with the image being newly generated.</text:span><text:span text:style-name="T23"> </text:span><text:span text:style-name="T25">The degree to </text:span><text:span text:style-name="T26">how much the style is transferred</text:span><text:span text:style-name="T25"> is controlled by a total loss function made up of both a weighted content loss function, and a weighted style loss function. Multiple iterations of gradiant descent are performed using this function to generate the final image.</text:span></text:p>
      <text:p text:style-name="P12"><text:span text:style-name="T27"><text:tab/>Content loss is calculated based on the </text:span><text:span text:style-name="T28">weighted content distance of the original content image and the newly generated image that is being styled, at a particular convolutional layer of the neural network. The entire content loss is the mean square error (MSE) of all layers of the neural network being used to control for content loss. </text:span><text:span text:style-name="T29">Style loss is calculated similarly with a Gram matrix function. This controls for the networks becoming fixated on the positional information of certain features within the style image sample </text:span><text:reference-mark-start text:name="ZOTERO_ITEM CSL_CITATION {&quot;citationID&quot;:&quot;10ChnRFd&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UpxuugiIby"/><text:span text:style-name="T29">[8]</text:span><text:reference-mark-end text:name="ZOTERO_ITEM CSL_CITATION {&quot;citationID&quot;:&quot;10ChnRFd&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UpxuugiIby"/><text:span text:style-name="T29">. </text:span></text:p>
      <text:p text:style-name="P9"/>
      <text:p text:style-name="P9">Later Applications</text:p>
      <text:p text:style-name="P12"><text:span text:style-name="T30"><text:tab/></text:span><text:span text:style-name="T31">CNNs have been used for a number of related tasks related to texture synthesis. It should come as no surprise they are also use for recognition of regular and irregular textures </text:span><text:reference-mark-start text:name="ZOTERO_ITEM CSL_CITATION {&quot;citationID&quot;:&quot;osb7LEeP&quot;,&quot;properties&quot;:{&quot;formattedCitation&quot;:&quot;[10], [11]&quot;,&quot;plainCitation&quot;:&quot;[10], [11]&quot;,&quot;noteIndex&quot;:0},&quot;citationItems&quot;:[{&quot;id&quot;:77,&quot;uris&quot;:[&quot;http://zotero.org/users/local/FlXyRKaA/items/YJPTU26B&quot;],&quot;itemData&quot;:{&quot;id&quot;:77,&quot;type&quot;:&quot;article-journal&quot;,&quot;abstract&quot;:&quot;Regular textures are frequently found in man-made environments and some biological and physical images. There are a wide range of applications for recognizing and locating regular textures. In this work, we used deep convolutional neural networks (CNNs) as a general method for modelling and classifying regular and irregular textures. We created a new regular texture database and investigated two sets of deep CNNs-based methods for regular and irregular texture classification. First, the classic CNN models (e.g. inception, residual network, etc.) were used in a standard way. These two-class CNN classifiers were trained by fine-tuning networks using our new regular texture database. Next, we transformed the trained filter features of the last convolutional layer into a vector representation using Fisher Vector pooling (FV). Such representations can be efficiently used for a wide range of machine learning tasks such as classification or clustering, thus more transferable from one domain to another. Our experiments show that the standard CNNs attained sufficient accuracy for regular texture recognition tasks. The Fisher representations combined with support vector machine (SVM) also showed high performance for regular and irregular texture classification. We also find CNNs performs sub-optimally for long-range patterns, despite the fact that their fully-connected layers pool local features into a global image representation.&quot;,&quot;container-title&quot;:&quot;PeerJ Computer Science&quot;,&quot;DOI&quot;:&quot;10.7717/peerj-cs.869&quot;,&quot;language&quot;:&quot;English&quot;,&quot;license&quot;:&quot;© 2022 Liu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Deep convolutional neural networks for regular texture recognition&quot;,&quot;URL&quot;:&quot;https://www.proquest.com/docview/2627001155/abstract/2AAC6008839A4F2BPQ/1&quot;,&quot;author&quot;:[{&quot;family&quot;:&quot;Liu&quot;,&quot;given&quot;:&quot;Ni&quot;},{&quot;family&quot;:&quot;Rogers&quot;,&quot;given&quot;:&quot;Mitchell&quot;},{&quot;family&quot;:&quot;Cui&quot;,&quot;given&quot;:&quot;Hua&quot;},{&quot;family&quot;:&quot;Liu&quot;,&quot;given&quot;:&quot;Weiyu&quot;},{&quot;family&quot;:&quot;Li&quot;,&quot;given&quot;:&quot;Xizhi&quot;},{&quot;family&quot;:&quot;Delmas&quot;,&quot;given&quot;:&quot;Patrice&quot;}],&quot;accessed&quot;:{&quot;date-parts&quot;:[[&quot;2025&quot;,8,26]]},&quot;issued&quot;:{&quot;date-parts&quot;:[[&quot;2022&quot;,2,9]]}}},{&quot;id&quot;:74,&quot;uris&quot;:[&quot;http://zotero.org/users/local/FlXyRKaA/items/H8XE4CL8&quot;],&quot;itemData&quot;:{&quot;id&quot;:74,&quot;type&quot;:&quot;article-journal&quot;,&quot;abstract&quot;:&quot;Texture is of great significance for humans and robots to recognize the surface features of objects. In the field of texture recognition, methods based on spatial information have been widely applied. However, in the case of fine texture recognition, the methods only using spatial features for texture recognition may ignore the features of small texture and result in poor recognition accuracy. In this paper, a Multi-Scale Convolutional Neural Network (MS-CNN) is proposed to recognize millimetric fine textures. MS-CNN has three paths to extract features of different time scales from different numbers of continuous pressure images. The three paths have the same backbone network structure, but the number of convolution cores of the convolution layer in the backbone network of adjacent paths is doubled. After the convolution layer, we add SE-Net to automatically obtain the importance of each feature channel through learning, and then improve the useful features to further improve the accuracy. Finally, the output of all paths is averaged, and the classification vector is calculated through the final full connection layer. To validate MS-CNN, data sets containing 9 kinds of millimetric fine textures are obtained by flexible tactile sensors. The pressure image is transformed into one-dimensional vectors and these vectors are arranged into a sample in time order as the input of MS-CNN. In addition, the attention mechanism module is applied to MS-CNN to train the weight of each convolution channel and increase the proportion of useful features in the network. Ablation experiments prove that our modification is effective and our method achieves an accuracy of 81.83% for 9 fine textures. Compared with traditional recognition methods, our method achieves better recognition performance.&quot;,&quot;container-title&quot;:&quot;Displays&quot;,&quot;DOI&quot;:&quot;10.1016/j.displa.2022.102324&quot;,&quot;ISSN&quot;:&quot;0141-9382&quot;,&quot;journalAbbreviation&quot;:&quot;Displays&quot;,&quot;page&quot;:&quot;102324&quot;,&quot;source&quot;:&quot;ScienceDirect&quot;,&quot;title&quot;:&quot;Multi-scale convolutional neural network for texture recognition&quot;,&quot;volume&quot;:&quot;75&quot;,&quot;author&quot;:[{&quot;family&quot;:&quot;Wei&quot;,&quot;given&quot;:&quot;Xile&quot;},{&quot;family&quot;:&quot;Hu&quot;,&quot;given&quot;:&quot;Benyong&quot;},{&quot;family&quot;:&quot;Gao&quot;,&quot;given&quot;:&quot;Tianshi&quot;},{&quot;family&quot;:&quot;Wang&quot;,&quot;given&quot;:&quot;Jiang&quot;},{&quot;family&quot;:&quot;Deng&quot;,&quot;given&quot;:&quot;Bin&quot;}],&quot;issued&quot;:{&quot;date-parts&quot;:[[&quot;2022&quot;,12,1]]}}}],&quot;schema&quot;:&quot;https://github.com/citation-style-language/schema/raw/master/csl-citation.json&quot;} RNDUhFpH5Rfls"/><text:span text:style-name="T31">[10], [11]</text:span><text:reference-mark-end text:name="ZOTERO_ITEM CSL_CITATION {&quot;citationID&quot;:&quot;osb7LEeP&quot;,&quot;properties&quot;:{&quot;formattedCitation&quot;:&quot;[10], [11]&quot;,&quot;plainCitation&quot;:&quot;[10], [11]&quot;,&quot;noteIndex&quot;:0},&quot;citationItems&quot;:[{&quot;id&quot;:77,&quot;uris&quot;:[&quot;http://zotero.org/users/local/FlXyRKaA/items/YJPTU26B&quot;],&quot;itemData&quot;:{&quot;id&quot;:77,&quot;type&quot;:&quot;article-journal&quot;,&quot;abstract&quot;:&quot;Regular textures are frequently found in man-made environments and some biological and physical images. There are a wide range of applications for recognizing and locating regular textures. In this work, we used deep convolutional neural networks (CNNs) as a general method for modelling and classifying regular and irregular textures. We created a new regular texture database and investigated two sets of deep CNNs-based methods for regular and irregular texture classification. First, the classic CNN models (e.g. inception, residual network, etc.) were used in a standard way. These two-class CNN classifiers were trained by fine-tuning networks using our new regular texture database. Next, we transformed the trained filter features of the last convolutional layer into a vector representation using Fisher Vector pooling (FV). Such representations can be efficiently used for a wide range of machine learning tasks such as classification or clustering, thus more transferable from one domain to another. Our experiments show that the standard CNNs attained sufficient accuracy for regular texture recognition tasks. The Fisher representations combined with support vector machine (SVM) also showed high performance for regular and irregular texture classification. We also find CNNs performs sub-optimally for long-range patterns, despite the fact that their fully-connected layers pool local features into a global image representation.&quot;,&quot;container-title&quot;:&quot;PeerJ Computer Science&quot;,&quot;DOI&quot;:&quot;10.7717/peerj-cs.869&quot;,&quot;language&quot;:&quot;English&quot;,&quot;license&quot;:&quot;© 2022 Liu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Deep convolutional neural networks for regular texture recognition&quot;,&quot;URL&quot;:&quot;https://www.proquest.com/docview/2627001155/abstract/2AAC6008839A4F2BPQ/1&quot;,&quot;author&quot;:[{&quot;family&quot;:&quot;Liu&quot;,&quot;given&quot;:&quot;Ni&quot;},{&quot;family&quot;:&quot;Rogers&quot;,&quot;given&quot;:&quot;Mitchell&quot;},{&quot;family&quot;:&quot;Cui&quot;,&quot;given&quot;:&quot;Hua&quot;},{&quot;family&quot;:&quot;Liu&quot;,&quot;given&quot;:&quot;Weiyu&quot;},{&quot;family&quot;:&quot;Li&quot;,&quot;given&quot;:&quot;Xizhi&quot;},{&quot;family&quot;:&quot;Delmas&quot;,&quot;given&quot;:&quot;Patrice&quot;}],&quot;accessed&quot;:{&quot;date-parts&quot;:[[&quot;2025&quot;,8,26]]},&quot;issued&quot;:{&quot;date-parts&quot;:[[&quot;2022&quot;,2,9]]}}},{&quot;id&quot;:74,&quot;uris&quot;:[&quot;http://zotero.org/users/local/FlXyRKaA/items/H8XE4CL8&quot;],&quot;itemData&quot;:{&quot;id&quot;:74,&quot;type&quot;:&quot;article-journal&quot;,&quot;abstract&quot;:&quot;Texture is of great significance for humans and robots to recognize the surface features of objects. In the field of texture recognition, methods based on spatial information have been widely applied. However, in the case of fine texture recognition, the methods only using spatial features for texture recognition may ignore the features of small texture and result in poor recognition accuracy. In this paper, a Multi-Scale Convolutional Neural Network (MS-CNN) is proposed to recognize millimetric fine textures. MS-CNN has three paths to extract features of different time scales from different numbers of continuous pressure images. The three paths have the same backbone network structure, but the number of convolution cores of the convolution layer in the backbone network of adjacent paths is doubled. After the convolution layer, we add SE-Net to automatically obtain the importance of each feature channel through learning, and then improve the useful features to further improve the accuracy. Finally, the output of all paths is averaged, and the classification vector is calculated through the final full connection layer. To validate MS-CNN, data sets containing 9 kinds of millimetric fine textures are obtained by flexible tactile sensors. The pressure image is transformed into one-dimensional vectors and these vectors are arranged into a sample in time order as the input of MS-CNN. In addition, the attention mechanism module is applied to MS-CNN to train the weight of each convolution channel and increase the proportion of useful features in the network. Ablation experiments prove that our modification is effective and our method achieves an accuracy of 81.83% for 9 fine textures. Compared with traditional recognition methods, our method achieves better recognition performance.&quot;,&quot;container-title&quot;:&quot;Displays&quot;,&quot;DOI&quot;:&quot;10.1016/j.displa.2022.102324&quot;,&quot;ISSN&quot;:&quot;0141-9382&quot;,&quot;journalAbbreviation&quot;:&quot;Displays&quot;,&quot;page&quot;:&quot;102324&quot;,&quot;source&quot;:&quot;ScienceDirect&quot;,&quot;title&quot;:&quot;Multi-scale convolutional neural network for texture recognition&quot;,&quot;volume&quot;:&quot;75&quot;,&quot;author&quot;:[{&quot;family&quot;:&quot;Wei&quot;,&quot;given&quot;:&quot;Xile&quot;},{&quot;family&quot;:&quot;Hu&quot;,&quot;given&quot;:&quot;Benyong&quot;},{&quot;family&quot;:&quot;Gao&quot;,&quot;given&quot;:&quot;Tianshi&quot;},{&quot;family&quot;:&quot;Wang&quot;,&quot;given&quot;:&quot;Jiang&quot;},{&quot;family&quot;:&quot;Deng&quot;,&quot;given&quot;:&quot;Bin&quot;}],&quot;issued&quot;:{&quot;date-parts&quot;:[[&quot;2022&quot;,12,1]]}}}],&quot;schema&quot;:&quot;https://github.com/citation-style-language/schema/raw/master/csl-citation.json&quot;} RNDUhFpH5Rfls"/><text:span text:style-name="T30">. </text:span><text:span text:style-name="T31">They have also been used to synthesize textures outside of the standard spectrum of visible light </text:span><text:reference-mark-start text:name="ZOTERO_ITEM CSL_CITATION {&quot;citationID&quot;:&quot;UP3fIZ6d&quot;,&quot;properties&quot;:{&quot;formattedCitation&quot;:&quot;[12]&quot;,&quot;plainCitation&quot;:&quot;[12]&quot;,&quot;noteIndex&quot;:0},&quot;citationItems&quot;:[{&quot;id&quot;:81,&quot;uris&quot;:[&quot;http://zotero.org/users/local/FlXyRKaA/items/3CUKTV8G&quot;],&quot;itemData&quot;:{&quot;id&quot;:81,&quot;type&quot;:&quot;article-journal&quot;,&quot;abstract&quot;:&quot;State-of-the-art red-green–blue (RGB) texture synthesis algorithms rely on style distances that are computed through statistics of deep features. These deep features are extracted by classification neural networks that have been trained on large datasets of RGB images. Extending such synthesis methods to multispectral images is not straightforward, since the pretrained networks are designed for and have been trained on RGB images. In this work, we propose two solutions to extend these methods to multispectral imaging (MSI). Neither of them requires additional training of the neural network from which the second-order neural statistics are extracted. The first one involves optimizing over batches of random triplets of spectral bands during training. The second one projects multispectral pixels onto a 3-D space. We further explore the benefit of a color transfer operation upstream of the projection to avoid the potentially abnormal color distributions induced by the projection. Our experiments compare the performances of the various methods through different metrics. We demonstrate that they can be used to perform exemplar-based texture synthesis, achieve good visual quality, and come close to state-of-the-art methods on RGB bands.&quot;,&quot;container-title&quot;:&quot;IEEE Transactions on Geoscience and Remote Sensing&quot;,&quot;DOI&quot;:&quot;10.1109/TGRS.2025.3554931&quot;,&quot;ISSN&quot;:&quot;1558-0644&quot;,&quot;page&quot;:&quot;1-14&quot;,&quot;source&quot;:&quot;IEEE Xplore&quot;,&quot;title&quot;:&quot;Multispectral Texture Synthesis Using RGB Convolutional Neural Networks&quot;,&quot;volume&quot;:&quot;63&quot;,&quot;author&quot;:[{&quot;family&quot;:&quot;Ollivier&quot;,&quot;given&quot;:&quot;Sélim&quot;},{&quot;family&quot;:&quot;Gousseau&quot;,&quot;given&quot;:&quot;Yann&quot;},{&quot;family&quot;:&quot;Lefebvre&quot;,&quot;given&quot;:&quot;Sidonie&quot;}],&quot;issued&quot;:{&quot;date-parts&quot;:[[&quot;2025&quot;]]}}}],&quot;schema&quot;:&quot;https://github.com/citation-style-language/schema/raw/master/csl-citation.json&quot;} RNDIjx9n7Rn6J"/><text:span text:style-name="T31">[12]</text:span><text:reference-mark-end text:name="ZOTERO_ITEM CSL_CITATION {&quot;citationID&quot;:&quot;UP3fIZ6d&quot;,&quot;properties&quot;:{&quot;formattedCitation&quot;:&quot;[12]&quot;,&quot;plainCitation&quot;:&quot;[12]&quot;,&quot;noteIndex&quot;:0},&quot;citationItems&quot;:[{&quot;id&quot;:81,&quot;uris&quot;:[&quot;http://zotero.org/users/local/FlXyRKaA/items/3CUKTV8G&quot;],&quot;itemData&quot;:{&quot;id&quot;:81,&quot;type&quot;:&quot;article-journal&quot;,&quot;abstract&quot;:&quot;State-of-the-art red-green–blue (RGB) texture synthesis algorithms rely on style distances that are computed through statistics of deep features. These deep features are extracted by classification neural networks that have been trained on large datasets of RGB images. Extending such synthesis methods to multispectral images is not straightforward, since the pretrained networks are designed for and have been trained on RGB images. In this work, we propose two solutions to extend these methods to multispectral imaging (MSI). Neither of them requires additional training of the neural network from which the second-order neural statistics are extracted. The first one involves optimizing over batches of random triplets of spectral bands during training. The second one projects multispectral pixels onto a 3-D space. We further explore the benefit of a color transfer operation upstream of the projection to avoid the potentially abnormal color distributions induced by the projection. Our experiments compare the performances of the various methods through different metrics. We demonstrate that they can be used to perform exemplar-based texture synthesis, achieve good visual quality, and come close to state-of-the-art methods on RGB bands.&quot;,&quot;container-title&quot;:&quot;IEEE Transactions on Geoscience and Remote Sensing&quot;,&quot;DOI&quot;:&quot;10.1109/TGRS.2025.3554931&quot;,&quot;ISSN&quot;:&quot;1558-0644&quot;,&quot;page&quot;:&quot;1-14&quot;,&quot;source&quot;:&quot;IEEE Xplore&quot;,&quot;title&quot;:&quot;Multispectral Texture Synthesis Using RGB Convolutional Neural Networks&quot;,&quot;volume&quot;:&quot;63&quot;,&quot;author&quot;:[{&quot;family&quot;:&quot;Ollivier&quot;,&quot;given&quot;:&quot;Sélim&quot;},{&quot;family&quot;:&quot;Gousseau&quot;,&quot;given&quot;:&quot;Yann&quot;},{&quot;family&quot;:&quot;Lefebvre&quot;,&quot;given&quot;:&quot;Sidonie&quot;}],&quot;issued&quot;:{&quot;date-parts&quot;:[[&quot;2025&quot;]]}}}],&quot;schema&quot;:&quot;https://github.com/citation-style-language/schema/raw/master/csl-citation.json&quot;} RNDIjx9n7Rn6J"/><text:span text:style-name="T30">. </text:span><text:span text:style-name="T31">Others have taken performance into account and achieved </text:span><text:span text:style-name="T32">fast </text:span><text:span text:style-name="T31">texture transfer </text:span><text:span text:style-name="T32">in real time using CNNs </text:span><text:reference-mark-start text:name="ZOTERO_ITEM CSL_CITATION {&quot;citationID&quot;:&quot;QhBCHeVL&quot;,&quot;properties&quot;:{&quot;formattedCitation&quot;:&quot;[13]&quot;,&quot;plainCitation&quot;:&quot;[13]&quot;,&quot;noteIndex&quot;:0},&quot;citationItems&quot;:[{&quot;id&quot;:134,&quot;uris&quot;:[&quot;http://zotero.org/users/local/FlXyRKaA/items/EDH5645L&quot;],&quot;itemData&quot;:{&quot;id&quot;:134,&quot;type&quot;:&quot;paper-conference&quot;,&quot;abstract&quot;:&quot;Recent research endeavors have shown the potential of using feed-forward convolutional neural networks to accomplish fast style transfer for images. In this work, we take one step further to explore the possibility of exploiting a feed-forward network to perform style transfer for videos and simultaneously maintain temporal consistency among stylized video frames. Our feed-forward network is trained by enforcing the outputs of consecutive frames to be both well stylized and temporally consistent. More specifically, a hybrid loss is proposed to capitalize on the content information of input frames, the style information of a given style image, and the temporal information of consecutive frames. To calculate the temporal loss during the training stage, a novel two-frame synergic training mechanism is proposed. Compared with directly applying an existing image style transfer method to videos, our proposed method employs the trained network to yield temporally consistent stylized videos which are much more visually pleasant. In contrast to the prior video style transfer method which relies on time-consuming optimization on the fly, our method runs in real time while generating competitive visual results.&quot;,&quot;container-title&quot;:&quot;2017 IEEE Conference on Computer Vision and Pattern Recognition (CVPR)&quot;,&quot;DOI&quot;:&quot;10.1109/CVPR.2017.745&quot;,&quot;event-title&quot;:&quot;2017 IEEE Conference on Computer Vision and Pattern Recognition (CVPR)&quot;,&quot;note&quot;:&quot;ISSN: 1063-6919&quot;,&quot;page&quot;:&quot;7044-7052&quot;,&quot;source&quot;:&quot;IEEE Xplore&quot;,&quot;title&quot;:&quot;Real-Time Neural Style Transfer for Videos&quot;,&quot;URL&quot;:&quot;https://ieeexplore.ieee.org/document/8100228&quot;,&quot;author&quot;:[{&quot;family&quot;:&quot;Huang&quot;,&quot;given&quot;:&quot;Haozhi&quot;},{&quot;family&quot;:&quot;Wang&quot;,&quot;given&quot;:&quot;Hao&quot;},{&quot;family&quot;:&quot;Luo&quot;,&quot;given&quot;:&quot;Wenhan&quot;},{&quot;family&quot;:&quot;Ma&quot;,&quot;given&quot;:&quot;Lin&quot;},{&quot;family&quot;:&quot;Jiang&quot;,&quot;given&quot;:&quot;Wenhao&quot;},{&quot;family&quot;:&quot;Zhu&quot;,&quot;given&quot;:&quot;Xiaolong&quot;},{&quot;family&quot;:&quot;Li&quot;,&quot;given&quot;:&quot;Zhifeng&quot;},{&quot;family&quot;:&quot;Liu&quot;,&quot;given&quot;:&quot;Wei&quot;}],&quot;accessed&quot;:{&quot;date-parts&quot;:[[&quot;2025&quot;,10,10]]},&quot;issued&quot;:{&quot;date-parts&quot;:[[&quot;2017&quot;,7]]}}}],&quot;schema&quot;:&quot;https://github.com/citation-style-language/schema/raw/master/csl-citation.json&quot;} RND8u2nWMWS8V"/><text:span text:style-name="T32">[13]</text:span><text:reference-mark-end text:name="ZOTERO_ITEM CSL_CITATION {&quot;citationID&quot;:&quot;QhBCHeVL&quot;,&quot;properties&quot;:{&quot;formattedCitation&quot;:&quot;[13]&quot;,&quot;plainCitation&quot;:&quot;[13]&quot;,&quot;noteIndex&quot;:0},&quot;citationItems&quot;:[{&quot;id&quot;:134,&quot;uris&quot;:[&quot;http://zotero.org/users/local/FlXyRKaA/items/EDH5645L&quot;],&quot;itemData&quot;:{&quot;id&quot;:134,&quot;type&quot;:&quot;paper-conference&quot;,&quot;abstract&quot;:&quot;Recent research endeavors have shown the potential of using feed-forward convolutional neural networks to accomplish fast style transfer for images. In this work, we take one step further to explore the possibility of exploiting a feed-forward network to perform style transfer for videos and simultaneously maintain temporal consistency among stylized video frames. Our feed-forward network is trained by enforcing the outputs of consecutive frames to be both well stylized and temporally consistent. More specifically, a hybrid loss is proposed to capitalize on the content information of input frames, the style information of a given style image, and the temporal information of consecutive frames. To calculate the temporal loss during the training stage, a novel two-frame synergic training mechanism is proposed. Compared with directly applying an existing image style transfer method to videos, our proposed method employs the trained network to yield temporally consistent stylized videos which are much more visually pleasant. In contrast to the prior video style transfer method which relies on time-consuming optimization on the fly, our method runs in real time while generating competitive visual results.&quot;,&quot;container-title&quot;:&quot;2017 IEEE Conference on Computer Vision and Pattern Recognition (CVPR)&quot;,&quot;DOI&quot;:&quot;10.1109/CVPR.2017.745&quot;,&quot;event-title&quot;:&quot;2017 IEEE Conference on Computer Vision and Pattern Recognition (CVPR)&quot;,&quot;note&quot;:&quot;ISSN: 1063-6919&quot;,&quot;page&quot;:&quot;7044-7052&quot;,&quot;source&quot;:&quot;IEEE Xplore&quot;,&quot;title&quot;:&quot;Real-Time Neural Style Transfer for Videos&quot;,&quot;URL&quot;:&quot;https://ieeexplore.ieee.org/document/8100228&quot;,&quot;author&quot;:[{&quot;family&quot;:&quot;Huang&quot;,&quot;given&quot;:&quot;Haozhi&quot;},{&quot;family&quot;:&quot;Wang&quot;,&quot;given&quot;:&quot;Hao&quot;},{&quot;family&quot;:&quot;Luo&quot;,&quot;given&quot;:&quot;Wenhan&quot;},{&quot;family&quot;:&quot;Ma&quot;,&quot;given&quot;:&quot;Lin&quot;},{&quot;family&quot;:&quot;Jiang&quot;,&quot;given&quot;:&quot;Wenhao&quot;},{&quot;family&quot;:&quot;Zhu&quot;,&quot;given&quot;:&quot;Xiaolong&quot;},{&quot;family&quot;:&quot;Li&quot;,&quot;given&quot;:&quot;Zhifeng&quot;},{&quot;family&quot;:&quot;Liu&quot;,&quot;given&quot;:&quot;Wei&quot;}],&quot;accessed&quot;:{&quot;date-parts&quot;:[[&quot;2025&quot;,10,10]]},&quot;issued&quot;:{&quot;date-parts&quot;:[[&quot;2017&quot;,7]]}}}],&quot;schema&quot;:&quot;https://github.com/citation-style-language/schema/raw/master/csl-citation.json&quot;} RND8u2nWMWS8V"/><text:span text:style-name="T32">.</text:span></text:p>
      <text:p text:style-name="P13"/>
      <text:p text:style-name="P14">Materials and Methods</text:p>
      <text:p text:style-name="P4"/>
      <text:p text:style-name="P4">CNN and Image Recognition Overview</text:p>
      <text:p text:style-name="P15"><text:span text:style-name="T33"><text:tab/></text:span><text:span text:style-name="T34">ImageNet is a project to categorize groups of images based on the WorldNet hierarchy. It aims to provide over 1,000 sample images based on this hierarchy in over 100,000 different categories </text:span><text:reference-mark-start text:name="ZOTERO_ITEM CSL_CITATION {&quot;citationID&quot;:&quot;CTRTlT1I&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ryNxLTNgDK"/><text:span text:style-name="T34">[7]</text:span><text:reference-mark-end text:name="ZOTERO_ITEM CSL_CITATION {&quot;citationID&quot;:&quot;CTRTlT1I&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ryNxLTNgDK"/><text:span text:style-name="T33">. </text:span><text:span text:style-name="T34">This system is organized into a tree based heirarchy, where each image is a member of a subtree such as mammal or vehicle, and consists of further child nodes at multiple levels of depth. A simplified example is that a Mammal subtree image might also be included in the carnivore node, the dog node, and finally the husky node. </text:span><text:span text:style-name="T35">Each image was human annotated by multiple people. Further, quality is controlled by making sure that the number of users agreeing that an image belongs in a category is greater than a simple majority.</text:span></text:p>
      <text:p text:style-name="P12"><text:span text:style-name="T35"><text:s text:c="2"/><text:tab/>From 2012-2017, ImageNet was used in a number of contests relating to image classification and object recognition</text:span><text:reference-mark-start text:name="ZOTERO_ITEM CSL_CITATION {&quot;citationID&quot;:&quot;2KddUnwA&quot;,&quot;properties&quot;:{&quot;formattedCitation&quot;:&quot;[14]&quot;,&quot;plainCitation&quot;:&quot;[14]&quot;,&quot;noteIndex&quot;:0},&quot;citationItems&quot;:[{&quot;id&quot;:140,&quot;uris&quot;:[&quot;http://zotero.org/users/local/FlXyRKaA/items/BCMZ9MW6&quot;],&quot;itemData&quot;:{&quot;id&quot;:140,&quot;type&quot;:&quot;article-journal&quot;,&quot;container-title&quot;:&quot;International Journal of Computer Vision&quot;,&quot;DOI&quot;:&quot;10.1007/s11263-015-0816-y&quot;,&quot;ISSN&quot;:&quot;0920-5691, 1573-1405&quot;,&quot;issue&quot;:&quot;3&quot;,&quot;journalAbbreviation&quot;:&quot;Int J Comput Vis&quot;,&quot;language&quot;:&quot;en&quot;,&quot;page&quot;:&quot;211-252&quot;,&quot;source&quot;:&quot;DOI.org (Crossref)&quot;,&quot;title&quot;:&quot;ImageNet Large Scale Visual Recognition Challenge&quot;,&quot;volume&quot;:&quot;115&quot;,&quot;author&quot;:[{&quot;family&quot;:&quot;Russakovsky&quot;,&quot;given&quot;:&quot;Olga&quot;},{&quot;family&quot;:&quot;Deng&quot;,&quot;given&quot;:&quot;Jia&quot;},{&quot;family&quot;:&quot;Su&quot;,&quot;given&quot;:&quot;Hao&quot;},{&quot;family&quot;:&quot;Krause&quot;,&quot;given&quot;:&quot;Jonathan&quot;},{&quot;family&quot;:&quot;Satheesh&quot;,&quot;given&quot;:&quot;Sanjeev&quot;},{&quot;family&quot;:&quot;Ma&quot;,&quot;given&quot;:&quot;Sean&quot;},{&quot;family&quot;:&quot;Huang&quot;,&quot;given&quot;:&quot;Zhiheng&quot;},{&quot;family&quot;:&quot;Karpathy&quot;,&quot;given&quot;:&quot;Andrej&quot;},{&quot;family&quot;:&quot;Khosla&quot;,&quot;given&quot;:&quot;Aditya&quot;},{&quot;family&quot;:&quot;Bernstein&quot;,&quot;given&quot;:&quot;Michael&quot;},{&quot;family&quot;:&quot;Berg&quot;,&quot;given&quot;:&quot;Alexander C.&quot;},{&quot;family&quot;:&quot;Fei-Fei&quot;,&quot;given&quot;:&quot;Li&quot;}],&quot;issued&quot;:{&quot;date-parts&quot;:[[&quot;2015&quot;,12]]}}}],&quot;schema&quot;:&quot;https://github.com/citation-style-language/schema/raw/master/csl-citation.json&quot;} RNDZheZc1tEnY"/><text:span text:style-name="T35">[14]</text:span><text:reference-mark-end text:name="ZOTERO_ITEM CSL_CITATION {&quot;citationID&quot;:&quot;2KddUnwA&quot;,&quot;properties&quot;:{&quot;formattedCitation&quot;:&quot;[14]&quot;,&quot;plainCitation&quot;:&quot;[14]&quot;,&quot;noteIndex&quot;:0},&quot;citationItems&quot;:[{&quot;id&quot;:140,&quot;uris&quot;:[&quot;http://zotero.org/users/local/FlXyRKaA/items/BCMZ9MW6&quot;],&quot;itemData&quot;:{&quot;id&quot;:140,&quot;type&quot;:&quot;article-journal&quot;,&quot;container-title&quot;:&quot;International Journal of Computer Vision&quot;,&quot;DOI&quot;:&quot;10.1007/s11263-015-0816-y&quot;,&quot;ISSN&quot;:&quot;0920-5691, 1573-1405&quot;,&quot;issue&quot;:&quot;3&quot;,&quot;journalAbbreviation&quot;:&quot;Int J Comput Vis&quot;,&quot;language&quot;:&quot;en&quot;,&quot;page&quot;:&quot;211-252&quot;,&quot;source&quot;:&quot;DOI.org (Crossref)&quot;,&quot;title&quot;:&quot;ImageNet Large Scale Visual Recognition Challenge&quot;,&quot;volume&quot;:&quot;115&quot;,&quot;author&quot;:[{&quot;family&quot;:&quot;Russakovsky&quot;,&quot;given&quot;:&quot;Olga&quot;},{&quot;family&quot;:&quot;Deng&quot;,&quot;given&quot;:&quot;Jia&quot;},{&quot;family&quot;:&quot;Su&quot;,&quot;given&quot;:&quot;Hao&quot;},{&quot;family&quot;:&quot;Krause&quot;,&quot;given&quot;:&quot;Jonathan&quot;},{&quot;family&quot;:&quot;Satheesh&quot;,&quot;given&quot;:&quot;Sanjeev&quot;},{&quot;family&quot;:&quot;Ma&quot;,&quot;given&quot;:&quot;Sean&quot;},{&quot;family&quot;:&quot;Huang&quot;,&quot;given&quot;:&quot;Zhiheng&quot;},{&quot;family&quot;:&quot;Karpathy&quot;,&quot;given&quot;:&quot;Andrej&quot;},{&quot;family&quot;:&quot;Khosla&quot;,&quot;given&quot;:&quot;Aditya&quot;},{&quot;family&quot;:&quot;Bernstein&quot;,&quot;given&quot;:&quot;Michael&quot;},{&quot;family&quot;:&quot;Berg&quot;,&quot;given&quot;:&quot;Alexander C.&quot;},{&quot;family&quot;:&quot;Fei-Fei&quot;,&quot;given&quot;:&quot;Li&quot;}],&quot;issued&quot;:{&quot;date-parts&quot;:[[&quot;2015&quot;,12]]}}}],&quot;schema&quot;:&quot;https://github.com/citation-style-language/schema/raw/master/csl-citation.json&quot;} RNDZheZc1tEnY"/><text:span text:style-name="T35">. </text:span><text:span text:style-name="T36">The ImageNet-1K dataset is a subset of the larger ImageNet set, containing over 1,200,000 training images in 1,000 categories. Contestants were generally tasked with building a classifier to correctly categorize images. Classifiers were generally ranked on their ability to correctly classify and image amongst the classifer’s top-5 categories. While earlier contests of this type generally utilized techniques such as a support vector machine </text:span><text:reference-mark-start text:name="ZOTERO_ITEM CSL_CITATION {&quot;citationID&quot;:&quot;Bnu4JigY&quot;,&quot;properties&quot;:{&quot;formattedCitation&quot;:&quot;[15]&quot;,&quot;plainCitation&quot;:&quot;[15]&quot;,&quot;noteIndex&quot;:0},&quot;citationItems&quot;:[{&quot;id&quot;:141,&quot;uris&quot;:[&quot;http://zotero.org/users/local/FlXyRKaA/items/F5NMDXFV&quot;],&quot;itemData&quot;:{&quot;id&quot;:141,&quot;type&quot;:&quot;paper-conference&quot;,&quot;abstract&quot;:&quot;Most research efforts on image classification so far have been focused on medium-scale datasets, which are often defined as datasets that can fit into the memory of a desktop (typically 4G 48G). There are two main reasons for the limited effort on large-scale image classification. First, until the emergence of ImageNet dataset, there was almost no publicly available large-scale benchmark data for image classification. This is mostly because class labels are expensive to obtain. Second, large-scale classification is hard because it poses more challenges than its medium-scale counterparts. A key challenge is how to achieve efficiency in both feature extraction and classifier training without compromising performance. This paper is to show how we address this challenge using ImageNet dataset as an example. For feature extraction, we develop a Hadoop scheme that performs feature extraction in parallel using hundreds of mappers. This allows us to extract fairly sophisticated features (with dimensions being hundreds of thousands) on 1.2 million images within one day. For SVM training, we develop a parallel averaging stochastic gradient descent (ASGD) algorithm for training one-against-all 1000-class SVM classifiers. The ASGD algorithm is capable of dealing with terabytes of training data and converges very fast-typically 5 epochs are sufficient. As a result, we achieve state-of-the-art performance on the ImageNet 1000-class classification, i.e., 52.9% in classification accuracy and 71.8% in top 5 hit rate.&quot;,&quot;container-title&quot;:&quot;CVPR 2011&quot;,&quot;DOI&quot;:&quot;10.1109/CVPR.2011.5995477&quot;,&quot;event-title&quot;:&quot;CVPR 2011&quot;,&quot;note&quot;:&quot;ISSN: 1063-6919&quot;,&quot;page&quot;:&quot;1689-1696&quot;,&quot;source&quot;:&quot;IEEE Xplore&quot;,&quot;title&quot;:&quot;Large-scale image classification: Fast feature extraction and SVM training&quot;,&quot;title-short&quot;:&quot;Large-scale image classification&quot;,&quot;URL&quot;:&quot;https://ieeexplore.ieee.org/document/5995477&quot;,&quot;author&quot;:[{&quot;family&quot;:&quot;Lin&quot;,&quot;given&quot;:&quot;Yuanqing&quot;},{&quot;family&quot;:&quot;Lv&quot;,&quot;given&quot;:&quot;Fengjun&quot;},{&quot;family&quot;:&quot;Zhu&quot;,&quot;given&quot;:&quot;Shenghuo&quot;},{&quot;family&quot;:&quot;Yang&quot;,&quot;given&quot;:&quot;Ming&quot;},{&quot;family&quot;:&quot;Cour&quot;,&quot;given&quot;:&quot;Timothee&quot;},{&quot;family&quot;:&quot;Yu&quot;,&quot;given&quot;:&quot;Kai&quot;},{&quot;family&quot;:&quot;Cao&quot;,&quot;given&quot;:&quot;Liangliang&quot;},{&quot;family&quot;:&quot;Huang&quot;,&quot;given&quot;:&quot;Thomas&quot;}],&quot;accessed&quot;:{&quot;date-parts&quot;:[[&quot;2025&quot;,10,10]]},&quot;issued&quot;:{&quot;date-parts&quot;:[[&quot;2011&quot;,6]]}}}],&quot;schema&quot;:&quot;https://github.com/citation-style-language/schema/raw/master/csl-citation.json&quot;} RNDGzEVSh1dy8"/><text:span text:style-name="T36">[15]</text:span><text:reference-mark-end text:name="ZOTERO_ITEM CSL_CITATION {&quot;citationID&quot;:&quot;Bnu4JigY&quot;,&quot;properties&quot;:{&quot;formattedCitation&quot;:&quot;[15]&quot;,&quot;plainCitation&quot;:&quot;[15]&quot;,&quot;noteIndex&quot;:0},&quot;citationItems&quot;:[{&quot;id&quot;:141,&quot;uris&quot;:[&quot;http://zotero.org/users/local/FlXyRKaA/items/F5NMDXFV&quot;],&quot;itemData&quot;:{&quot;id&quot;:141,&quot;type&quot;:&quot;paper-conference&quot;,&quot;abstract&quot;:&quot;Most research efforts on image classification so far have been focused on medium-scale datasets, which are often defined as datasets that can fit into the memory of a desktop (typically 4G 48G). There are two main reasons for the limited effort on large-scale image classification. First, until the emergence of ImageNet dataset, there was almost no publicly available large-scale benchmark data for image classification. This is mostly because class labels are expensive to obtain. Second, large-scale classification is hard because it poses more challenges than its medium-scale counterparts. A key challenge is how to achieve efficiency in both feature extraction and classifier training without compromising performance. This paper is to show how we address this challenge using ImageNet dataset as an example. For feature extraction, we develop a Hadoop scheme that performs feature extraction in parallel using hundreds of mappers. This allows us to extract fairly sophisticated features (with dimensions being hundreds of thousands) on 1.2 million images within one day. For SVM training, we develop a parallel averaging stochastic gradient descent (ASGD) algorithm for training one-against-all 1000-class SVM classifiers. The ASGD algorithm is capable of dealing with terabytes of training data and converges very fast-typically 5 epochs are sufficient. As a result, we achieve state-of-the-art performance on the ImageNet 1000-class classification, i.e., 52.9% in classification accuracy and 71.8% in top 5 hit rate.&quot;,&quot;container-title&quot;:&quot;CVPR 2011&quot;,&quot;DOI&quot;:&quot;10.1109/CVPR.2011.5995477&quot;,&quot;event-title&quot;:&quot;CVPR 2011&quot;,&quot;note&quot;:&quot;ISSN: 1063-6919&quot;,&quot;page&quot;:&quot;1689-1696&quot;,&quot;source&quot;:&quot;IEEE Xplore&quot;,&quot;title&quot;:&quot;Large-scale image classification: Fast feature extraction and SVM training&quot;,&quot;title-short&quot;:&quot;Large-scale image classification&quot;,&quot;URL&quot;:&quot;https://ieeexplore.ieee.org/document/5995477&quot;,&quot;author&quot;:[{&quot;family&quot;:&quot;Lin&quot;,&quot;given&quot;:&quot;Yuanqing&quot;},{&quot;family&quot;:&quot;Lv&quot;,&quot;given&quot;:&quot;Fengjun&quot;},{&quot;family&quot;:&quot;Zhu&quot;,&quot;given&quot;:&quot;Shenghuo&quot;},{&quot;family&quot;:&quot;Yang&quot;,&quot;given&quot;:&quot;Ming&quot;},{&quot;family&quot;:&quot;Cour&quot;,&quot;given&quot;:&quot;Timothee&quot;},{&quot;family&quot;:&quot;Yu&quot;,&quot;given&quot;:&quot;Kai&quot;},{&quot;family&quot;:&quot;Cao&quot;,&quot;given&quot;:&quot;Liangliang&quot;},{&quot;family&quot;:&quot;Huang&quot;,&quot;given&quot;:&quot;Thomas&quot;}],&quot;accessed&quot;:{&quot;date-parts&quot;:[[&quot;2025&quot;,10,10]]},&quot;issued&quot;:{&quot;date-parts&quot;:[[&quot;2011&quot;,6]]}}}],&quot;schema&quot;:&quot;https://github.com/citation-style-language/schema/raw/master/csl-citation.json&quot;} RNDGzEVSh1dy8"/><text:span text:style-name="T36">, the 2012 contest was won by AlexNet </text:span><text:reference-mark-start text:name="ZOTERO_ITEM CSL_CITATION {&quot;citationID&quot;:&quot;Wu5zCe7M&quot;,&quot;properties&quot;:{&quot;formattedCitation&quot;:&quot;[16]&quot;,&quot;plainCitation&quot;:&quot;[16]&quot;,&quot;noteIndex&quot;:0},&quot;citationItems&quot;:[{&quot;id&quot;:143,&quot;uris&quot;:[&quot;http://zotero.org/users/local/FlXyRKaA/items/C3XHHCQF&quot;],&quot;itemData&quot;:{&quot;id&quot;:143,&quot;type&quot;:&quot;article&quot;,&quot;abstract&quot;:&quot;I present a new way to parallelize the training of convolutional neural networks across multiple GPUs. The method scales significantly better than all alternatives when applied to modern convolutional neural networks.&quot;,&quot;DOI&quot;:&quot;10.48550/arXiv.1404.5997&quot;,&quot;note&quot;:&quot;arXiv:1404.5997 [cs]&quot;,&quot;number&quot;:&quot;arXiv:1404.5997&quot;,&quot;publisher&quot;:&quot;arXiv&quot;,&quot;source&quot;:&quot;arXiv.org&quot;,&quot;title&quot;:&quot;One weird trick for parallelizing convolutional neural networks&quot;,&quot;URL&quot;:&quot;http://arxiv.org/abs/1404.5997&quot;,&quot;author&quot;:[{&quot;family&quot;:&quot;Krizhevsky&quot;,&quot;given&quot;:&quot;Alex&quot;}],&quot;accessed&quot;:{&quot;date-parts&quot;:[[&quot;2025&quot;,10,10]]},&quot;issued&quot;:{&quot;date-parts&quot;:[[&quot;2014&quot;,4,26]]}}}],&quot;schema&quot;:&quot;https://github.com/citation-style-language/schema/raw/master/csl-citation.json&quot;} RNDhVO6k6zMlK"/><text:span text:style-name="T36">[16]</text:span><text:reference-mark-end text:name="ZOTERO_ITEM CSL_CITATION {&quot;citationID&quot;:&quot;Wu5zCe7M&quot;,&quot;properties&quot;:{&quot;formattedCitation&quot;:&quot;[16]&quot;,&quot;plainCitation&quot;:&quot;[16]&quot;,&quot;noteIndex&quot;:0},&quot;citationItems&quot;:[{&quot;id&quot;:143,&quot;uris&quot;:[&quot;http://zotero.org/users/local/FlXyRKaA/items/C3XHHCQF&quot;],&quot;itemData&quot;:{&quot;id&quot;:143,&quot;type&quot;:&quot;article&quot;,&quot;abstract&quot;:&quot;I present a new way to parallelize the training of convolutional neural networks across multiple GPUs. The method scales significantly better than all alternatives when applied to modern convolutional neural networks.&quot;,&quot;DOI&quot;:&quot;10.48550/arXiv.1404.5997&quot;,&quot;note&quot;:&quot;arXiv:1404.5997 [cs]&quot;,&quot;number&quot;:&quot;arXiv:1404.5997&quot;,&quot;publisher&quot;:&quot;arXiv&quot;,&quot;source&quot;:&quot;arXiv.org&quot;,&quot;title&quot;:&quot;One weird trick for parallelizing convolutional neural networks&quot;,&quot;URL&quot;:&quot;http://arxiv.org/abs/1404.5997&quot;,&quot;author&quot;:[{&quot;family&quot;:&quot;Krizhevsky&quot;,&quot;given&quot;:&quot;Alex&quot;}],&quot;accessed&quot;:{&quot;date-parts&quot;:[[&quot;2025&quot;,10,10]]},&quot;issued&quot;:{&quot;date-parts&quot;:[[&quot;2014&quot;,4,26]]}}}],&quot;schema&quot;:&quot;https://github.com/citation-style-language/schema/raw/master/csl-citation.json&quot;} RNDhVO6k6zMlK"/><text:span text:style-name="T36"> </text:span><text:span text:style-name="T37">with a top-5 error rate around 15%</text:span><text:span text:style-name="T36">. </text:span><text:span text:style-name="T37">Future contests would see this number dramatically increase as image classifier CNNs were further refined.</text:span></text:p>
      <text:p text:style-name="P16"/>
      <text:p text:style-name="P17">The Networks</text:p>
      <text:p text:style-name="P18"><text:span text:style-name="T33"><text:tab/></text:span><text:span text:style-name="T38">For our experiment </text:span><text:span text:style-name="T39">I</text:span><text:span text:style-name="T38"> looked at five different CNNs: DenseNet </text:span><text:reference-mark-start text:name="ZOTERO_ITEM CSL_CITATION {&quot;citationID&quot;:&quot;KG3dyO8Q&quot;,&quot;properties&quot;:{&quot;formattedCitation&quot;:&quot;[17]&quot;,&quot;plainCitation&quot;:&quot;[17]&quot;,&quot;noteIndex&quot;:0},&quot;citationItems&quot;:[{&quot;id&quot;:47,&quot;uris&quot;:[&quot;http://zotero.org/users/local/FlXyRKaA/items/BI3ZNRR2&quot;],&quot;itemData&quot;:{&quot;id&quot;:47,&quot;type&quot;:&quot;paper-conference&quot;,&quot;container-title&quot;:&quot;2017 IEEE Conference on Computer Vision and Pattern Recognition (CVPR)&quot;,&quot;DOI&quot;:&quot;10.1109/CVPR.2017.243&quot;,&quot;event-place&quot;:&quot;Honolulu, HI&quot;,&quot;event-title&quot;:&quot;2017 IEEE Conference on Computer Vision and Pattern Recognition (CVPR)&quot;,&quot;ISBN&quot;:&quot;978-1-5386-0457-1&quot;,&quot;language&quot;:&quot;en&quot;,&quot;page&quot;:&quot;2261-2269&quot;,&quot;publisher&quot;:&quot;IEEE&quot;,&quot;publisher-place&quot;:&quot;Honolulu, HI&quot;,&quot;source&quot;:&quot;DOI.org (Crossref)&quot;,&quot;title&quot;:&quot;Densely Connected Convolutional Networks&quot;,&quot;URL&quot;:&quot;https://ieeexplore.ieee.org/document/8099726/&quot;,&quot;author&quot;:[{&quot;family&quot;:&quot;Huang&quot;,&quot;given&quot;:&quot;Gao&quot;},{&quot;family&quot;:&quot;Liu&quot;,&quot;given&quot;:&quot;Zhuang&quot;},{&quot;family&quot;:&quot;Van Der Maaten&quot;,&quot;given&quot;:&quot;Laurens&quot;},{&quot;family&quot;:&quot;Weinberger&quot;,&quot;given&quot;:&quot;Kilian Q.&quot;}],&quot;accessed&quot;:{&quot;date-parts&quot;:[[&quot;2025&quot;,8,13]]},&quot;issued&quot;:{&quot;date-parts&quot;:[[&quot;2017&quot;,7]]}}}],&quot;schema&quot;:&quot;https://github.com/citation-style-language/schema/raw/master/csl-citation.json&quot;} RNDl23CSLqZ02"/><text:span text:style-name="T38">[17]</text:span><text:reference-mark-end text:name="ZOTERO_ITEM CSL_CITATION {&quot;citationID&quot;:&quot;KG3dyO8Q&quot;,&quot;properties&quot;:{&quot;formattedCitation&quot;:&quot;[17]&quot;,&quot;plainCitation&quot;:&quot;[17]&quot;,&quot;noteIndex&quot;:0},&quot;citationItems&quot;:[{&quot;id&quot;:47,&quot;uris&quot;:[&quot;http://zotero.org/users/local/FlXyRKaA/items/BI3ZNRR2&quot;],&quot;itemData&quot;:{&quot;id&quot;:47,&quot;type&quot;:&quot;paper-conference&quot;,&quot;container-title&quot;:&quot;2017 IEEE Conference on Computer Vision and Pattern Recognition (CVPR)&quot;,&quot;DOI&quot;:&quot;10.1109/CVPR.2017.243&quot;,&quot;event-place&quot;:&quot;Honolulu, HI&quot;,&quot;event-title&quot;:&quot;2017 IEEE Conference on Computer Vision and Pattern Recognition (CVPR)&quot;,&quot;ISBN&quot;:&quot;978-1-5386-0457-1&quot;,&quot;language&quot;:&quot;en&quot;,&quot;page&quot;:&quot;2261-2269&quot;,&quot;publisher&quot;:&quot;IEEE&quot;,&quot;publisher-place&quot;:&quot;Honolulu, HI&quot;,&quot;source&quot;:&quot;DOI.org (Crossref)&quot;,&quot;title&quot;:&quot;Densely Connected Convolutional Networks&quot;,&quot;URL&quot;:&quot;https://ieeexplore.ieee.org/document/8099726/&quot;,&quot;author&quot;:[{&quot;family&quot;:&quot;Huang&quot;,&quot;given&quot;:&quot;Gao&quot;},{&quot;family&quot;:&quot;Liu&quot;,&quot;given&quot;:&quot;Zhuang&quot;},{&quot;family&quot;:&quot;Van Der Maaten&quot;,&quot;given&quot;:&quot;Laurens&quot;},{&quot;family&quot;:&quot;Weinberger&quot;,&quot;given&quot;:&quot;Kilian Q.&quot;}],&quot;accessed&quot;:{&quot;date-parts&quot;:[[&quot;2025&quot;,8,13]]},&quot;issued&quot;:{&quot;date-parts&quot;:[[&quot;2017&quot;,7]]}}}],&quot;schema&quot;:&quot;https://github.com/citation-style-language/schema/raw/master/csl-citation.json&quot;} RNDl23CSLqZ02"/><text:span text:style-name="T38">, GoogLeNet </text:span><text:reference-mark-start text:name="ZOTERO_ITEM CSL_CITATION {&quot;citationID&quot;:&quot;gnuqjv5r&quot;,&quot;properties&quot;:{&quot;formattedCitation&quot;:&quot;[18]&quot;,&quot;plainCitation&quot;:&quot;[18]&quot;,&quot;noteIndex&quot;:0},&quot;citationItems&quot;:[{&quot;id&quot;:48,&quot;uris&quot;:[&quot;http://zotero.org/users/local/FlXyRKaA/items/DE872BNU&quot;],&quot;itemData&quot;:{&quot;id&quot;:48,&quot;type&quot;:&quot;paper-conference&quot;,&quot;abstract&quot;:&quot;We propose a deep convolutional neural network architecture codenamed Inception that achieves the new state of the art for classification and detection in the ImageNet Large-Scale Visual Recognition Challenge 2014 (ILSVRC14). The main hallmark of this architecture is the improved utilization of the computing resources inside the network. By a carefully crafted design, we increased the depth and width of the network while keeping the computational budget constant. To optimize quality, the architectural decisions were based on the Hebbian principle and the intuition of multi-scale processing. One particular incarnation used in our submission for ILSVRC14 is called GoogLeNet, a 22 layers deep network, the quality of which is assessed in the context of classification and detection.&quot;,&quot;container-title&quot;:&quot;2015 IEEE Conference on Computer Vision and Pattern Recognition (CVPR)&quot;,&quot;DOI&quot;:&quot;10.1109/CVPR.2015.7298594&quot;,&quot;event-title&quot;:&quot;2015 IEEE Conference on Computer Vision and Pattern Recognition (CVPR)&quot;,&quot;note&quot;:&quot;ISSN: 1063-6919&quot;,&quot;page&quot;:&quot;1-9&quot;,&quot;source&quot;:&quot;IEEE Xplore&quot;,&quot;title&quot;:&quot;Going deeper with convolutions&quot;,&quot;URL&quot;:&quot;https://ieeexplore.ieee.org/document/7298594/&quot;,&quot;author&quot;:[{&quot;family&quot;:&quot;Szegedy&quot;,&quot;given&quot;:&quot;Christian&quot;},{&quot;family&quot;:&quot;Liu&quot;,&quot;given&quot;:&quot;Wei&quot;},{&quot;family&quot;:&quot;Jia&quot;,&quot;given&quot;:&quot;Yangqing&quot;},{&quot;family&quot;:&quot;Sermanet&quot;,&quot;given&quot;:&quot;Pierre&quot;},{&quot;family&quot;:&quot;Reed&quot;,&quot;given&quot;:&quot;Scott&quot;},{&quot;family&quot;:&quot;Anguelov&quot;,&quot;given&quot;:&quot;Dragomir&quot;},{&quot;family&quot;:&quot;Erhan&quot;,&quot;given&quot;:&quot;Dumitru&quot;},{&quot;family&quot;:&quot;Vanhoucke&quot;,&quot;given&quot;:&quot;Vincent&quot;},{&quot;family&quot;:&quot;Rabinovich&quot;,&quot;given&quot;:&quot;Andrew&quot;}],&quot;accessed&quot;:{&quot;date-parts&quot;:[[&quot;2025&quot;,8,13]]},&quot;issued&quot;:{&quot;date-parts&quot;:[[&quot;2015&quot;,6]]}}}],&quot;schema&quot;:&quot;https://github.com/citation-style-language/schema/raw/master/csl-citation.json&quot;} RND9FHTNHNYm9"/><text:span text:style-name="T38">[18]</text:span><text:reference-mark-end text:name="ZOTERO_ITEM CSL_CITATION {&quot;citationID&quot;:&quot;gnuqjv5r&quot;,&quot;properties&quot;:{&quot;formattedCitation&quot;:&quot;[18]&quot;,&quot;plainCitation&quot;:&quot;[18]&quot;,&quot;noteIndex&quot;:0},&quot;citationItems&quot;:[{&quot;id&quot;:48,&quot;uris&quot;:[&quot;http://zotero.org/users/local/FlXyRKaA/items/DE872BNU&quot;],&quot;itemData&quot;:{&quot;id&quot;:48,&quot;type&quot;:&quot;paper-conference&quot;,&quot;abstract&quot;:&quot;We propose a deep convolutional neural network architecture codenamed Inception that achieves the new state of the art for classification and detection in the ImageNet Large-Scale Visual Recognition Challenge 2014 (ILSVRC14). The main hallmark of this architecture is the improved utilization of the computing resources inside the network. By a carefully crafted design, we increased the depth and width of the network while keeping the computational budget constant. To optimize quality, the architectural decisions were based on the Hebbian principle and the intuition of multi-scale processing. One particular incarnation used in our submission for ILSVRC14 is called GoogLeNet, a 22 layers deep network, the quality of which is assessed in the context of classification and detection.&quot;,&quot;container-title&quot;:&quot;2015 IEEE Conference on Computer Vision and Pattern Recognition (CVPR)&quot;,&quot;DOI&quot;:&quot;10.1109/CVPR.2015.7298594&quot;,&quot;event-title&quot;:&quot;2015 IEEE Conference on Computer Vision and Pattern Recognition (CVPR)&quot;,&quot;note&quot;:&quot;ISSN: 1063-6919&quot;,&quot;page&quot;:&quot;1-9&quot;,&quot;source&quot;:&quot;IEEE Xplore&quot;,&quot;title&quot;:&quot;Going deeper with convolutions&quot;,&quot;URL&quot;:&quot;https://ieeexplore.ieee.org/document/7298594/&quot;,&quot;author&quot;:[{&quot;family&quot;:&quot;Szegedy&quot;,&quot;given&quot;:&quot;Christian&quot;},{&quot;family&quot;:&quot;Liu&quot;,&quot;given&quot;:&quot;Wei&quot;},{&quot;family&quot;:&quot;Jia&quot;,&quot;given&quot;:&quot;Yangqing&quot;},{&quot;family&quot;:&quot;Sermanet&quot;,&quot;given&quot;:&quot;Pierre&quot;},{&quot;family&quot;:&quot;Reed&quot;,&quot;given&quot;:&quot;Scott&quot;},{&quot;family&quot;:&quot;Anguelov&quot;,&quot;given&quot;:&quot;Dragomir&quot;},{&quot;family&quot;:&quot;Erhan&quot;,&quot;given&quot;:&quot;Dumitru&quot;},{&quot;family&quot;:&quot;Vanhoucke&quot;,&quot;given&quot;:&quot;Vincent&quot;},{&quot;family&quot;:&quot;Rabinovich&quot;,&quot;given&quot;:&quot;Andrew&quot;}],&quot;accessed&quot;:{&quot;date-parts&quot;:[[&quot;2025&quot;,8,13]]},&quot;issued&quot;:{&quot;date-parts&quot;:[[&quot;2015&quot;,6]]}}}],&quot;schema&quot;:&quot;https://github.com/citation-style-language/schema/raw/master/csl-citation.json&quot;} RND9FHTNHNYm9"/><text:span text:style-name="T38">, ResNet </text:span><text:reference-mark-start text:name="ZOTERO_ITEM CSL_CITATION {&quot;citationID&quot;:&quot;5wi6HmWr&quot;,&quot;properties&quot;:{&quot;formattedCitation&quot;:&quot;[19]&quot;,&quot;plainCitation&quot;:&quot;[19]&quot;,&quot;noteIndex&quot;:0},&quot;citationItems&quot;:[{&quot;id&quot;:51,&quot;uris&quot;:[&quot;http://zotero.org/users/local/FlXyRKaA/items/37DJMN99&quot;],&quot;itemData&quot;:{&quot;id&quot;:51,&quot;type&quot;:&quot;paper-conference&quot;,&quot;abstract&quot;:&quot;Deeper neural networks are more difﬁ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 deeper than VGG nets [40] but still having lower complexity. An ensemble of these residual nets achieves 3.57% error on the ImageNet test set. This result won the 1st place on the ILSVRC 2015 classiﬁcation task. We also present analysis on CIFAR-10 with 100 and 1000 layers.&quot;,&quot;container-title&quot;:&quot;2016 IEEE Conference on Computer Vision and Pattern Recognition (CVPR)&quot;,&quot;DOI&quot;:&quot;10.1109/CVPR.2016.90&quot;,&quot;event-place&quot;:&quot;Las Vegas, NV, USA&quot;,&quot;event-title&quot;:&quot;2016 IEEE Conference on Computer Vision and Pattern Recognition (CVPR)&quot;,&quot;ISBN&quot;:&quot;978-1-4673-8851-1&quot;,&quot;language&quot;:&quot;en&quot;,&quot;page&quot;:&quot;770-778&quot;,&quot;publisher&quot;:&quot;IEEE&quot;,&quot;publisher-place&quot;:&quot;Las Vegas, NV, USA&quot;,&quot;source&quot;:&quot;DOI.org (Crossref)&quot;,&quot;title&quot;:&quot;Deep Residual Learning for Image Recognition&quot;,&quot;URL&quot;:&quot;http://ieeexplore.ieee.org/document/7780459/&quot;,&quot;author&quot;:[{&quot;family&quot;:&quot;He&quot;,&quot;given&quot;:&quot;Kaiming&quot;},{&quot;family&quot;:&quot;Zhang&quot;,&quot;given&quot;:&quot;Xiangyu&quot;},{&quot;family&quot;:&quot;Ren&quot;,&quot;given&quot;:&quot;Shaoqing&quot;},{&quot;family&quot;:&quot;Sun&quot;,&quot;given&quot;:&quot;Jian&quot;}],&quot;accessed&quot;:{&quot;date-parts&quot;:[[&quot;2025&quot;,8,13]]},&quot;issued&quot;:{&quot;date-parts&quot;:[[&quot;2016&quot;,6]]}}}],&quot;schema&quot;:&quot;https://github.com/citation-style-language/schema/raw/master/csl-citation.json&quot;} RNDbaKEFmw0we"/><text:span text:style-name="T38">[19]</text:span><text:reference-mark-end text:name="ZOTERO_ITEM CSL_CITATION {&quot;citationID&quot;:&quot;5wi6HmWr&quot;,&quot;properties&quot;:{&quot;formattedCitation&quot;:&quot;[19]&quot;,&quot;plainCitation&quot;:&quot;[19]&quot;,&quot;noteIndex&quot;:0},&quot;citationItems&quot;:[{&quot;id&quot;:51,&quot;uris&quot;:[&quot;http://zotero.org/users/local/FlXyRKaA/items/37DJMN99&quot;],&quot;itemData&quot;:{&quot;id&quot;:51,&quot;type&quot;:&quot;paper-conference&quot;,&quot;abstract&quot;:&quot;Deeper neural networks are more difﬁ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 deeper than VGG nets [40] but still having lower complexity. An ensemble of these residual nets achieves 3.57% error on the ImageNet test set. This result won the 1st place on the ILSVRC 2015 classiﬁcation task. We also present analysis on CIFAR-10 with 100 and 1000 layers.&quot;,&quot;container-title&quot;:&quot;2016 IEEE Conference on Computer Vision and Pattern Recognition (CVPR)&quot;,&quot;DOI&quot;:&quot;10.1109/CVPR.2016.90&quot;,&quot;event-place&quot;:&quot;Las Vegas, NV, USA&quot;,&quot;event-title&quot;:&quot;2016 IEEE Conference on Computer Vision and Pattern Recognition (CVPR)&quot;,&quot;ISBN&quot;:&quot;978-1-4673-8851-1&quot;,&quot;language&quot;:&quot;en&quot;,&quot;page&quot;:&quot;770-778&quot;,&quot;publisher&quot;:&quot;IEEE&quot;,&quot;publisher-place&quot;:&quot;Las Vegas, NV, USA&quot;,&quot;source&quot;:&quot;DOI.org (Crossref)&quot;,&quot;title&quot;:&quot;Deep Residual Learning for Image Recognition&quot;,&quot;URL&quot;:&quot;http://ieeexplore.ieee.org/document/7780459/&quot;,&quot;author&quot;:[{&quot;family&quot;:&quot;He&quot;,&quot;given&quot;:&quot;Kaiming&quot;},{&quot;family&quot;:&quot;Zhang&quot;,&quot;given&quot;:&quot;Xiangyu&quot;},{&quot;family&quot;:&quot;Ren&quot;,&quot;given&quot;:&quot;Shaoqing&quot;},{&quot;family&quot;:&quot;Sun&quot;,&quot;given&quot;:&quot;Jian&quot;}],&quot;accessed&quot;:{&quot;date-parts&quot;:[[&quot;2025&quot;,8,13]]},&quot;issued&quot;:{&quot;date-parts&quot;:[[&quot;2016&quot;,6]]}}}],&quot;schema&quot;:&quot;https://github.com/citation-style-language/schema/raw/master/csl-citation.json&quot;} RNDbaKEFmw0we"/><text:span text:style-name="T38">, SqueezeNet </text:span><text:reference-mark-start text:name="ZOTERO_ITEM CSL_CITATION {&quot;citationID&quot;:&quot;ZJMkzHSi&quot;,&quot;properties&quot;:{&quot;formattedCitation&quot;:&quot;[20]&quot;,&quot;plainCitation&quot;:&quot;[20]&quot;,&quot;noteIndex&quot;:0},&quot;citationItems&quot;:[{&quot;id&quot;:59,&quot;uris&quot;:[&quot;http://zotero.org/users/local/FlXyRKaA/items/ENC2E2VE&quot;],&quot;itemData&quot;:{&quot;id&quot;:59,&quot;type&quot;:&quot;article&quot;,&quot;abstract&quot;:&quot;Recent research on deep convolutional neural networks (CNNs) has focused primarily on improving accuracy. For a given accuracy level, it is typically possible to identify multiple CNN architectures that achieve that accuracy level. With equivalent accuracy, smaller CNN architectures offer at least three advantages: (1) Smaller CNNs require less communication across servers during distributed training. (2) Smaller CNNs require less bandwidth to export a new model from the cloud to an autonomous car. (3) Smaller CNNs are more feasible to deploy on FPGAs and other hardware with limited memory. To provide all of these advantages, we propose a small CNN architecture called SqueezeNet. SqueezeNet achieves AlexNet-level accuracy on ImageNet with 50x fewer parameters. Additionally, with model compression techniques, we are able to compress SqueezeNet to less than 0.5MB (510× smaller than AlexNet).&quot;,&quot;DOI&quot;:&quot;10.48550/arXiv.1602.07360&quot;,&quot;language&quot;:&quot;en&quot;,&quot;note&quot;:&quot;arXiv:1602.07360 [cs]&quot;,&quot;number&quot;:&quot;arXiv:1602.07360&quot;,&quot;publisher&quot;:&quot;arXiv&quot;,&quot;source&quot;:&quot;arXiv.org&quot;,&quot;title&quot;:&quot;SqueezeNet: AlexNet-level accuracy with 50x fewer parameters and &lt;0.5MB model size&quot;,&quot;title-short&quot;:&quot;SqueezeNet&quot;,&quot;URL&quot;:&quot;http://arxiv.org/abs/1602.07360&quot;,&quot;author&quot;:[{&quot;family&quot;:&quot;Iandola&quot;,&quot;given&quot;:&quot;Forrest N.&quot;},{&quot;family&quot;:&quot;Han&quot;,&quot;given&quot;:&quot;Song&quot;},{&quot;family&quot;:&quot;Moskewicz&quot;,&quot;given&quot;:&quot;Matthew W.&quot;},{&quot;family&quot;:&quot;Ashraf&quot;,&quot;given&quot;:&quot;Khalid&quot;},{&quot;family&quot;:&quot;Dally&quot;,&quot;given&quot;:&quot;William J.&quot;},{&quot;family&quot;:&quot;Keutzer&quot;,&quot;given&quot;:&quot;Kurt&quot;}],&quot;accessed&quot;:{&quot;date-parts&quot;:[[&quot;2025&quot;,8,13]]},&quot;issued&quot;:{&quot;date-parts&quot;:[[&quot;2016&quot;,11,4]]}}}],&quot;schema&quot;:&quot;https://github.com/citation-style-language/schema/raw/master/csl-citation.json&quot;} RNDctPn3B6eij"/><text:span text:style-name="T38">[20]</text:span><text:reference-mark-end text:name="ZOTERO_ITEM CSL_CITATION {&quot;citationID&quot;:&quot;ZJMkzHSi&quot;,&quot;properties&quot;:{&quot;formattedCitation&quot;:&quot;[20]&quot;,&quot;plainCitation&quot;:&quot;[20]&quot;,&quot;noteIndex&quot;:0},&quot;citationItems&quot;:[{&quot;id&quot;:59,&quot;uris&quot;:[&quot;http://zotero.org/users/local/FlXyRKaA/items/ENC2E2VE&quot;],&quot;itemData&quot;:{&quot;id&quot;:59,&quot;type&quot;:&quot;article&quot;,&quot;abstract&quot;:&quot;Recent research on deep convolutional neural networks (CNNs) has focused primarily on improving accuracy. For a given accuracy level, it is typically possible to identify multiple CNN architectures that achieve that accuracy level. With equivalent accuracy, smaller CNN architectures offer at least three advantages: (1) Smaller CNNs require less communication across servers during distributed training. (2) Smaller CNNs require less bandwidth to export a new model from the cloud to an autonomous car. (3) Smaller CNNs are more feasible to deploy on FPGAs and other hardware with limited memory. To provide all of these advantages, we propose a small CNN architecture called SqueezeNet. SqueezeNet achieves AlexNet-level accuracy on ImageNet with 50x fewer parameters. Additionally, with model compression techniques, we are able to compress SqueezeNet to less than 0.5MB (510× smaller than AlexNet).&quot;,&quot;DOI&quot;:&quot;10.48550/arXiv.1602.07360&quot;,&quot;language&quot;:&quot;en&quot;,&quot;note&quot;:&quot;arXiv:1602.07360 [cs]&quot;,&quot;number&quot;:&quot;arXiv:1602.07360&quot;,&quot;publisher&quot;:&quot;arXiv&quot;,&quot;source&quot;:&quot;arXiv.org&quot;,&quot;title&quot;:&quot;SqueezeNet: AlexNet-level accuracy with 50x fewer parameters and &lt;0.5MB model size&quot;,&quot;title-short&quot;:&quot;SqueezeNet&quot;,&quot;URL&quot;:&quot;http://arxiv.org/abs/1602.07360&quot;,&quot;author&quot;:[{&quot;family&quot;:&quot;Iandola&quot;,&quot;given&quot;:&quot;Forrest N.&quot;},{&quot;family&quot;:&quot;Han&quot;,&quot;given&quot;:&quot;Song&quot;},{&quot;family&quot;:&quot;Moskewicz&quot;,&quot;given&quot;:&quot;Matthew W.&quot;},{&quot;family&quot;:&quot;Ashraf&quot;,&quot;given&quot;:&quot;Khalid&quot;},{&quot;family&quot;:&quot;Dally&quot;,&quot;given&quot;:&quot;William J.&quot;},{&quot;family&quot;:&quot;Keutzer&quot;,&quot;given&quot;:&quot;Kurt&quot;}],&quot;accessed&quot;:{&quot;date-parts&quot;:[[&quot;2025&quot;,8,13]]},&quot;issued&quot;:{&quot;date-parts&quot;:[[&quot;2016&quot;,11,4]]}}}],&quot;schema&quot;:&quot;https://github.com/citation-style-language/schema/raw/master/csl-citation.json&quot;} RNDctPn3B6eij"/><text:span text:style-name="T38">, and VGG </text:span><text:reference-mark-start text:name="ZOTERO_ITEM CSL_CITATION {&quot;citationID&quot;:&quot;bdZPVaKb&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Unyvl9NVTA"/><text:span text:style-name="T38">[9]</text:span><text:reference-mark-end text:name="ZOTERO_ITEM CSL_CITATION {&quot;citationID&quot;:&quot;bdZPVaKb&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Unyvl9NVTA"/><text:span text:style-name="T38">. While </text:span><text:span text:style-name="T40">AlexNet is often used in a baseline in many experiements, </text:span><text:span text:style-name="T39">I</text:span><text:span text:style-name="T40"> instead chose VGG for this purpose. The reasons for this were because Gatys chose VGG in his original NST paper </text:span><text:reference-mark-start text:name="ZOTERO_ITEM CSL_CITATION {&quot;citationID&quot;:&quot;pL74o8F9&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9u5QIPQv7L"/><text:span text:style-name="T40">[8]</text:span><text:reference-mark-end text:name="ZOTERO_ITEM CSL_CITATION {&quot;citationID&quot;:&quot;pL74o8F9&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9u5QIPQv7L"/><text:span text:style-name="T40">, and because an earlier work by Gatys on texture synthesis noted inferior results with AlexNet compared to those using VGG </text:span><text:reference-mark-start text:name="ZOTERO_ITEM CSL_CITATION {&quot;citationID&quot;:&quot;tpC1OygK&quot;,&quot;properties&quot;:{&quot;formattedCitation&quot;:&quot;[21]&quot;,&quot;plainCitation&quot;:&quot;[21]&quot;,&quot;noteIndex&quot;:0},&quot;citationItems&quot;:[{&quot;id&quot;:71,&quot;uris&quot;:[&quot;http://zotero.org/users/local/FlXyRKaA/items/ENAQAPWJ&quot;],&quot;itemData&quot;:{&quot;id&quot;:71,&quot;type&quot;:&quot;article-journal&quot;,&quot;abstract&quot;:&quot;Here we introduce a new model of natural textures based on the feature spaces of convolutional neural networks optimised for object recognition. Samples from the model are of high perceptual quality demonstrating the generative power of neural networks trained in a purely discriminative fashion. Within the model, textures are represented by the correlations between feature maps in several layers of the network. We show that across layers the texture representations increasingly capture the statistical properties of natural images while making object information more and more explicit. The model provides a new tool to generate stimuli for neuroscience and might offer insights into the deep representations learned by convolutional neural networks.&quot;,&quot;language&quot;:&quot;en&quot;,&quot;source&quot;:&quot;Zotero&quot;,&quot;title&quot;:&quot;Texture Synthesis Using Convolutional Neural Networks&quot;,&quot;author&quot;:[{&quot;family&quot;:&quot;Gatys&quot;,&quot;given&quot;:&quot;Leon&quot;},{&quot;family&quot;:&quot;Ecker&quot;,&quot;given&quot;:&quot;Alexander S&quot;},{&quot;family&quot;:&quot;Bethge&quot;,&quot;given&quot;:&quot;Matthias&quot;}]}}],&quot;schema&quot;:&quot;https://github.com/citation-style-language/schema/raw/master/csl-citation.json&quot;} RNDPDQwbi1WXW"/><text:span text:style-name="T40">[21]</text:span><text:reference-mark-end text:name="ZOTERO_ITEM CSL_CITATION {&quot;citationID&quot;:&quot;tpC1OygK&quot;,&quot;properties&quot;:{&quot;formattedCitation&quot;:&quot;[21]&quot;,&quot;plainCitation&quot;:&quot;[21]&quot;,&quot;noteIndex&quot;:0},&quot;citationItems&quot;:[{&quot;id&quot;:71,&quot;uris&quot;:[&quot;http://zotero.org/users/local/FlXyRKaA/items/ENAQAPWJ&quot;],&quot;itemData&quot;:{&quot;id&quot;:71,&quot;type&quot;:&quot;article-journal&quot;,&quot;abstract&quot;:&quot;Here we introduce a new model of natural textures based on the feature spaces of convolutional neural networks optimised for object recognition. Samples from the model are of high perceptual quality demonstrating the generative power of neural networks trained in a purely discriminative fashion. Within the model, textures are represented by the correlations between feature maps in several layers of the network. We show that across layers the texture representations increasingly capture the statistical properties of natural images while making object information more and more explicit. The model provides a new tool to generate stimuli for neuroscience and might offer insights into the deep representations learned by convolutional neural networks.&quot;,&quot;language&quot;:&quot;en&quot;,&quot;source&quot;:&quot;Zotero&quot;,&quot;title&quot;:&quot;Texture Synthesis Using Convolutional Neural Networks&quot;,&quot;author&quot;:[{&quot;family&quot;:&quot;Gatys&quot;,&quot;given&quot;:&quot;Leon&quot;},{&quot;family&quot;:&quot;Ecker&quot;,&quot;given&quot;:&quot;Alexander S&quot;},{&quot;family&quot;:&quot;Bethge&quot;,&quot;given&quot;:&quot;Matthias&quot;}]}}],&quot;schema&quot;:&quot;https://github.com/citation-style-language/schema/raw/master/csl-citation.json&quot;} RNDPDQwbi1WXW"/><text:span text:style-name="T40">. </text:span><text:span text:style-name="T41">The remaining </text:span><text:soft-page-break/><text:span text:style-name="T41">networks were chosen based on their notability, parameter and GLOPS calculation count, and performance with the </text:span><text:span text:style-name="T36">ImageNet-1K </text:span><text:span text:style-name="T41">dataset. </text:span></text:p>
      <text:p text:style-name="P18"><text:span text:style-name="T41"><text:tab/></text:span><text:span text:style-name="T42">B</text:span><text:span text:style-name="T39">oth SqueezeNet and GoogLeNet to represent later CNNs that require </text:span><text:span text:style-name="T43">both</text:span><text:span text:style-name="T39"> fewer parameters and calculations to analyze an image. SqueezeNet </text:span><text:span text:style-name="T44">is both the smallest network by parameter count and calculations required to analyze an image, but its perfomance at image identifcation is worse than VGG. GoogLeNet is only slightly larger in calculation count and size than SqueezeNet, but it is nearly equal in performance to VGG. DenseNet and ResNet </text:span><text:span text:style-name="T43">both represent networks consist of more parameters and calculations than the previously mentioned small networks, but greater accuracy in image identification. Notably both networks are </text:span><text:span text:style-name="T42">also</text:span><text:span text:style-name="T43"> fewer parameters and calculations than VGG.</text:span></text:p>
      <text:p text:style-name="P19"/>
      <text:p text:style-name="P4">Image Creation Experiments</text:p>
      <text:p text:style-name="P20"><text:tab/>The image set used in our NST experiments used 10 different source images. Source images represented a mix of <text:span text:style-name="T45">subjects including animals, buildings, people, plants, and vehicles. </text:span><text:span text:style-name="T46">Content images were all the creation of the author and were taken with an Olympus E-PL5 PEN Lite.</text:span><text:span text:style-name="T45"> Style images consisted of 3 different images each from 4 unique artists, Lisa Frank, Michelangelo, Piet Mondrian, and Vincent van Gogh. </text:span><text:span text:style-name="T47">Artists were chosen to represent a wide range of art styles. </text:span><text:span text:style-name="T46">All images were cropped down to a square ratio that preserved as much of the source image as possible. The images were then scaled down to 512 pixels by 512</text:span><text:span text:style-name="T45"> </text:span><text:span text:style-name="T46">pixels to ease image processing.</text:span><text:span text:style-name="T45"> Creating every combination of </text:span><text:span text:style-name="T46">content</text:span><text:span text:style-name="T45"> and style image resulted in 120 sets of 5 images, with each image in a set created by a different network. This resulted in a total of 600 images.</text:span></text:p>
      <text:p text:style-name="P12"><text:span text:style-name="T48"><text:tab/></text:span><text:span text:style-name="T49">Image creation experiments were performed using the PyTorch machine learning library </text:span><text:reference-mark-start text:name="ZOTERO_ITEM CSL_CITATION {&quot;citationID&quot;:&quot;h5oJRdbo&quot;,&quot;properties&quot;:{&quot;formattedCitation&quot;:&quot;[22]&quot;,&quot;plainCitation&quot;:&quot;[22]&quot;,&quot;noteIndex&quot;:0},&quot;citationItems&quot;:[{&quot;id&quot;:148,&quot;uris&quot;:[&quot;http://zotero.org/users/local/FlXyRKaA/items/EU4FUFCD&quot;],&quot;itemData&quot;:{&quot;id&quot;:148,&quot;type&quot;:&quot;paper-conference&quot;,&quot;container-title&quot;:&quot;Proceedings of the 29th ACM International Conference on Architectural Support for Programming Languages and Operating Systems, Volume 2&quot;,&quot;DOI&quot;:&quot;10.1145/3620665.3640366&quot;,&quot;event-place&quot;:&quot;La Jolla CA USA&quot;,&quot;event-title&quot;:&quot;ASPLOS '24: 29th ACM International Conference on Architectural Support for Programming Languages and Operating Systems, Volume 2&quot;,&quot;ISBN&quot;:&quot;979-8-4007-0385-0&quot;,&quot;language&quot;:&quot;en&quot;,&quot;page&quot;:&quot;929-947&quot;,&quot;publisher&quot;:&quot;ACM&quot;,&quot;publisher-place&quot;:&quot;La Jolla CA USA&quot;,&quot;source&quot;:&quot;DOI.org (Crossref)&quot;,&quot;title&quot;:&quot;PyTorch 2: Faster Machine Learning Through Dynamic Python Bytecode Transformation and Graph Compilation&quot;,&quot;title-short&quot;:&quot;PyTorch 2&quot;,&quot;URL&quot;:&quot;https://dl.acm.org/doi/10.1145/3620665.3640366&quot;,&quot;author&quot;:[{&quot;family&quot;:&quot;Ansel&quot;,&quot;given&quot;:&quot;Jason&quot;},{&quot;family&quot;:&quot;Yang&quot;,&quot;given&quot;:&quot;Edward&quot;},{&quot;family&quot;:&quot;He&quot;,&quot;given&quot;:&quot;Horace&quot;},{&quot;family&quot;:&quot;Gimelshein&quot;,&quot;given&quot;:&quot;Natalia&quot;},{&quot;family&quot;:&quot;Jain&quot;,&quot;given&quot;:&quot;Animesh&quot;},{&quot;family&quot;:&quot;Voznesensky&quot;,&quot;given&quot;:&quot;Michael&quot;},{&quot;family&quot;:&quot;Bao&quot;,&quot;given&quot;:&quot;Bin&quot;},{&quot;family&quot;:&quot;Bell&quot;,&quot;given&quot;:&quot;Peter&quot;},{&quot;family&quot;:&quot;Berard&quot;,&quot;given&quot;:&quot;David&quot;},{&quot;family&quot;:&quot;Burovski&quot;,&quot;given&quot;:&quot;Evgeni&quot;},{&quot;family&quot;:&quot;Chauhan&quot;,&quot;given&quot;:&quot;Geeta&quot;},{&quot;family&quot;:&quot;Chourdia&quot;,&quot;given&quot;:&quot;Anjali&quot;},{&quot;family&quot;:&quot;Constable&quot;,&quot;given&quot;:&quot;Will&quot;},{&quot;family&quot;:&quot;Desmaison&quot;,&quot;given&quot;:&quot;Alban&quot;},{&quot;family&quot;:&quot;DeVito&quot;,&quot;given&quot;:&quot;Zachary&quot;},{&quot;family&quot;:&quot;Ellison&quot;,&quot;given&quot;:&quot;Elias&quot;},{&quot;family&quot;:&quot;Feng&quot;,&quot;given&quot;:&quot;Will&quot;},{&quot;family&quot;:&quot;Gong&quot;,&quot;given&quot;:&quot;Jiong&quot;},{&quot;family&quot;:&quot;Gschwind&quot;,&quot;given&quot;:&quot;Michael&quot;},{&quot;family&quot;:&quot;Hirsh&quot;,&quot;given&quot;:&quot;Brian&quot;},{&quot;family&quot;:&quot;Huang&quot;,&quot;given&quot;:&quot;Sherlock&quot;},{&quot;family&quot;:&quot;Kalambarkar&quot;,&quot;given&quot;:&quot;Kshiteej&quot;},{&quot;family&quot;:&quot;Kirsch&quot;,&quot;given&quot;:&quot;Laurent&quot;},{&quot;family&quot;:&quot;Lazos&quot;,&quot;given&quot;:&quot;Michael&quot;},{&quot;family&quot;:&quot;Lezcano&quot;,&quot;given&quot;:&quot;Mario&quot;},{&quot;family&quot;:&quot;Liang&quot;,&quot;given&quot;:&quot;Yanbo&quot;},{&quot;family&quot;:&quot;Liang&quot;,&quot;given&quot;:&quot;Jason&quot;},{&quot;family&quot;:&quot;Lu&quot;,&quot;given&quot;:&quot;Yinghai&quot;},{&quot;family&quot;:&quot;Luk&quot;,&quot;given&quot;:&quot;C. K.&quot;},{&quot;family&quot;:&quot;Maher&quot;,&quot;given&quot;:&quot;Bert&quot;},{&quot;family&quot;:&quot;Pan&quot;,&quot;given&quot;:&quot;Yunjie&quot;},{&quot;family&quot;:&quot;Puhrsch&quot;,&quot;given&quot;:&quot;Christian&quot;},{&quot;family&quot;:&quot;Reso&quot;,&quot;given&quot;:&quot;Matthias&quot;},{&quot;family&quot;:&quot;Saroufim&quot;,&quot;given&quot;:&quot;Mark&quot;},{&quot;family&quot;:&quot;Siraichi&quot;,&quot;given&quot;:&quot;Marcos Yukio&quot;},{&quot;family&quot;:&quot;Suk&quot;,&quot;given&quot;:&quot;Helen&quot;},{&quot;family&quot;:&quot;Zhang&quot;,&quot;given&quot;:&quot;Shunting&quot;},{&quot;family&quot;:&quot;Suo&quot;,&quot;given&quot;:&quot;Michael&quot;},{&quot;family&quot;:&quot;Tillet&quot;,&quot;given&quot;:&quot;Phil&quot;},{&quot;family&quot;:&quot;Zhao&quot;,&quot;given&quot;:&quot;Xu&quot;},{&quot;family&quot;:&quot;Wang&quot;,&quot;given&quot;:&quot;Eikan&quot;},{&quot;family&quot;:&quot;Zhou&quot;,&quot;given&quot;:&quot;Keren&quot;},{&quot;family&quot;:&quot;Zou&quot;,&quot;given&quot;:&quot;Richard&quot;},{&quot;family&quot;:&quot;Wang&quot;,&quot;given&quot;:&quot;Xiaodong&quot;},{&quot;family&quot;:&quot;Mathews&quot;,&quot;given&quot;:&quot;Ajit&quot;},{&quot;family&quot;:&quot;Wen&quot;,&quot;given&quot;:&quot;William&quot;},{&quot;family&quot;:&quot;Chanan&quot;,&quot;given&quot;:&quot;Gregory&quot;},{&quot;family&quot;:&quot;Wu&quot;,&quot;given&quot;:&quot;Peng&quot;},{&quot;family&quot;:&quot;Chintala&quot;,&quot;given&quot;:&quot;Soumith&quot;}],&quot;accessed&quot;:{&quot;date-parts&quot;:[[&quot;2025&quot;,10,22]]},&quot;issued&quot;:{&quot;date-parts&quot;:[[&quot;2024&quot;,4,27]]}}}],&quot;schema&quot;:&quot;https://github.com/citation-style-language/schema/raw/master/csl-citation.json&quot;} RNDXOxnxk10lA"/><text:span text:style-name="T49">[22]</text:span><text:reference-mark-end text:name="ZOTERO_ITEM CSL_CITATION {&quot;citationID&quot;:&quot;h5oJRdbo&quot;,&quot;properties&quot;:{&quot;formattedCitation&quot;:&quot;[22]&quot;,&quot;plainCitation&quot;:&quot;[22]&quot;,&quot;noteIndex&quot;:0},&quot;citationItems&quot;:[{&quot;id&quot;:148,&quot;uris&quot;:[&quot;http://zotero.org/users/local/FlXyRKaA/items/EU4FUFCD&quot;],&quot;itemData&quot;:{&quot;id&quot;:148,&quot;type&quot;:&quot;paper-conference&quot;,&quot;container-title&quot;:&quot;Proceedings of the 29th ACM International Conference on Architectural Support for Programming Languages and Operating Systems, Volume 2&quot;,&quot;DOI&quot;:&quot;10.1145/3620665.3640366&quot;,&quot;event-place&quot;:&quot;La Jolla CA USA&quot;,&quot;event-title&quot;:&quot;ASPLOS '24: 29th ACM International Conference on Architectural Support for Programming Languages and Operating Systems, Volume 2&quot;,&quot;ISBN&quot;:&quot;979-8-4007-0385-0&quot;,&quot;language&quot;:&quot;en&quot;,&quot;page&quot;:&quot;929-947&quot;,&quot;publisher&quot;:&quot;ACM&quot;,&quot;publisher-place&quot;:&quot;La Jolla CA USA&quot;,&quot;source&quot;:&quot;DOI.org (Crossref)&quot;,&quot;title&quot;:&quot;PyTorch 2: Faster Machine Learning Through Dynamic Python Bytecode Transformation and Graph Compilation&quot;,&quot;title-short&quot;:&quot;PyTorch 2&quot;,&quot;URL&quot;:&quot;https://dl.acm.org/doi/10.1145/3620665.3640366&quot;,&quot;author&quot;:[{&quot;family&quot;:&quot;Ansel&quot;,&quot;given&quot;:&quot;Jason&quot;},{&quot;family&quot;:&quot;Yang&quot;,&quot;given&quot;:&quot;Edward&quot;},{&quot;family&quot;:&quot;He&quot;,&quot;given&quot;:&quot;Horace&quot;},{&quot;family&quot;:&quot;Gimelshein&quot;,&quot;given&quot;:&quot;Natalia&quot;},{&quot;family&quot;:&quot;Jain&quot;,&quot;given&quot;:&quot;Animesh&quot;},{&quot;family&quot;:&quot;Voznesensky&quot;,&quot;given&quot;:&quot;Michael&quot;},{&quot;family&quot;:&quot;Bao&quot;,&quot;given&quot;:&quot;Bin&quot;},{&quot;family&quot;:&quot;Bell&quot;,&quot;given&quot;:&quot;Peter&quot;},{&quot;family&quot;:&quot;Berard&quot;,&quot;given&quot;:&quot;David&quot;},{&quot;family&quot;:&quot;Burovski&quot;,&quot;given&quot;:&quot;Evgeni&quot;},{&quot;family&quot;:&quot;Chauhan&quot;,&quot;given&quot;:&quot;Geeta&quot;},{&quot;family&quot;:&quot;Chourdia&quot;,&quot;given&quot;:&quot;Anjali&quot;},{&quot;family&quot;:&quot;Constable&quot;,&quot;given&quot;:&quot;Will&quot;},{&quot;family&quot;:&quot;Desmaison&quot;,&quot;given&quot;:&quot;Alban&quot;},{&quot;family&quot;:&quot;DeVito&quot;,&quot;given&quot;:&quot;Zachary&quot;},{&quot;family&quot;:&quot;Ellison&quot;,&quot;given&quot;:&quot;Elias&quot;},{&quot;family&quot;:&quot;Feng&quot;,&quot;given&quot;:&quot;Will&quot;},{&quot;family&quot;:&quot;Gong&quot;,&quot;given&quot;:&quot;Jiong&quot;},{&quot;family&quot;:&quot;Gschwind&quot;,&quot;given&quot;:&quot;Michael&quot;},{&quot;family&quot;:&quot;Hirsh&quot;,&quot;given&quot;:&quot;Brian&quot;},{&quot;family&quot;:&quot;Huang&quot;,&quot;given&quot;:&quot;Sherlock&quot;},{&quot;family&quot;:&quot;Kalambarkar&quot;,&quot;given&quot;:&quot;Kshiteej&quot;},{&quot;family&quot;:&quot;Kirsch&quot;,&quot;given&quot;:&quot;Laurent&quot;},{&quot;family&quot;:&quot;Lazos&quot;,&quot;given&quot;:&quot;Michael&quot;},{&quot;family&quot;:&quot;Lezcano&quot;,&quot;given&quot;:&quot;Mario&quot;},{&quot;family&quot;:&quot;Liang&quot;,&quot;given&quot;:&quot;Yanbo&quot;},{&quot;family&quot;:&quot;Liang&quot;,&quot;given&quot;:&quot;Jason&quot;},{&quot;family&quot;:&quot;Lu&quot;,&quot;given&quot;:&quot;Yinghai&quot;},{&quot;family&quot;:&quot;Luk&quot;,&quot;given&quot;:&quot;C. K.&quot;},{&quot;family&quot;:&quot;Maher&quot;,&quot;given&quot;:&quot;Bert&quot;},{&quot;family&quot;:&quot;Pan&quot;,&quot;given&quot;:&quot;Yunjie&quot;},{&quot;family&quot;:&quot;Puhrsch&quot;,&quot;given&quot;:&quot;Christian&quot;},{&quot;family&quot;:&quot;Reso&quot;,&quot;given&quot;:&quot;Matthias&quot;},{&quot;family&quot;:&quot;Saroufim&quot;,&quot;given&quot;:&quot;Mark&quot;},{&quot;family&quot;:&quot;Siraichi&quot;,&quot;given&quot;:&quot;Marcos Yukio&quot;},{&quot;family&quot;:&quot;Suk&quot;,&quot;given&quot;:&quot;Helen&quot;},{&quot;family&quot;:&quot;Zhang&quot;,&quot;given&quot;:&quot;Shunting&quot;},{&quot;family&quot;:&quot;Suo&quot;,&quot;given&quot;:&quot;Michael&quot;},{&quot;family&quot;:&quot;Tillet&quot;,&quot;given&quot;:&quot;Phil&quot;},{&quot;family&quot;:&quot;Zhao&quot;,&quot;given&quot;:&quot;Xu&quot;},{&quot;family&quot;:&quot;Wang&quot;,&quot;given&quot;:&quot;Eikan&quot;},{&quot;family&quot;:&quot;Zhou&quot;,&quot;given&quot;:&quot;Keren&quot;},{&quot;family&quot;:&quot;Zou&quot;,&quot;given&quot;:&quot;Richard&quot;},{&quot;family&quot;:&quot;Wang&quot;,&quot;given&quot;:&quot;Xiaodong&quot;},{&quot;family&quot;:&quot;Mathews&quot;,&quot;given&quot;:&quot;Ajit&quot;},{&quot;family&quot;:&quot;Wen&quot;,&quot;given&quot;:&quot;William&quot;},{&quot;family&quot;:&quot;Chanan&quot;,&quot;given&quot;:&quot;Gregory&quot;},{&quot;family&quot;:&quot;Wu&quot;,&quot;given&quot;:&quot;Peng&quot;},{&quot;family&quot;:&quot;Chintala&quot;,&quot;given&quot;:&quot;Soumith&quot;}],&quot;accessed&quot;:{&quot;date-parts&quot;:[[&quot;2025&quot;,10,22]]},&quot;issued&quot;:{&quot;date-parts&quot;:[[&quot;2024&quot;,4,27]]}}}],&quot;schema&quot;:&quot;https://github.com/citation-style-language/schema/raw/master/csl-citation.json&quot;} RNDXOxnxk10lA"/><text:span text:style-name="T49"> in Python using an Intel Core™ i9-13900K Processor with 32GB of ram running Ubuntu 22.04.5 LTS with the Linux 5.15.0-153-generic kernel. Additionally work was offloaded to an Nvidia GeForce RTX 4070 with 12GB of onboard memory where possible. Both source and content images were scaled to 512 pixels before style transfer was performed.</text:span></text:p>
      <text:p text:style-name="P20"><text:tab/><text:span text:style-name="T50">Images were styled over 100 iterations with each neural network. Content and style weights for the loss functions used in executing these iterations was chosen to maximize the styling effect while still preserving the content structures of the source images. The same weights were used for all content and style image runs.</text:span></text:p>
      <text:p text:style-name="P21"/>
      <text:p text:style-name="P22">Image Quality Metrics</text:p>
      <text:p text:style-name="P23"><text:span text:style-name="T51"><text:tab/>Numerous image quality metrics were applied to our the generated images. These tended to fall into two broad categories, </text:span><text:span text:style-name="T52">metric that require a source image as a reference, also known as full reference, and metrics that require no reference image to calculate the image quality. We chose four types of full reference image metrics and three types of no reference metrics. Metrics were chosen mostly on their notability and also their availability within pyiqa image quality assessment package for python </text:span><text:reference-mark-start text:name="ZOTERO_ITEM CSL_CITATION {&quot;citationID&quot;:&quot;fn1CrYIh&quot;,&quot;properties&quot;:{&quot;formattedCitation&quot;:&quot;[23]&quot;,&quot;plainCitation&quot;:&quot;[23]&quot;,&quot;noteIndex&quot;:0},&quot;citationItems&quot;:[{&quot;id&quot;:93,&quot;uris&quot;:[&quot;http://zotero.org/users/local/FlXyRKaA/items/SZCD36TF&quot;],&quot;itemData&quot;:{&quot;id&quot;:93,&quot;type&quot;:&quot;software&quot;,&quot;genre&quot;:&quot;Python&quot;,&quot;license&quot;:&quot;OSI Approved :: Apache Software License&quot;,&quot;medium&quot;:&quot;OS Independent&quot;,&quot;source&quot;:&quot;PyPI&quot;,&quot;title&quot;:&quot;pyiqa: PyTorch Toolbox for Image Quality Assessment&quot;,&quot;title-short&quot;:&quot;pyiqa&quot;,&quot;URL&quot;:&quot;https://github.com/chaofengc/IQA-PyTorch&quot;,&quot;version&quot;:&quot;0.1.14.1&quot;,&quot;accessed&quot;:{&quot;date-parts&quot;:[[&quot;2025&quot;,9,4]]}}}],&quot;schema&quot;:&quot;https://github.com/citation-style-language/schema/raw/master/csl-citation.json&quot;} RNDJyx6yjw02C"/><text:span text:style-name="T52">[23]</text:span><text:reference-mark-end text:name="ZOTERO_ITEM CSL_CITATION {&quot;citationID&quot;:&quot;fn1CrYIh&quot;,&quot;properties&quot;:{&quot;formattedCitation&quot;:&quot;[23]&quot;,&quot;plainCitation&quot;:&quot;[23]&quot;,&quot;noteIndex&quot;:0},&quot;citationItems&quot;:[{&quot;id&quot;:93,&quot;uris&quot;:[&quot;http://zotero.org/users/local/FlXyRKaA/items/SZCD36TF&quot;],&quot;itemData&quot;:{&quot;id&quot;:93,&quot;type&quot;:&quot;software&quot;,&quot;genre&quot;:&quot;Python&quot;,&quot;license&quot;:&quot;OSI Approved :: Apache Software License&quot;,&quot;medium&quot;:&quot;OS Independent&quot;,&quot;source&quot;:&quot;PyPI&quot;,&quot;title&quot;:&quot;pyiqa: PyTorch Toolbox for Image Quality Assessment&quot;,&quot;title-short&quot;:&quot;pyiqa&quot;,&quot;URL&quot;:&quot;https://github.com/chaofengc/IQA-PyTorch&quot;,&quot;version&quot;:&quot;0.1.14.1&quot;,&quot;accessed&quot;:{&quot;date-parts&quot;:[[&quot;2025&quot;,9,4]]}}}],&quot;schema&quot;:&quot;https://github.com/citation-style-language/schema/raw/master/csl-citation.json&quot;} RNDJyx6yjw02C"/><text:span text:style-name="T52">. </text:span><text:span text:style-name="T53">Calculations are offloaded to the GPU using the Nvidia CUDA platform for parallel computing and the </text:span><text:span text:style-name="T49">PyTorch </text:span><text:span text:style-name="T53">library.</text:span></text:p>
      <text:p text:style-name="P12"><text:span text:style-name="T53"><text:tab/>Our first metric we looked at peak signal-to-noise ratio (PSNR) </text:span><text:reference-mark-start text:name="ZOTERO_ITEM CSL_CITATION {&quot;citationID&quot;:&quot;EyeOLIBc&quot;,&quot;properties&quot;:{&quot;formattedCitation&quot;:&quot;[24]&quot;,&quot;plainCitation&quot;:&quot;[24]&quot;,&quot;noteIndex&quot;:0},&quot;citationItems&quot;:[{&quot;id&quot;:32,&quot;uris&quot;:[&quot;http://zotero.org/users/local/FlXyRKaA/items/9WJRJT9R&quot;],&quot;itemData&quot;:{&quot;id&quot;:32,&quot;type&quot;:&quot;webpage&quot;,&quot;title&quot;:&quot;peak signal to noise ratio - an overview | ScienceDirect Topics&quot;,&quot;URL&quot;:&quot;https://www.sciencedirect.com/topics/computer-science/peak-signal-to-noise-ratio&quot;,&quot;accessed&quot;:{&quot;date-parts&quot;:[[&quot;2025&quot;,8,13]]}}}],&quot;schema&quot;:&quot;https://github.com/citation-style-language/schema/raw/master/csl-citation.json&quot;} RNDKQLevF9ta7"/><text:span text:style-name="T53">[24]</text:span><text:reference-mark-end text:name="ZOTERO_ITEM CSL_CITATION {&quot;citationID&quot;:&quot;EyeOLIBc&quot;,&quot;properties&quot;:{&quot;formattedCitation&quot;:&quot;[24]&quot;,&quot;plainCitation&quot;:&quot;[24]&quot;,&quot;noteIndex&quot;:0},&quot;citationItems&quot;:[{&quot;id&quot;:32,&quot;uris&quot;:[&quot;http://zotero.org/users/local/FlXyRKaA/items/9WJRJT9R&quot;],&quot;itemData&quot;:{&quot;id&quot;:32,&quot;type&quot;:&quot;webpage&quot;,&quot;title&quot;:&quot;peak signal to noise ratio - an overview | ScienceDirect Topics&quot;,&quot;URL&quot;:&quot;https://www.sciencedirect.com/topics/computer-science/peak-signal-to-noise-ratio&quot;,&quot;accessed&quot;:{&quot;date-parts&quot;:[[&quot;2025&quot;,8,13]]}}}],&quot;schema&quot;:&quot;https://github.com/citation-style-language/schema/raw/master/csl-citation.json&quot;} RNDKQLevF9ta7"/><text:span text:style-name="T53">. </text:span><text:span text:style-name="T54">This measurement is commonly used in audio and visual broadcast applications such as image compression to understand the quality of a received transmission in comparison to its source. Essentially this is just calculating the mean square error difference between our content image and our generated image. This test does not purport to take human qualities of perception into account, nor does it </text:span><text:soft-page-break/><text:span text:style-name="T54">factor in any perceived qualities of the artwork other than how closely it matches the reference image.</text:span></text:p>
      <text:p text:style-name="P12"><text:span text:style-name="T53"><text:tab/></text:span><text:span text:style-name="T55">Structural similarity image measure (SSIM) is another metric that is newer than PSNR, first proposed by </text:span><text:span text:style-name="T56">Zhao </text:span><text:span text:style-name="T57">Wang et al., in 2004 </text:span><text:reference-mark-start text:name="ZOTERO_ITEM CSL_CITATION {&quot;citationID&quot;:&quot;CEmG9XbE&quot;,&quot;properties&quot;:{&quot;formattedCitation&quot;:&quot;[25]&quot;,&quot;plainCitation&quot;:&quot;[25]&quot;,&quot;noteIndex&quot;:0},&quot;citationItems&quot;:[{&quot;id&quot;:5,&quot;uris&quot;:[&quot;http://zotero.org/users/local/FlXyRKaA/items/JYAYPGFJ&quot;],&quot;itemData&quot;:{&quot;id&quot;:5,&quot;type&quot;:&quot;article-journal&quot;,&quot;abstract&quot;:&quot;Objective methods for assessing perceptual image quality traditionally attempted to quantify the visibility of errors (differences) between a distorted image and a reference image using a variety of known properties of the human visual system. Under the assumption that human visual perception is highly adapted for extracting structural information from a scene, we introduce an alternative complementary framework for quality assessment based on the degradation of structural information. As a specific example of this concept, we develop a structural similarity index and demonstrate its promise through a set of intuitive examples, as well as comparison to both subjective ratings and state-of-the-art objective methods on a database of images compressed with JPEG and JPEG2000. A MATLAB implementation of the proposed algorithm is available online at http://www.cns.nyu.edu//spl sim/lcv/ssim/.&quot;,&quot;container-title&quot;:&quot;IEEE Transactions on Image Processing&quot;,&quot;DOI&quot;:&quot;10.1109/TIP.2003.819861&quot;,&quot;ISSN&quot;:&quot;1941-0042&quot;,&quot;issue&quot;:&quot;4&quot;,&quot;page&quot;:&quot;600-612&quot;,&quot;source&quot;:&quot;IEEE Xplore&quot;,&quot;title&quot;:&quot;Image quality assessment: from error visibility to structural similarity&quot;,&quot;title-short&quot;:&quot;Image quality assessment&quot;,&quot;volume&quot;:&quot;13&quot;,&quot;author&quot;:[{&quot;family&quot;:&quot;Wang&quot;,&quot;given&quot;:&quot;Zhou&quot;},{&quot;family&quot;:&quot;Bovik&quot;,&quot;given&quot;:&quot;A.C.&quot;},{&quot;family&quot;:&quot;Sheikh&quot;,&quot;given&quot;:&quot;H.R.&quot;},{&quot;family&quot;:&quot;Simoncelli&quot;,&quot;given&quot;:&quot;E.P.&quot;}],&quot;issued&quot;:{&quot;date-parts&quot;:[[&quot;2004&quot;,4]]}}}],&quot;schema&quot;:&quot;https://github.com/citation-style-language/schema/raw/master/csl-citation.json&quot;} RND4XL3X0tl1C"/><text:span text:style-name="T57">[25]</text:span><text:reference-mark-end text:name="ZOTERO_ITEM CSL_CITATION {&quot;citationID&quot;:&quot;CEmG9XbE&quot;,&quot;properties&quot;:{&quot;formattedCitation&quot;:&quot;[25]&quot;,&quot;plainCitation&quot;:&quot;[25]&quot;,&quot;noteIndex&quot;:0},&quot;citationItems&quot;:[{&quot;id&quot;:5,&quot;uris&quot;:[&quot;http://zotero.org/users/local/FlXyRKaA/items/JYAYPGFJ&quot;],&quot;itemData&quot;:{&quot;id&quot;:5,&quot;type&quot;:&quot;article-journal&quot;,&quot;abstract&quot;:&quot;Objective methods for assessing perceptual image quality traditionally attempted to quantify the visibility of errors (differences) between a distorted image and a reference image using a variety of known properties of the human visual system. Under the assumption that human visual perception is highly adapted for extracting structural information from a scene, we introduce an alternative complementary framework for quality assessment based on the degradation of structural information. As a specific example of this concept, we develop a structural similarity index and demonstrate its promise through a set of intuitive examples, as well as comparison to both subjective ratings and state-of-the-art objective methods on a database of images compressed with JPEG and JPEG2000. A MATLAB implementation of the proposed algorithm is available online at http://www.cns.nyu.edu//spl sim/lcv/ssim/.&quot;,&quot;container-title&quot;:&quot;IEEE Transactions on Image Processing&quot;,&quot;DOI&quot;:&quot;10.1109/TIP.2003.819861&quot;,&quot;ISSN&quot;:&quot;1941-0042&quot;,&quot;issue&quot;:&quot;4&quot;,&quot;page&quot;:&quot;600-612&quot;,&quot;source&quot;:&quot;IEEE Xplore&quot;,&quot;title&quot;:&quot;Image quality assessment: from error visibility to structural similarity&quot;,&quot;title-short&quot;:&quot;Image quality assessment&quot;,&quot;volume&quot;:&quot;13&quot;,&quot;author&quot;:[{&quot;family&quot;:&quot;Wang&quot;,&quot;given&quot;:&quot;Zhou&quot;},{&quot;family&quot;:&quot;Bovik&quot;,&quot;given&quot;:&quot;A.C.&quot;},{&quot;family&quot;:&quot;Sheikh&quot;,&quot;given&quot;:&quot;H.R.&quot;},{&quot;family&quot;:&quot;Simoncelli&quot;,&quot;given&quot;:&quot;E.P.&quot;}],&quot;issued&quot;:{&quot;date-parts&quot;:[[&quot;2004&quot;,4]]}}}],&quot;schema&quot;:&quot;https://github.com/citation-style-language/schema/raw/master/csl-citation.json&quot;} RND4XL3X0tl1C"/><text:span text:style-name="T57">. Differing from PSNR, that does compares two images pixel by pixel, SSIM attempts to evaluate similarities based on </text:span><text:span text:style-name="T56">luminance</text:span><text:span text:style-name="T57">, contrast, and structure of two images. </text:span><text:span text:style-name="T58">By focusing on these metrics </text:span><text:span text:style-name="T59">we can better evaluate elements that humans perceive when looking at an image compared to raw pixel value changes. One downside to SSIM however is that it does not handle structural distortion or shifts very well, and will score a transformed image poorly even if the said distortion is not readily apparent to the human observer </text:span><text:reference-mark-start text:name="ZOTERO_ITEM CSL_CITATION {&quot;citationID&quot;:&quot;VCl8Gjix&quot;,&quot;properties&quot;:{&quot;formattedCitation&quot;:&quot;[26]&quot;,&quot;plainCitation&quot;:&quot;[26]&quot;,&quot;noteIndex&quot;:0},&quot;citationItems&quot;:[{&quot;id&quot;:149,&quot;uris&quot;:[&quot;http://zotero.org/users/local/FlXyRKaA/items/5Z6JEUCY&quot;],&quot;itemData&quot;:{&quot;id&quot;:149,&quot;type&quot;:&quot;article-journal&quot;,&quot;abstract&quot;:&quot;In this article, we have reviewed the reasons why we (collectively) want to love or leave the venerable (but perhaps hoary) MSE. We have also reviewed emerging alternative signal fidelity measures and discussed their potential application to a wide variety of problems. The message we are trying to send here is not that one should abandon use of the MSE nor to blindly switch to any other particular signal fidelity measure. Rather, we hope to make the point that there are powerful, easy-to-use, and easy-to-understand alternatives that might be deployed depending on the application environment and needs. While we expect (and indeed, hope) that the MSE will continue to be widely used as a signal fidelity measure, it is our greater desire to see more advanced signal fidelity measures being used, especially in applications where perceptual criteria might be relevant. Ideally, the performance of a new signal processing algorithm might be compared to other algorithms using several fidelity criteria. Lastly, we hope that we have given further motivation to the community to consider recent advanced signal fidelity measures as design criteria for optimizing signal processing algorithms and systems. It is in this direction that we believe that the greatest benefit eventually lies.&quot;,&quot;container-title&quot;:&quot;IEEE Signal Processing Magazine&quot;,&quot;DOI&quot;:&quot;10.1109/MSP.2008.930649&quot;,&quot;ISSN&quot;:&quot;1558-0792&quot;,&quot;issue&quot;:&quot;1&quot;,&quot;page&quot;:&quot;98-117&quot;,&quot;source&quot;:&quot;IEEE Xplore&quot;,&quot;title&quot;:&quot;Mean squared error: Love it or leave it? A new look at Signal Fidelity Measures&quot;,&quot;title-short&quot;:&quot;Mean squared error&quot;,&quot;volume&quot;:&quot;26&quot;,&quot;author&quot;:[{&quot;family&quot;:&quot;Wang&quot;,&quot;given&quot;:&quot;Zhou&quot;},{&quot;family&quot;:&quot;Bovik&quot;,&quot;given&quot;:&quot;Alan C.&quot;}],&quot;issued&quot;:{&quot;date-parts&quot;:[[&quot;2009&quot;,1]]}}}],&quot;schema&quot;:&quot;https://github.com/citation-style-language/schema/raw/master/csl-citation.json&quot;} RND0dX6p6bFOP"/><text:span text:style-name="T59">[26]</text:span><text:reference-mark-end text:name="ZOTERO_ITEM CSL_CITATION {&quot;citationID&quot;:&quot;VCl8Gjix&quot;,&quot;properties&quot;:{&quot;formattedCitation&quot;:&quot;[26]&quot;,&quot;plainCitation&quot;:&quot;[26]&quot;,&quot;noteIndex&quot;:0},&quot;citationItems&quot;:[{&quot;id&quot;:149,&quot;uris&quot;:[&quot;http://zotero.org/users/local/FlXyRKaA/items/5Z6JEUCY&quot;],&quot;itemData&quot;:{&quot;id&quot;:149,&quot;type&quot;:&quot;article-journal&quot;,&quot;abstract&quot;:&quot;In this article, we have reviewed the reasons why we (collectively) want to love or leave the venerable (but perhaps hoary) MSE. We have also reviewed emerging alternative signal fidelity measures and discussed their potential application to a wide variety of problems. The message we are trying to send here is not that one should abandon use of the MSE nor to blindly switch to any other particular signal fidelity measure. Rather, we hope to make the point that there are powerful, easy-to-use, and easy-to-understand alternatives that might be deployed depending on the application environment and needs. While we expect (and indeed, hope) that the MSE will continue to be widely used as a signal fidelity measure, it is our greater desire to see more advanced signal fidelity measures being used, especially in applications where perceptual criteria might be relevant. Ideally, the performance of a new signal processing algorithm might be compared to other algorithms using several fidelity criteria. Lastly, we hope that we have given further motivation to the community to consider recent advanced signal fidelity measures as design criteria for optimizing signal processing algorithms and systems. It is in this direction that we believe that the greatest benefit eventually lies.&quot;,&quot;container-title&quot;:&quot;IEEE Signal Processing Magazine&quot;,&quot;DOI&quot;:&quot;10.1109/MSP.2008.930649&quot;,&quot;ISSN&quot;:&quot;1558-0792&quot;,&quot;issue&quot;:&quot;1&quot;,&quot;page&quot;:&quot;98-117&quot;,&quot;source&quot;:&quot;IEEE Xplore&quot;,&quot;title&quot;:&quot;Mean squared error: Love it or leave it? A new look at Signal Fidelity Measures&quot;,&quot;title-short&quot;:&quot;Mean squared error&quot;,&quot;volume&quot;:&quot;26&quot;,&quot;author&quot;:[{&quot;family&quot;:&quot;Wang&quot;,&quot;given&quot;:&quot;Zhou&quot;},{&quot;family&quot;:&quot;Bovik&quot;,&quot;given&quot;:&quot;Alan C.&quot;}],&quot;issued&quot;:{&quot;date-parts&quot;:[[&quot;2009&quot;,1]]}}}],&quot;schema&quot;:&quot;https://github.com/citation-style-language/schema/raw/master/csl-citation.json&quot;} RND0dX6p6bFOP"/><text:span text:style-name="T59">. </text:span><text:span text:style-name="T60">This could however be seen as an advantage,</text:span><text:span text:style-name="T61"> as these kinds of transformations are much less desirable in image reproduction than they are abstract artwork.</text:span></text:p>
      <text:p text:style-name="P12"><text:span text:style-name="T59"><text:tab/></text:span><text:span text:style-name="T60">Another metric that attempts to focus in on what humans perceive is the feature similarity index measure (FSIM) <text:s/></text:span><text:reference-mark-start text:name="ZOTERO_ITEM CSL_CITATION {&quot;citationID&quot;:&quot;JfJpZi6S&quot;,&quot;properties&quot;:{&quot;formattedCitation&quot;:&quot;[27]&quot;,&quot;plainCitation&quot;:&quot;[27]&quot;,&quot;noteIndex&quot;:0},&quot;citationItems&quot;:[{&quot;id&quot;:24,&quot;uris&quot;:[&quot;http://zotero.org/users/local/FlXyRKaA/items/S7PTK5KK&quot;],&quot;itemData&quot;:{&quot;id&quot;:24,&quot;type&quot;:&quot;article-journal&quot;,&quot;abstract&quot;:&quot;Image quality assessment (IQA) aims to use computational models to measure the image quality consistently with subjective evaluations. The well-known structural similarity index brings IQA from pixel- to structure-based stage. In this paper, a novel feature similarity (FSIM) index for full reference IQA is proposed based on the fact that human visual system (HVS) understands an image mainly according to its low-level features. Specifically, the phase congruency (PC), which is a dimensionless measure of the significance of a local structure, is used as the primary feature in FSIM. Considering that PC is contrast invariant while the contrast information does affect HVS' perception of image quality, the image gradient magnitude (GM) is employed as the secondary feature in FSIM. PC and GM play complementary roles in characterizing the image local quality. After obtaining the local quality map, we use PC again as a weighting function to derive a single quality score. Extensive experiments performed on six benchmark IQA databases demonstrate that FSIM can achieve much higher consistency with the subjective evaluations than state-of-the-art IQA metrics.&quot;,&quot;container-title&quot;:&quot;IEEE Transactions on Image Processing&quot;,&quot;DOI&quot;:&quot;10.1109/TIP.2011.2109730&quot;,&quot;ISSN&quot;:&quot;1941-0042&quot;,&quot;issue&quot;:&quot;8&quot;,&quot;page&quot;:&quot;2378-2386&quot;,&quot;source&quot;:&quot;IEEE Xplore&quot;,&quot;title&quot;:&quot;FSIM: A Feature Similarity Index for Image Quality Assessment&quot;,&quot;title-short&quot;:&quot;FSIM&quot;,&quot;volume&quot;:&quot;20&quot;,&quot;author&quot;:[{&quot;family&quot;:&quot;Zhang&quot;,&quot;given&quot;:&quot;Lin&quot;},{&quot;family&quot;:&quot;Zhang&quot;,&quot;given&quot;:&quot;Lei&quot;},{&quot;family&quot;:&quot;Mou&quot;,&quot;given&quot;:&quot;Xuanqin&quot;},{&quot;family&quot;:&quot;Zhang&quot;,&quot;given&quot;:&quot;David&quot;}],&quot;issued&quot;:{&quot;date-parts&quot;:[[&quot;2011&quot;,8]]}}}],&quot;schema&quot;:&quot;https://github.com/citation-style-language/schema/raw/master/csl-citation.json&quot;} RNDuPOmWL33I9"/><text:span text:style-name="T60">[27]</text:span><text:reference-mark-end text:name="ZOTERO_ITEM CSL_CITATION {&quot;citationID&quot;:&quot;JfJpZi6S&quot;,&quot;properties&quot;:{&quot;formattedCitation&quot;:&quot;[27]&quot;,&quot;plainCitation&quot;:&quot;[27]&quot;,&quot;noteIndex&quot;:0},&quot;citationItems&quot;:[{&quot;id&quot;:24,&quot;uris&quot;:[&quot;http://zotero.org/users/local/FlXyRKaA/items/S7PTK5KK&quot;],&quot;itemData&quot;:{&quot;id&quot;:24,&quot;type&quot;:&quot;article-journal&quot;,&quot;abstract&quot;:&quot;Image quality assessment (IQA) aims to use computational models to measure the image quality consistently with subjective evaluations. The well-known structural similarity index brings IQA from pixel- to structure-based stage. In this paper, a novel feature similarity (FSIM) index for full reference IQA is proposed based on the fact that human visual system (HVS) understands an image mainly according to its low-level features. Specifically, the phase congruency (PC), which is a dimensionless measure of the significance of a local structure, is used as the primary feature in FSIM. Considering that PC is contrast invariant while the contrast information does affect HVS' perception of image quality, the image gradient magnitude (GM) is employed as the secondary feature in FSIM. PC and GM play complementary roles in characterizing the image local quality. After obtaining the local quality map, we use PC again as a weighting function to derive a single quality score. Extensive experiments performed on six benchmark IQA databases demonstrate that FSIM can achieve much higher consistency with the subjective evaluations than state-of-the-art IQA metrics.&quot;,&quot;container-title&quot;:&quot;IEEE Transactions on Image Processing&quot;,&quot;DOI&quot;:&quot;10.1109/TIP.2011.2109730&quot;,&quot;ISSN&quot;:&quot;1941-0042&quot;,&quot;issue&quot;:&quot;8&quot;,&quot;page&quot;:&quot;2378-2386&quot;,&quot;source&quot;:&quot;IEEE Xplore&quot;,&quot;title&quot;:&quot;FSIM: A Feature Similarity Index for Image Quality Assessment&quot;,&quot;title-short&quot;:&quot;FSIM&quot;,&quot;volume&quot;:&quot;20&quot;,&quot;author&quot;:[{&quot;family&quot;:&quot;Zhang&quot;,&quot;given&quot;:&quot;Lin&quot;},{&quot;family&quot;:&quot;Zhang&quot;,&quot;given&quot;:&quot;Lei&quot;},{&quot;family&quot;:&quot;Mou&quot;,&quot;given&quot;:&quot;Xuanqin&quot;},{&quot;family&quot;:&quot;Zhang&quot;,&quot;given&quot;:&quot;David&quot;}],&quot;issued&quot;:{&quot;date-parts&quot;:[[&quot;2011&quot;,8]]}}}],&quot;schema&quot;:&quot;https://github.com/citation-style-language/schema/raw/master/csl-citation.json&quot;} RNDuPOmWL33I9"/><text:span text:style-name="T60">. As hinted at in the name, this index focuses in on features, giving more weight to structures in an image than other parts within the image. Also it is more computationally complex than PSNR and SSIM because it effectively is performing feature extraction as part of its measurement. Finally FSIM also can struggle handling the same kind</text:span><text:span text:style-name="T61">s</text:span><text:span text:style-name="T60"> of </text:span><text:span text:style-name="T61">edge distortions and shifts that SSIM struggles with, but again this metric was not originally intended for judging abstract artwork.</text:span></text:p>
      <text:p text:style-name="P12"><text:span text:style-name="T61"><text:tab/></text:span><text:span text:style-name="T62">Unlike the previous metrics, Learned Perceptual Image Patch Similarity (LPIPS) uses a CNN to calculate similarity to a reference image </text:span><text:reference-mark-start text:name="ZOTERO_ITEM CSL_CITATION {&quot;citationID&quot;:&quot;4SjvRTcW&quot;,&quot;properties&quot;:{&quot;formattedCitation&quot;:&quot;[28]&quot;,&quot;plainCitation&quot;:&quot;[28]&quot;,&quot;noteIndex&quot;:0},&quot;citationItems&quot;:[{&quot;id&quot;:27,&quot;uris&quot;:[&quot;http://zotero.org/users/local/FlXyRKaA/items/E8HUHPYH&quot;],&quot;itemData&quot;:{&quot;id&quot;:27,&quot;type&quot;:&quot;article&quot;,&quot;abstract&quot;:&quot;While it is nearly effortless for humans to quickly assess the perceptual similarity between two images, the underlying processes are thought to be quite complex. Despite this, the most widely used perceptual metrics today, such as PSNR and SSIM, are simple, shallow functions, and fail to account for many nuances of human perception. Recently, the deep learning community has found that features of the VGG network trained on ImageNet classiﬁcation has been remarkably useful as a training loss for image synthesis. But how perceptual are these so-called “perceptual losses”? What elements are critical for their success? To answer these questions, we introduce a new dataset of human perceptual similarity judgments. We systematically evaluate deep features across different architectures and tasks and compare them with classic metrics. We ﬁnd that deep features outperform all previous metrics by large margins on our dataset. More surprisingly, this result is not restricted to ImageNet-trained VGG features, but holds across different deep architectures and levels of supervision (supervised, self-supervised, or even unsupervised). Our results suggest that perceptual similarity is an emergent property shared across deep visual representations.&quot;,&quot;DOI&quot;:&quot;10.48550/arXiv.1801.03924&quot;,&quot;language&quot;:&quot;en&quot;,&quot;note&quot;:&quot;arXiv:1801.03924 [cs]&quot;,&quot;number&quot;:&quot;arXiv:1801.03924&quot;,&quot;publisher&quot;:&quot;arXiv&quot;,&quot;source&quot;:&quot;arXiv.org&quot;,&quot;title&quot;:&quot;The Unreasonable Effectiveness of Deep Features as a Perceptual Metric&quot;,&quot;URL&quot;:&quot;http://arxiv.org/abs/1801.03924&quot;,&quot;author&quot;:[{&quot;family&quot;:&quot;Zhang&quot;,&quot;given&quot;:&quot;Richard&quot;},{&quot;family&quot;:&quot;Isola&quot;,&quot;given&quot;:&quot;Phillip&quot;},{&quot;family&quot;:&quot;Efros&quot;,&quot;given&quot;:&quot;Alexei A.&quot;},{&quot;family&quot;:&quot;Shechtman&quot;,&quot;given&quot;:&quot;Eli&quot;},{&quot;family&quot;:&quot;Wang&quot;,&quot;given&quot;:&quot;Oliver&quot;}],&quot;accessed&quot;:{&quot;date-parts&quot;:[[&quot;2025&quot;,8,13]]},&quot;issued&quot;:{&quot;date-parts&quot;:[[&quot;2018&quot;,4,10]]}}}],&quot;schema&quot;:&quot;https://github.com/citation-style-language/schema/raw/master/csl-citation.json&quot;} RNDP2AJZvhG2F"/><text:span text:style-name="T62">[28]</text:span><text:reference-mark-end text:name="ZOTERO_ITEM CSL_CITATION {&quot;citationID&quot;:&quot;4SjvRTcW&quot;,&quot;properties&quot;:{&quot;formattedCitation&quot;:&quot;[28]&quot;,&quot;plainCitation&quot;:&quot;[28]&quot;,&quot;noteIndex&quot;:0},&quot;citationItems&quot;:[{&quot;id&quot;:27,&quot;uris&quot;:[&quot;http://zotero.org/users/local/FlXyRKaA/items/E8HUHPYH&quot;],&quot;itemData&quot;:{&quot;id&quot;:27,&quot;type&quot;:&quot;article&quot;,&quot;abstract&quot;:&quot;While it is nearly effortless for humans to quickly assess the perceptual similarity between two images, the underlying processes are thought to be quite complex. Despite this, the most widely used perceptual metrics today, such as PSNR and SSIM, are simple, shallow functions, and fail to account for many nuances of human perception. Recently, the deep learning community has found that features of the VGG network trained on ImageNet classiﬁcation has been remarkably useful as a training loss for image synthesis. But how perceptual are these so-called “perceptual losses”? What elements are critical for their success? To answer these questions, we introduce a new dataset of human perceptual similarity judgments. We systematically evaluate deep features across different architectures and tasks and compare them with classic metrics. We ﬁnd that deep features outperform all previous metrics by large margins on our dataset. More surprisingly, this result is not restricted to ImageNet-trained VGG features, but holds across different deep architectures and levels of supervision (supervised, self-supervised, or even unsupervised). Our results suggest that perceptual similarity is an emergent property shared across deep visual representations.&quot;,&quot;DOI&quot;:&quot;10.48550/arXiv.1801.03924&quot;,&quot;language&quot;:&quot;en&quot;,&quot;note&quot;:&quot;arXiv:1801.03924 [cs]&quot;,&quot;number&quot;:&quot;arXiv:1801.03924&quot;,&quot;publisher&quot;:&quot;arXiv&quot;,&quot;source&quot;:&quot;arXiv.org&quot;,&quot;title&quot;:&quot;The Unreasonable Effectiveness of Deep Features as a Perceptual Metric&quot;,&quot;URL&quot;:&quot;http://arxiv.org/abs/1801.03924&quot;,&quot;author&quot;:[{&quot;family&quot;:&quot;Zhang&quot;,&quot;given&quot;:&quot;Richard&quot;},{&quot;family&quot;:&quot;Isola&quot;,&quot;given&quot;:&quot;Phillip&quot;},{&quot;family&quot;:&quot;Efros&quot;,&quot;given&quot;:&quot;Alexei A.&quot;},{&quot;family&quot;:&quot;Shechtman&quot;,&quot;given&quot;:&quot;Eli&quot;},{&quot;family&quot;:&quot;Wang&quot;,&quot;given&quot;:&quot;Oliver&quot;}],&quot;accessed&quot;:{&quot;date-parts&quot;:[[&quot;2025&quot;,8,13]]},&quot;issued&quot;:{&quot;date-parts&quot;:[[&quot;2018&quot;,4,10]]}}}],&quot;schema&quot;:&quot;https://github.com/citation-style-language/schema/raw/master/csl-citation.json&quot;} RNDP2AJZvhG2F"/><text:span text:style-name="T62">. It is able to handle image distortions that the above networks struggle with. </text:span><text:span text:style-name="T63">What is also interesting about LPIPS is it no only been evaluated on its ability to handle distortions from factors such as image noise, blur, or image compression, but it has also been tuned to handle the kinds of distortions coming from using a neural network to perform various task on an image. Activities such as denoising, colorizing, or enhancing resolution using a CNN can induce their own set of distortions on an image. Downsides to this metric are its calculation costs because it uses a neural network in its calculations.</text:span></text:p>
      <text:p text:style-name="P24"><text:span text:style-name="T64"><text:tab/></text:span><text:span text:style-name="T65">No reference </text:span><text:span text:style-name="T66">image metrics differ from the above </text:span><text:span text:style-name="T67">full reference</text:span><text:span text:style-name="T66"> metric</text:span><text:span text:style-name="T67">s</text:span><text:span text:style-name="T66"> in that they solely rely on an algorithm to determine the quality of an image. </text:span><text:span text:style-name="T68">B</text:span><text:span text:style-name="T66">lind/referenceless image spatial quality evaluator </text:span><text:span text:style-name="T68">(BRISQUE) </text:span><text:reference-mark-start text:name="ZOTERO_ITEM CSL_CITATION {&quot;citationID&quot;:&quot;Bnz1T9Qk&quot;,&quot;properties&quot;:{&quot;formattedCitation&quot;:&quot;[29]&quot;,&quot;plainCitation&quot;:&quot;[29]&quot;,&quot;noteIndex&quot;:0},&quot;citationItems&quot;:[{&quot;id&quot;:9,&quot;uris&quot;:[&quot;http://zotero.org/users/local/FlXyRKaA/items/7DVQC9HJ&quot;],&quot;itemData&quot;:{&quot;id&quot;:9,&quot;type&quot;:&quot;article-journal&quot;,&quot;abstract&quot;:&quot;We propose a natural scene statistic-based distortion-generic blind/no-reference (NR) image quality assessment (IQA) model that operates in the spatial domain. The new model, dubbed blind/referenceless image spatial quality evaluator (BRISQUE) does not compute distortion-specific features, such as ringing, blur, or blocking, but instead uses scene statistics of locally normalized luminance coefficients to quantify possible losses of “naturalness” in the image due to the presence of distortions, thereby leading to a holistic measure of quality. The underlying features used derive from the empirical distribution of locally normalized luminances and products of locally normalized luminances under a spatial natural scene statistic model. No transformation to another coordinate frame (DCT, wavelet, etc.) is required, distinguishing it from prior NR IQA approaches. Despite its simplicity, we are able to show that BRISQUE is statistically better than the full-reference peak signal-to-noise ratio and the structural similarity index, and is highly competitive with respect to all present-day distortion-generic NR IQA algorithms. BRISQUE has very low computational complexity, making it well suited for real time applications. BRISQUE features may be used for distortion-identification as well. To illustrate a new practical application of BRISQUE, we describe how a nonblind image denoising algorithm can be augmented with BRISQUE in order to perform blind image denoising. Results show that BRISQUE augmentation leads to performance improvements over state-of-the-art methods. A software release of BRISQUE is available online: http://live.ece.utexas.edu/research/quality/BRISQUE_release.zip for public use and evaluation.&quot;,&quot;container-title&quot;:&quot;IEEE Transactions on Image Processing&quot;,&quot;DOI&quot;:&quot;10.1109/TIP.2012.2214050&quot;,&quot;ISSN&quot;:&quot;1941-0042&quot;,&quot;issue&quot;:&quot;12&quot;,&quot;page&quot;:&quot;4695-4708&quot;,&quot;source&quot;:&quot;IEEE Xplore&quot;,&quot;title&quot;:&quot;No-Reference Image Quality Assessment in the Spatial Domain&quot;,&quot;volume&quot;:&quot;21&quot;,&quot;author&quot;:[{&quot;family&quot;:&quot;Mittal&quot;,&quot;given&quot;:&quot;Anish&quot;},{&quot;family&quot;:&quot;Moorthy&quot;,&quot;given&quot;:&quot;Anush Krishna&quot;},{&quot;family&quot;:&quot;Bovik&quot;,&quot;given&quot;:&quot;Alan Conrad&quot;}],&quot;issued&quot;:{&quot;date-parts&quot;:[[&quot;2012&quot;,12]]}}}],&quot;schema&quot;:&quot;https://github.com/citation-style-language/schema/raw/master/csl-citation.json&quot;} RNDnM8Dzw9sRy"/><text:span text:style-name="T68">[29]</text:span><text:reference-mark-end text:name="ZOTERO_ITEM CSL_CITATION {&quot;citationID&quot;:&quot;Bnz1T9Qk&quot;,&quot;properties&quot;:{&quot;formattedCitation&quot;:&quot;[29]&quot;,&quot;plainCitation&quot;:&quot;[29]&quot;,&quot;noteIndex&quot;:0},&quot;citationItems&quot;:[{&quot;id&quot;:9,&quot;uris&quot;:[&quot;http://zotero.org/users/local/FlXyRKaA/items/7DVQC9HJ&quot;],&quot;itemData&quot;:{&quot;id&quot;:9,&quot;type&quot;:&quot;article-journal&quot;,&quot;abstract&quot;:&quot;We propose a natural scene statistic-based distortion-generic blind/no-reference (NR) image quality assessment (IQA) model that operates in the spatial domain. The new model, dubbed blind/referenceless image spatial quality evaluator (BRISQUE) does not compute distortion-specific features, such as ringing, blur, or blocking, but instead uses scene statistics of locally normalized luminance coefficients to quantify possible losses of “naturalness” in the image due to the presence of distortions, thereby leading to a holistic measure of quality. The underlying features used derive from the empirical distribution of locally normalized luminances and products of locally normalized luminances under a spatial natural scene statistic model. No transformation to another coordinate frame (DCT, wavelet, etc.) is required, distinguishing it from prior NR IQA approaches. Despite its simplicity, we are able to show that BRISQUE is statistically better than the full-reference peak signal-to-noise ratio and the structural similarity index, and is highly competitive with respect to all present-day distortion-generic NR IQA algorithms. BRISQUE has very low computational complexity, making it well suited for real time applications. BRISQUE features may be used for distortion-identification as well. To illustrate a new practical application of BRISQUE, we describe how a nonblind image denoising algorithm can be augmented with BRISQUE in order to perform blind image denoising. Results show that BRISQUE augmentation leads to performance improvements over state-of-the-art methods. A software release of BRISQUE is available online: http://live.ece.utexas.edu/research/quality/BRISQUE_release.zip for public use and evaluation.&quot;,&quot;container-title&quot;:&quot;IEEE Transactions on Image Processing&quot;,&quot;DOI&quot;:&quot;10.1109/TIP.2012.2214050&quot;,&quot;ISSN&quot;:&quot;1941-0042&quot;,&quot;issue&quot;:&quot;12&quot;,&quot;page&quot;:&quot;4695-4708&quot;,&quot;source&quot;:&quot;IEEE Xplore&quot;,&quot;title&quot;:&quot;No-Reference Image Quality Assessment in the Spatial Domain&quot;,&quot;volume&quot;:&quot;21&quot;,&quot;author&quot;:[{&quot;family&quot;:&quot;Mittal&quot;,&quot;given&quot;:&quot;Anish&quot;},{&quot;family&quot;:&quot;Moorthy&quot;,&quot;given&quot;:&quot;Anush Krishna&quot;},{&quot;family&quot;:&quot;Bovik&quot;,&quot;given&quot;:&quot;Alan Conrad&quot;}],&quot;issued&quot;:{&quot;date-parts&quot;:[[&quot;2012&quot;,12]]}}}],&quot;schema&quot;:&quot;https://github.com/citation-style-language/schema/raw/master/csl-citation.json&quot;} RNDnM8Dzw9sRy"/><text:span text:style-name="T66"> </text:span><text:span text:style-name="T68">detects distortions by examing the natural scene statistics to detect where luminance in images differ from what is normally found in high quality images. This allows the imaging metric to assign a rating to the evaluated image without having an original source image, </text:span><text:span text:style-name="T69">however</text:span><text:span text:style-name="T68"> </text:span><text:span text:style-name="T69">BRISQUE does require training data for calibration.</text:span><text:span text:style-name="T68"> We only ran the BRISQUE metric on our generated image, not on our content or stylization sources.</text:span></text:p>
      <text:p text:style-name="P24"><text:span text:style-name="T68"><text:tab/></text:span><text:span text:style-name="T69">We also looked at a similar image metric known as Natural Image Quality Evaluator (NIQE) </text:span><text:reference-mark-start text:name="ZOTERO_ITEM CSL_CITATION {&quot;citationID&quot;:&quot;jq2puntW&quot;,&quot;properties&quot;:{&quot;formattedCitation&quot;:&quot;[30]&quot;,&quot;plainCitation&quot;:&quot;[30]&quot;,&quot;noteIndex&quot;:0},&quot;citationItems&quot;:[{&quot;id&quot;:34,&quot;uris&quot;:[&quot;http://zotero.org/users/local/FlXyRKaA/items/AYBGTPGW&quot;],&quot;itemData&quot;:{&quot;id&quot;:34,&quot;type&quot;:&quot;article-journal&quot;,&quot;abstract&quot;:&quot;An important aim of research on the blind image quality assessment (IQA) problem is to devise perceptual models that can predict the quality of distorted images with as little prior knowledge of the images or their distortions as possible. Current state-of-the-art “general purpose” no reference (NR) IQA algorithms require knowledge about anticipated distortions in the form of training examples and corresponding human opinion scores. However we have recently derived a blind IQA model that only makes use of measurable deviations from statistical regularities observed in natural images, without training on human-rated distorted images, and, indeed without any exposure to distorted images. Thus, it is “completely blind.” The new IQA model, which we call the Natural Image Quality Evaluator (NIQE) is based on the construction of a “quality aware” collection of statistical features based on a simple and successful space domain natural scene statistic (NSS) model. These features are derived from a corpus of natural, undistorted images. Experimental results show that the new index delivers performance comparable to top performing NR IQA models that require training on large databases of human opinions of distorted images. A software release is available at http://live.ece.utexas.edu/research/quality/niqe_release.zip.&quot;,&quot;container-title&quot;:&quot;IEEE Signal Processing Letters&quot;,&quot;DOI&quot;:&quot;10.1109/LSP.2012.2227726&quot;,&quot;ISSN&quot;:&quot;1558-2361&quot;,&quot;issue&quot;:&quot;3&quot;,&quot;page&quot;:&quot;209-212&quot;,&quot;source&quot;:&quot;IEEE Xplore&quot;,&quot;title&quot;:&quot;Making a “Completely Blind” Image Quality Analyzer&quot;,&quot;volume&quot;:&quot;20&quot;,&quot;author&quot;:[{&quot;family&quot;:&quot;Mittal&quot;,&quot;given&quot;:&quot;Anish&quot;},{&quot;family&quot;:&quot;Soundararajan&quot;,&quot;given&quot;:&quot;Rajiv&quot;},{&quot;family&quot;:&quot;Bovik&quot;,&quot;given&quot;:&quot;Alan C.&quot;}],&quot;issued&quot;:{&quot;date-parts&quot;:[[&quot;2013&quot;,3]]}}}],&quot;schema&quot;:&quot;https://github.com/citation-style-language/schema/raw/master/csl-citation.json&quot;} RNDJUK1WJ1S8R"/><text:span text:style-name="T69">[30]</text:span><text:reference-mark-end text:name="ZOTERO_ITEM CSL_CITATION {&quot;citationID&quot;:&quot;jq2puntW&quot;,&quot;properties&quot;:{&quot;formattedCitation&quot;:&quot;[30]&quot;,&quot;plainCitation&quot;:&quot;[30]&quot;,&quot;noteIndex&quot;:0},&quot;citationItems&quot;:[{&quot;id&quot;:34,&quot;uris&quot;:[&quot;http://zotero.org/users/local/FlXyRKaA/items/AYBGTPGW&quot;],&quot;itemData&quot;:{&quot;id&quot;:34,&quot;type&quot;:&quot;article-journal&quot;,&quot;abstract&quot;:&quot;An important aim of research on the blind image quality assessment (IQA) problem is to devise perceptual models that can predict the quality of distorted images with as little prior knowledge of the images or their distortions as possible. Current state-of-the-art “general purpose” no reference (NR) IQA algorithms require knowledge about anticipated distortions in the form of training examples and corresponding human opinion scores. However we have recently derived a blind IQA model that only makes use of measurable deviations from statistical regularities observed in natural images, without training on human-rated distorted images, and, indeed without any exposure to distorted images. Thus, it is “completely blind.” The new IQA model, which we call the Natural Image Quality Evaluator (NIQE) is based on the construction of a “quality aware” collection of statistical features based on a simple and successful space domain natural scene statistic (NSS) model. These features are derived from a corpus of natural, undistorted images. Experimental results show that the new index delivers performance comparable to top performing NR IQA models that require training on large databases of human opinions of distorted images. A software release is available at http://live.ece.utexas.edu/research/quality/niqe_release.zip.&quot;,&quot;container-title&quot;:&quot;IEEE Signal Processing Letters&quot;,&quot;DOI&quot;:&quot;10.1109/LSP.2012.2227726&quot;,&quot;ISSN&quot;:&quot;1558-2361&quot;,&quot;issue&quot;:&quot;3&quot;,&quot;page&quot;:&quot;209-212&quot;,&quot;source&quot;:&quot;IEEE Xplore&quot;,&quot;title&quot;:&quot;Making a “Completely Blind” Image Quality Analyzer&quot;,&quot;volume&quot;:&quot;20&quot;,&quot;author&quot;:[{&quot;family&quot;:&quot;Mittal&quot;,&quot;given&quot;:&quot;Anish&quot;},{&quot;family&quot;:&quot;Soundararajan&quot;,&quot;given&quot;:&quot;Rajiv&quot;},{&quot;family&quot;:&quot;Bovik&quot;,&quot;given&quot;:&quot;Alan C.&quot;}],&quot;issued&quot;:{&quot;date-parts&quot;:[[&quot;2013&quot;,3]]}}}],&quot;schema&quot;:&quot;https://github.com/citation-style-language/schema/raw/master/csl-citation.json&quot;} RNDJUK1WJ1S8R"/><text:span text:style-name="T69">. NIQE is similar to BRISQUE in that it looks at natural scene statistics to determine image quality, but unlike BRISQUE it does not require any initial training against an image set. This advantage should allow NIQE to be more effective at identifying image distortions outside the BRISQUE training set, as BRISQUE is generally not calibrated to an image set containing images modified using a CNN.</text:span></text:p>
      <text:p text:style-name="P25"><text:tab/><text:span text:style-name="T70">T</text:span><text:span text:style-name="T71">he last </text:span><text:span text:style-name="T70">no-reference metric</text:span><text:span text:style-name="T71"> </text:span><text:span text:style-name="T70">examined was Perception-based Image Quality Evaluator (PIQE). </text:span><text:span text:style-name="T72">PIQE is like NIQE in that is requires no training data, but differs in that it tries to prioritize features important in human perception when making image quality assessments. This means that areas that the metric prioritizes as important to human perception are weighted more heavily than the rest of the image. </text:span><text:span text:style-name="T73">Time taken to analyze an image remains similar to NIQE, and is negligible when performed on a modern GPU.</text:span></text:p>
      <text:p text:style-name="P26"><text:soft-page-break/></text:p>
      <text:p text:style-name="P4">User Survey Design</text:p>
      <text:p text:style-name="P27"><text:tab/>The user survey contains some initial questions surrounding one’s familiarity with the artists whose styles were used for the generated artwork, along with the user’s overall experience with creating art. The survey attempts to capture this by asking both whether a user has received formal art education, along with questions about <text:span text:style-name="T74">general demographics. Next the user is presented with sets of images from three different artists, Lisa Frank, Piet Mondrian, and Vincent van Gogh. Each set contains a styled image generated using the same artistic styling and content image to style, but generated by one of the five examined CNNs. Users are asked which image they like the most and least, along with which images best and least match the artist’s style. Finally after looking at the sets of images for a given artist, </text:span><text:span text:style-name="T75">users were asked some quantitative questions on how well images matched the artists style, and how much they like the images they selected as their favorites.</text:span></text:p>
      <text:p text:style-name="P27"><text:tab/><text:span text:style-name="T75">The artists used in the user survey were selected for their abstractness in art styles, with each artist presenting a different challenge for the CNN. Lisa Frank is known for her hyper saturated and intense color palette</text:span><text:span text:style-name="T76">s, with clearly defined lines and whimsy subject matter. Her works are generally associated with stationary from the 1990s targeted toward young girls and pre-teens. Subjects in her artwork are clear and centered. Backgrounds can either relate to the subject in the images, or completely ignore this relationship for patterns made up of stars and rainbows.</text:span></text:p>
      <text:p text:style-name="P27"><text:tab/><text:span text:style-name="T76">Piet Mondrian presents a different challenge for the CNNs as his artwork is made up of series of straight horizontal and vertical lines. These form square and rectangles shapes made up of intense solid colors. </text:span><text:span text:style-name="T77">While Mondrian did experiment with the makeup of his border lines in some of his pieces, the images we tested from Mondrian all used solid black lines. It is also worth noting that these images do not contain a subject that the CNNs had been trained on classifying, just solid lines.</text:span></text:p>
      <text:p text:style-name="P27"><text:tab/><text:span text:style-name="T77">Finally the Vincent van Gogh portion contained only images stylized with Starry Night. This </text:span><text:span text:style-name="T78">image of the night sky overlooking a town features wavy flowing brushstrokes. The light from the moon and stars radiate from their sources, brightening but not disrupting those brush strokes that make up the night sky. The buildings of the village contain some mild distortions in their lines but otherwise are clearly made out. Large blackish trees fill the bottom left corner of the image, and are presented with a rolling waviness that other parts of the background also possess.</text:span></text:p>
      <text:p text:style-name="P4"/>
      <text:p text:style-name="P14">Results</text:p>
      <text:p text:style-name="P4">Images Created</text:p>
      <text:p text:style-name="P4">Findings from Surveys</text:p>
      <text:p text:style-name="P4"/>
      <text:p text:style-name="P4">User Surveys, IQ, and ImageNet Accuracy Correlations</text:p>
      <text:p text:style-name="P4"/>
      <text:p text:style-name="P14">Future Work</text:p>
      <text:p text:style-name="P14"/>
      <text:p text:style-name="P4">Papers</text:p>
      <text:p text:style-name="P4"/>
      <text:p text:style-name="P4">Future Research Suggestions</text:p>
      <text:p text:style-name="P28"/>
      <text:p text:style-name="P29">Works Cited</text:p>
      <text:section text:style-name="Sect1" text:name="ZOTERO_BIBL {&quot;uncited&quot;:[],&quot;omitted&quot;:[],&quot;custom&quot;:[]} CSL_BIBLIOGRAPHY RNDLHAXev6mG1">
        <text:p text:style-name="P30">[1]<text:tab/>P. Arellano, “10 Best Uses Of Cel-Shading In Gaming, Ranked,” CBR. Accessed: Sept. 25, 2025. [Online]. Available: https://www.cbr.com/gaming-best-cel-shading-ranked/</text:p>
        <text:p text:style-name="P30">[2]<text:tab/>“Apply filters to your post on Instagram | Instagram Help Center.” Accessed: Sept. 25, 2025. [Online]. Available: https://help.instagram.com/453965678013216</text:p>
        <text:p text:style-name="P30">[3]<text:tab/>J.-P. Lewis, “Texture synthesis for digital painting,” <text:span text:style-name="T79">SIGGRAPH Comput. Graph.</text:span>, vol. 18, no. 3, pp. 245–252, Jan. 1984, doi: 10.1145/964965.808605.</text:p>
        <text:p text:style-name="P30">[4]<text:tab/>A. Gagalowicz and S. De Ma, “Model driven synthesis of natural textures for 3-D scenes,” <text:span text:style-name="T79">Computers &amp; Graphics</text:span>, vol. 10, no. 2, pp. 161–170, Jan. 1986, doi: 10.1016/0097-8493(86)90042-7.</text:p>
        <text:p text:style-name="P30">[5]<text:tab/>A. A. Efros and T. K. Leung, “Texture synthesis by non-parametric sampling,” in <text:span text:style-name="T79">Proceedings of the Seventh IEEE International Conference on Computer Vision</text:span>, Sept. 1999, pp. 1033–1038 vol.2. doi: 10.1109/ICCV.1999.790383.</text:p>
        <text:p text:style-name="P30">[6]<text:tab/>L.-Y. Wei and M. Levoy, “Fast texture synthesis using tree-structured vector quantization,” in <text:span text:style-name="T79">Proceedings of the 27th annual conference on Computer graphics and interactive techniques <text:s/>- SIGGRAPH ’00</text:span>, Not Known: ACM Press, 2000, pp. 479–488. doi: 10.1145/344779.345009.</text:p>
        <text:p text:style-name="P30">[7]<text:tab/>J. Deng, W. Dong, R. Socher, L.-J. Li, K. Li, and L. Fei-Fei, “ImageNet: A large-scale hierarchical image database,” in <text:span text:style-name="T79">2009 IEEE Conference on Computer Vision and Pattern Recognition</text:span>, June 2009, pp. 248–255. doi: 10.1109/CVPR.2009.5206848.</text:p>
        <text:p text:style-name="P30">[8]<text:tab/>L. A. Gatys, A. S. Ecker, and M. Bethge, “Image Style Transfer Using Convolutional Neural Networks,” in <text:span text:style-name="T79">2016 IEEE Conference on Computer Vision and Pattern Recognition (CVPR)</text:span>, Las Vegas, NV, USA: IEEE, June 2016, pp. 2414–2423. doi: 10.1109/CVPR.2016.265.</text:p>
        <text:p text:style-name="P30">[9]<text:tab/>K. Simonyan and A. Zisserman, “Very Deep Convolutional Networks for Large-Scale Image Recognition,” Apr. 10, 2015, <text:span text:style-name="T79">arXiv</text:span>: arXiv:1409.1556. doi: 10.48550/arXiv.1409.1556.</text:p>
        <text:p text:style-name="P30">[10]<text:tab/>N. Liu, M. Rogers, H. Cui, W. Liu, X. Li, and P. Delmas, “Deep convolutional neural networks for regular texture recognition,” <text:span text:style-name="T79">PeerJ Computer Science</text:span>, Feb. 2022, doi: 10.7717/peerj-cs.869.</text:p>
        <text:p text:style-name="P30">[11]<text:tab/>X. Wei, B. Hu, T. Gao, J. Wang, and B. Deng, “Multi-scale convolutional neural network for texture recognition,” <text:span text:style-name="T79">Displays</text:span>, vol. 75, p. 102324, Dec. 2022, doi: 10.1016/j.displa.2022.102324.</text:p>
        <text:p text:style-name="P30">[12]<text:tab/>S. Ollivier, Y. Gousseau, and S. Lefebvre, “Multispectral Texture Synthesis Using RGB Convolutional Neural Networks,” <text:span text:style-name="T79">IEEE Transactions on Geoscience and Remote Sensing</text:span>, vol. 63, pp. 1–14, 2025, doi: 10.1109/TGRS.2025.3554931.</text:p>
        <text:p text:style-name="P30">[13]<text:tab/>H. Huang <text:span text:style-name="T79">et al.</text:span>, “Real-Time Neural Style Transfer for Videos,” in <text:span text:style-name="T79">2017 IEEE Conference on Computer Vision and Pattern Recognition (CVPR)</text:span>, July 2017, pp. 7044–7052. doi: 10.1109/CVPR.2017.745.</text:p>
        <text:p text:style-name="P30">[14]<text:tab/>O. Russakovsky <text:span text:style-name="T79">et al.</text:span>, “ImageNet Large Scale Visual Recognition Challenge,” <text:span text:style-name="T79">Int J Comput Vis</text:span>, vol. 115, no. 3, pp. 211–252, Dec. 2015, doi: 10.1007/s11263-015-0816-y.</text:p>
        <text:p text:style-name="P30">[15]<text:tab/>Y. Lin <text:span text:style-name="T79">et al.</text:span>, “Large-scale image classification: Fast feature extraction and SVM training,” in <text:span text:style-name="T79">CVPR 2011</text:span>, June 2011, pp. 1689–1696. doi: 10.1109/CVPR.2011.5995477.</text:p>
        <text:p text:style-name="P30">[16]<text:tab/>A. Krizhevsky, “One weird trick for parallelizing convolutional neural networks,” Apr. 26, 2014, <text:span text:style-name="T79">arXiv</text:span>: arXiv:1404.5997. doi: 10.48550/arXiv.1404.5997.</text:p>
        <text:p text:style-name="P30">[17]<text:tab/>G. Huang, Z. Liu, L. Van Der Maaten, and K. Q. Weinberger, “Densely Connected Convolutional Networks,” in <text:span text:style-name="T79">2017 IEEE Conference on Computer Vision and Pattern </text:span><text:soft-page-break/><text:span text:style-name="T79">Recognition (CVPR)</text:span>, Honolulu, HI: IEEE, July 2017, pp. 2261–2269. doi: 10.1109/CVPR.2017.243.</text:p>
        <text:p text:style-name="P30">[18]<text:tab/>C. Szegedy <text:span text:style-name="T79">et al.</text:span>, “Going deeper with convolutions,” in <text:span text:style-name="T79">2015 IEEE Conference on Computer Vision and Pattern Recognition (CVPR)</text:span>, June 2015, pp. 1–9. doi: 10.1109/CVPR.2015.7298594.</text:p>
        <text:p text:style-name="P30">[19]<text:tab/>K. He, X. Zhang, S. Ren, and J. Sun, “Deep Residual Learning for Image Recognition,” in <text:span text:style-name="T79">2016 IEEE Conference on Computer Vision and Pattern Recognition (CVPR)</text:span>, Las Vegas, NV, USA: IEEE, June 2016, pp. 770–778. doi: 10.1109/CVPR.2016.90.</text:p>
        <text:p text:style-name="P30">[20]<text:tab/>F. N. Iandola, S. Han, M. W. Moskewicz, K. Ashraf, W. J. Dally, and K. Keutzer, “SqueezeNet: AlexNet-level accuracy with 50x fewer parameters and &lt;0.5MB model size,” Nov. 04, 2016, <text:span text:style-name="T79">arXiv</text:span>: arXiv:1602.07360. doi: 10.48550/arXiv.1602.07360.</text:p>
        <text:p text:style-name="P30">[21]<text:tab/>L. Gatys, A. S. Ecker, and M. Bethge, “Texture Synthesis Using Convolutional Neural Networks”.</text:p>
        <text:p text:style-name="P30">[22]<text:tab/>J. Ansel <text:span text:style-name="T79">et al.</text:span>, “PyTorch 2: Faster Machine Learning Through Dynamic Python Bytecode Transformation and Graph Compilation,” in <text:span text:style-name="T79">Proceedings of the 29th ACM International Conference on Architectural Support for Programming Languages and Operating Systems, Volume 2</text:span>, La Jolla CA USA: ACM, Apr. 2024, pp. 929–947. doi: 10.1145/3620665.3640366.</text:p>
        <text:p text:style-name="P30">[23]<text:tab/><text:span text:style-name="T79">pyiqa: PyTorch Toolbox for Image Quality Assessment</text:span>. Python. Accessed: Sept. 04, 2025. [OS Independent]. Available: https://github.com/chaofengc/IQA-PyTorch</text:p>
        <text:p text:style-name="P30">[24]<text:tab/>“peak signal to noise ratio - an overview | ScienceDirect Topics.” Accessed: Aug. 13, 2025. [Online]. Available: https://www.sciencedirect.com/topics/computer-science/peak-signal-to-noise-ratio</text:p>
        <text:p text:style-name="P30">[25]<text:tab/>Z. Wang, A. C. Bovik, H. R. Sheikh, and E. P. Simoncelli, “Image quality assessment: from error visibility to structural similarity,” <text:span text:style-name="T79">IEEE Transactions on Image Processing</text:span>, vol. 13, no. 4, pp. 600–612, Apr. 2004, doi: 10.1109/TIP.2003.819861.</text:p>
        <text:p text:style-name="P30">[26]<text:tab/>Z. Wang and A. C. Bovik, “Mean squared error: Love it or leave it? A new look at Signal Fidelity Measures,” <text:span text:style-name="T79">IEEE Signal Processing Magazine</text:span>, vol. 26, no. 1, pp. 98–117, Jan. 2009, doi: 10.1109/MSP.2008.930649.</text:p>
        <text:p text:style-name="P30">[27]<text:tab/>L. Zhang, L. Zhang, X. Mou, and D. Zhang, “FSIM: A Feature Similarity Index for Image Quality Assessment,” <text:span text:style-name="T79">IEEE Transactions on Image Processing</text:span>, vol. 20, no. 8, pp. 2378–2386, Aug. 2011, doi: 10.1109/TIP.2011.2109730.</text:p>
        <text:p text:style-name="P30">[28]<text:tab/>R. Zhang, P. Isola, A. A. Efros, E. Shechtman, and O. Wang, “The Unreasonable Effectiveness of Deep Features as a Perceptual Metric,” Apr. 10, 2018, <text:span text:style-name="T79">arXiv</text:span>: arXiv:1801.03924. doi: 10.48550/arXiv.1801.03924.</text:p>
        <text:p text:style-name="P30">[29]<text:tab/>A. Mittal, A. K. Moorthy, and A. C. Bovik, “No-Reference Image Quality Assessment in the Spatial Domain,” <text:span text:style-name="T79">IEEE Transactions on Image Processing</text:span>, vol. 21, no. 12, pp. 4695–4708, Dec. 2012, doi: 10.1109/TIP.2012.2214050.</text:p>
        <text:p text:style-name="P30">[30]<text:tab/>A. Mittal, R. Soundararajan, and A. C. Bovik, “Making a ‘Completely Blind’ Image Quality Analyzer,” <text:span text:style-name="T79">IEEE Signal Processing Letters</text:span>, vol. 20, no. 3, pp. 209–212, Mar. 2013, doi: 10.1109/LSP.2012.2227726.</text:p>
      </text:section>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ibliography_20_1" style:display-name="Bibliography 1" style:family="paragraph" style:parent-style-name="Index" style:class="index">
      <style:paragraph-properties fo:margin-left="0.2665in" fo:margin-top="0in" fo:margin-bottom="0in" style:contextual-spacing="false" style:line-height-at-least="0.1665in" fo:text-indent="-0.2665in" style:auto-text-indent="false">
        <style:tab-stops>
          <style:tab-stop style:position="0.2665in"/>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3T13:32:47.255762030</meta:creation-date>
    <dc:date>2025-10-25T12:05:43.185129884</dc:date>
    <meta:editing-duration>P1DT22H43S</meta:editing-duration>
    <meta:editing-cycles>42</meta:editing-cycles>
    <meta:generator>LibreOffice/25.2.6.2$Linux_X86_64 LibreOffice_project/520$Build-2</meta:generator>
    <meta:document-statistic meta:table-count="0" meta:image-count="0" meta:object-count="0" meta:page-count="7" meta:paragraph-count="76" meta:word-count="3637" meta:character-count="23247" meta:non-whitespace-character-count="19673"/>
    <meta:user-defined meta:name="ZOTERO_PREF_1">&lt;data data-version="3" zotero-version="7.0.27"&gt;&lt;session id="AeCa8ylj"/&gt;&lt;style id="http://www.zotero.org/styles/ieee" locale="en-US" hasBibliography="1" bibliographyStyleHasBeenSet="1"/&gt;&lt;prefs&gt;&lt;pref name="fieldType" value="ReferenceMark"/&gt;&lt;/prefs&gt;&lt;/data&gt;</meta:user-defined>
  </office:meta>
</office:document-meta>
</file>